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 Unicode MS" svg:font-family="'Arial Unicode MS'" style:font-family-generic="swiss" style:font-pitch="variable"/>
    <style:font-face style:name="Arial1" svg:font-family="Arial" style:font-family-generic="swiss" style:font-pitch="variable"/>
    <style:font-face style:name="Century Gothic" svg:font-family="'Century Gothic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pranq eco sans" svg:font-family="'Spranq eco sans', 'Arial Unicode MS'" style:font-family-generic="swiss" style:font-pitch="variable"/>
    <style:font-face style:name="StarSymbol" svg:font-family="StarSymbol, 'Arial Unicode MS'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  <style:font-face style:name="arial" svg:font-family="arial" style:font-family-generic="swiss"/>
  </office:font-face-decls>
  <office:automatic-styles>
    <style:style style:name="Tabela1" style:family="table">
      <style:table-properties style:width="18.02cm" fo:margin-left="0.083cm" table:align="left" style:writing-mode="lr-tb"/>
    </style:style>
    <style:style style:name="Tabela1.A" style:family="table-column">
      <style:table-column-properties style:column-width="2.598cm"/>
    </style:style>
    <style:style style:name="Tabela1.B" style:family="table-column">
      <style:table-column-properties style:column-width="1.6cm"/>
    </style:style>
    <style:style style:name="Tabela1.C" style:family="table-column">
      <style:table-column-properties style:column-width="5.35cm"/>
    </style:style>
    <style:style style:name="Tabela1.D" style:family="table-column">
      <style:table-column-properties style:column-width="2.75cm"/>
    </style:style>
    <style:style style:name="Tabela1.E" style:family="table-column">
      <style:table-column-properties style:column-width="3.366cm"/>
    </style:style>
    <style:style style:name="Tabela1.F" style:family="table-column">
      <style:table-column-properties style:column-width="2.357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middle" fo:background-color="#e6e6e6" fo:padding-left="0.101cm" fo:padding-right="0.101cm" fo:padding-top="0cm" fo:padding-bottom="0cm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Tabela1.F1" style:family="table-cell">
      <style:table-cell-properties style:vertical-align="middle" fo:background-color="#e6e6e6" fo:padding-left="0.101cm" fo:padding-right="0.101cm" fo:padding-top="0cm" fo:padding-bottom="0cm" fo:border="0.1pt solid #000000" style:writing-mode="lr-tb">
        <style:background-image/>
      </style:table-cell-properties>
    </style:style>
    <style:style style:name="Tabela1.A2" style:family="table-cell">
      <style:table-cell-properties style:vertical-align="middle" fo:padding-left="0.101cm" fo:padding-right="0.101cm" fo:padding-top="0cm" fo:padding-bottom="0cm" fo:border-left="0.1pt solid #000000" fo:border-right="none" fo:border-top="0.1pt solid #000000" fo:border-bottom="0.1pt solid #000000" style:writing-mode="lr-tb"/>
    </style:style>
    <style:style style:name="Tabela1.B2" style:family="table-cell">
      <style:table-cell-properties style:vertical-align="middle" fo:padding-left="0.101cm" fo:padding-right="0.101cm" fo:padding-top="0cm" fo:padding-bottom="0cm" fo:border-left="0.1pt solid #000000" fo:border-right="none" fo:border-top="0.1pt solid #000000" fo:border-bottom="0.1pt solid #000000" style:writing-mode="lr-tb"/>
    </style:style>
    <style:style style:name="Tabela1.C2" style:family="table-cell">
      <style:table-cell-properties style:vertical-align="middle" fo:padding-left="0.101cm" fo:padding-right="0.101cm" fo:padding-top="0cm" fo:padding-bottom="0cm" fo:border-left="0.1pt solid #000000" fo:border-right="none" fo:border-top="0.1pt solid #000000" fo:border-bottom="0.1pt solid #000000" style:writing-mode="lr-tb"/>
    </style:style>
    <style:style style:name="Tabela1.D2" style:family="table-cell">
      <style:table-cell-properties style:vertical-align="middle" fo:padding-left="0.101cm" fo:padding-right="0.101cm" fo:padding-top="0cm" fo:padding-bottom="0cm" fo:border-left="0.1pt solid #000000" fo:border-right="none" fo:border-top="0.1pt solid #000000" fo:border-bottom="0.1pt solid #000000" style:writing-mode="lr-tb"/>
    </style:style>
    <style:style style:name="Tabela1.E2" style:family="table-cell">
      <style:table-cell-properties style:vertical-align="middle" fo:padding-left="0.101cm" fo:padding-right="0.101cm" fo:padding-top="0cm" fo:padding-bottom="0cm" fo:border-left="0.1pt solid #000000" fo:border-right="none" fo:border-top="0.1pt solid #000000" fo:border-bottom="0.1pt solid #000000" style:writing-mode="lr-tb"/>
    </style:style>
    <style:style style:name="Tabela1.F2" style:family="table-cell">
      <style:table-cell-properties style:vertical-align="middle" fo:padding-left="0.101cm" fo:padding-right="0.101cm" fo:padding-top="0cm" fo:padding-bottom="0cm" fo:border="0.1pt solid #000000" style:writing-mode="lr-tb"/>
    </style:style>
    <style:style style:name="Tabela1.A3" style:family="table-cell">
      <style:table-cell-properties style:vertical-align="middle" fo:padding-left="0.101cm" fo:padding-right="0.101cm" fo:padding-top="0cm" fo:padding-bottom="0cm" fo:border-left="0.1pt solid #000000" fo:border-right="none" fo:border-top="0.1pt solid #000000" fo:border-bottom="0.1pt solid #000000" style:writing-mode="lr-tb"/>
    </style:style>
    <style:style style:name="Tabela1.B3" style:family="table-cell">
      <style:table-cell-properties style:vertical-align="middle" fo:padding-left="0.101cm" fo:padding-right="0.101cm" fo:padding-top="0cm" fo:padding-bottom="0cm" fo:border-left="0.1pt solid #000000" fo:border-right="none" fo:border-top="0.1pt solid #000000" fo:border-bottom="0.1pt solid #000000" style:writing-mode="lr-tb"/>
    </style:style>
    <style:style style:name="Tabela1.C3" style:family="table-cell">
      <style:table-cell-properties style:vertical-align="middle" fo:padding-left="0.101cm" fo:padding-right="0.101cm" fo:padding-top="0cm" fo:padding-bottom="0cm" fo:border-left="0.1pt solid #000000" fo:border-right="none" fo:border-top="0.1pt solid #000000" fo:border-bottom="0.1pt solid #000000" style:writing-mode="lr-tb"/>
    </style:style>
    <style:style style:name="Tabela1.D3" style:family="table-cell">
      <style:table-cell-properties style:vertical-align="middle" fo:padding-left="0.101cm" fo:padding-right="0.101cm" fo:padding-top="0cm" fo:padding-bottom="0cm" fo:border-left="0.1pt solid #000000" fo:border-right="none" fo:border-top="0.1pt solid #000000" fo:border-bottom="0.1pt solid #000000" style:writing-mode="lr-tb"/>
    </style:style>
    <style:style style:name="Tabela1.E3" style:family="table-cell">
      <style:table-cell-properties style:vertical-align="middle" fo:padding-left="0.101cm" fo:padding-right="0.101cm" fo:padding-top="0cm" fo:padding-bottom="0cm" fo:border-left="0.1pt solid #000000" fo:border-right="none" fo:border-top="0.1pt solid #000000" fo:border-bottom="0.1pt solid #000000" style:writing-mode="lr-tb"/>
    </style:style>
    <style:style style:name="Tabela1.F3" style:family="table-cell">
      <style:table-cell-properties style:vertical-align="middle" fo:padding-left="0.101cm" fo:padding-right="0.101cm" fo:padding-top="0cm" fo:padding-bottom="0cm" fo:border="0.1pt solid #000000" style:writing-mode="lr-tb"/>
    </style:style>
    <style:style style:name="Tabela1.A4" style:family="table-cell">
      <style:table-cell-properties style:vertical-align="middle" fo:padding-left="0.101cm" fo:padding-right="0.101cm" fo:padding-top="0cm" fo:padding-bottom="0cm" fo:border-left="0.1pt solid #000000" fo:border-right="none" fo:border-top="0.1pt solid #000000" fo:border-bottom="0.1pt solid #000000" style:writing-mode="lr-tb"/>
    </style:style>
    <style:style style:name="Tabela1.B4" style:family="table-cell">
      <style:table-cell-properties style:vertical-align="middle" fo:padding-left="0.101cm" fo:padding-right="0.101cm" fo:padding-top="0cm" fo:padding-bottom="0cm" fo:border-left="0.1pt solid #000000" fo:border-right="none" fo:border-top="0.1pt solid #000000" fo:border-bottom="0.1pt solid #000000" style:writing-mode="lr-tb"/>
    </style:style>
    <style:style style:name="Tabela1.C4" style:family="table-cell">
      <style:table-cell-properties style:vertical-align="middle" fo:padding-left="0.101cm" fo:padding-right="0.101cm" fo:padding-top="0cm" fo:padding-bottom="0cm" fo:border-left="0.1pt solid #000000" fo:border-right="none" fo:border-top="0.1pt solid #000000" fo:border-bottom="0.1pt solid #000000" style:writing-mode="lr-tb"/>
    </style:style>
    <style:style style:name="Tabela1.D4" style:family="table-cell">
      <style:table-cell-properties style:vertical-align="middle" fo:padding-left="0.101cm" fo:padding-right="0.101cm" fo:padding-top="0cm" fo:padding-bottom="0cm" fo:border-left="0.1pt solid #000000" fo:border-right="none" fo:border-top="0.1pt solid #000000" fo:border-bottom="0.1pt solid #000000" style:writing-mode="lr-tb"/>
    </style:style>
    <style:style style:name="Tabela1.E4" style:family="table-cell">
      <style:table-cell-properties style:vertical-align="middle" fo:padding-left="0.101cm" fo:padding-right="0.101cm" fo:padding-top="0cm" fo:padding-bottom="0cm" fo:border-left="0.1pt solid #000000" fo:border-right="none" fo:border-top="0.1pt solid #000000" fo:border-bottom="0.1pt solid #000000" style:writing-mode="lr-tb"/>
    </style:style>
    <style:style style:name="Tabela1.F4" style:family="table-cell">
      <style:table-cell-properties style:vertical-align="middle" fo:padding-left="0.101cm" fo:padding-right="0.101cm" fo:padding-top="0cm" fo:padding-bottom="0cm" fo:border="0.1pt solid #000000" style:writing-mode="lr-tb"/>
    </style:style>
    <style:style style:name="Tabela1.A5" style:family="table-cell">
      <style:table-cell-properties style:vertical-align="middle" fo:padding-left="0.101cm" fo:padding-right="0.101cm" fo:padding-top="0cm" fo:padding-bottom="0cm" fo:border-left="0.1pt solid #000000" fo:border-right="none" fo:border-top="0.1pt solid #000000" fo:border-bottom="0.1pt solid #000000" style:writing-mode="lr-tb"/>
    </style:style>
    <style:style style:name="Tabela1.B5" style:family="table-cell">
      <style:table-cell-properties style:vertical-align="middle" fo:padding-left="0.101cm" fo:padding-right="0.101cm" fo:padding-top="0cm" fo:padding-bottom="0cm" fo:border-left="0.1pt solid #000000" fo:border-right="none" fo:border-top="0.1pt solid #000000" fo:border-bottom="0.1pt solid #000000" style:writing-mode="lr-tb"/>
    </style:style>
    <style:style style:name="Tabela1.C5" style:family="table-cell">
      <style:table-cell-properties style:vertical-align="middle" fo:padding-left="0.101cm" fo:padding-right="0.101cm" fo:padding-top="0cm" fo:padding-bottom="0cm" fo:border-left="0.1pt solid #000000" fo:border-right="none" fo:border-top="0.1pt solid #000000" fo:border-bottom="0.1pt solid #000000" style:writing-mode="lr-tb"/>
    </style:style>
    <style:style style:name="Tabela1.D5" style:family="table-cell">
      <style:table-cell-properties style:vertical-align="middle" fo:padding-left="0.101cm" fo:padding-right="0.101cm" fo:padding-top="0cm" fo:padding-bottom="0cm" fo:border-left="0.1pt solid #000000" fo:border-right="none" fo:border-top="0.1pt solid #000000" fo:border-bottom="0.1pt solid #000000" style:writing-mode="lr-tb"/>
    </style:style>
    <style:style style:name="Tabela1.E5" style:family="table-cell">
      <style:table-cell-properties style:vertical-align="middle" fo:padding-left="0.101cm" fo:padding-right="0.101cm" fo:padding-top="0cm" fo:padding-bottom="0cm" fo:border-left="0.1pt solid #000000" fo:border-right="none" fo:border-top="0.1pt solid #000000" fo:border-bottom="0.1pt solid #000000" style:writing-mode="lr-tb"/>
    </style:style>
    <style:style style:name="Tabela1.F5" style:family="table-cell">
      <style:table-cell-properties style:vertical-align="middle" fo:padding-left="0.101cm" fo:padding-right="0.101cm" fo:padding-top="0cm" fo:padding-bottom="0cm" fo:border="0.1pt solid #000000" style:writing-mode="lr-tb"/>
    </style:style>
    <style:style style:name="Tabela1.A6" style:family="table-cell">
      <style:table-cell-properties style:vertical-align="middle" fo:padding-left="0.101cm" fo:padding-right="0.101cm" fo:padding-top="0cm" fo:padding-bottom="0cm" fo:border-left="0.1pt solid #000000" fo:border-right="none" fo:border-top="0.1pt solid #000000" fo:border-bottom="0.1pt solid #000000" style:writing-mode="lr-tb"/>
    </style:style>
    <style:style style:name="Tabela1.B6" style:family="table-cell">
      <style:table-cell-properties style:vertical-align="middle" fo:padding-left="0.101cm" fo:padding-right="0.101cm" fo:padding-top="0cm" fo:padding-bottom="0cm" fo:border-left="0.1pt solid #000000" fo:border-right="none" fo:border-top="0.1pt solid #000000" fo:border-bottom="0.1pt solid #000000" style:writing-mode="lr-tb"/>
    </style:style>
    <style:style style:name="Tabela1.C6" style:family="table-cell">
      <style:table-cell-properties style:vertical-align="middle" fo:padding-left="0.101cm" fo:padding-right="0.101cm" fo:padding-top="0cm" fo:padding-bottom="0cm" fo:border-left="0.1pt solid #000000" fo:border-right="none" fo:border-top="0.1pt solid #000000" fo:border-bottom="0.1pt solid #000000" style:writing-mode="lr-tb"/>
    </style:style>
    <style:style style:name="Tabela1.D6" style:family="table-cell">
      <style:table-cell-properties style:vertical-align="middle" fo:padding-left="0.101cm" fo:padding-right="0.101cm" fo:padding-top="0cm" fo:padding-bottom="0cm" fo:border-left="0.1pt solid #000000" fo:border-right="none" fo:border-top="0.1pt solid #000000" fo:border-bottom="0.1pt solid #000000" style:writing-mode="lr-tb"/>
    </style:style>
    <style:style style:name="Tabela1.E6" style:family="table-cell">
      <style:table-cell-properties style:vertical-align="middle" fo:padding-left="0.101cm" fo:padding-right="0.101cm" fo:padding-top="0cm" fo:padding-bottom="0cm" fo:border-left="0.1pt solid #000000" fo:border-right="none" fo:border-top="0.1pt solid #000000" fo:border-bottom="0.1pt solid #000000" style:writing-mode="lr-tb"/>
    </style:style>
    <style:style style:name="Tabela1.F6" style:family="table-cell">
      <style:table-cell-properties style:vertical-align="middle" fo:padding-left="0.101cm" fo:padding-right="0.101cm" fo:padding-top="0cm" fo:padding-bottom="0cm" fo:border="0.1pt solid #000000" style:writing-mode="lr-tb"/>
    </style:style>
    <style:style style:name="Tabela1.A7" style:family="table-cell">
      <style:table-cell-properties style:vertical-align="middle" fo:padding-left="0.101cm" fo:padding-right="0.101cm" fo:padding-top="0cm" fo:padding-bottom="0cm" fo:border-left="0.1pt solid #000000" fo:border-right="none" fo:border-top="0.1pt solid #000000" fo:border-bottom="0.1pt solid #000000" style:writing-mode="lr-tb"/>
    </style:style>
    <style:style style:name="Tabela1.B7" style:family="table-cell">
      <style:table-cell-properties style:vertical-align="middle" fo:padding-left="0.101cm" fo:padding-right="0.101cm" fo:padding-top="0cm" fo:padding-bottom="0cm" fo:border-left="0.1pt solid #000000" fo:border-right="none" fo:border-top="0.1pt solid #000000" fo:border-bottom="0.1pt solid #000000" style:writing-mode="lr-tb"/>
    </style:style>
    <style:style style:name="Tabela1.C7" style:family="table-cell">
      <style:table-cell-properties style:vertical-align="middle" fo:padding-left="0.101cm" fo:padding-right="0.101cm" fo:padding-top="0cm" fo:padding-bottom="0cm" fo:border-left="0.1pt solid #000000" fo:border-right="none" fo:border-top="0.1pt solid #000000" fo:border-bottom="0.1pt solid #000000" style:writing-mode="lr-tb"/>
    </style:style>
    <style:style style:name="Tabela1.D7" style:family="table-cell">
      <style:table-cell-properties style:vertical-align="middle" fo:padding-left="0.101cm" fo:padding-right="0.101cm" fo:padding-top="0cm" fo:padding-bottom="0cm" fo:border-left="0.1pt solid #000000" fo:border-right="none" fo:border-top="0.1pt solid #000000" fo:border-bottom="0.1pt solid #000000" style:writing-mode="lr-tb"/>
    </style:style>
    <style:style style:name="Tabela1.E7" style:family="table-cell">
      <style:table-cell-properties style:vertical-align="middle" fo:padding-left="0.101cm" fo:padding-right="0.101cm" fo:padding-top="0cm" fo:padding-bottom="0cm" fo:border-left="0.1pt solid #000000" fo:border-right="none" fo:border-top="0.1pt solid #000000" fo:border-bottom="0.1pt solid #000000" style:writing-mode="lr-tb"/>
    </style:style>
    <style:style style:name="Tabela1.F7" style:family="table-cell">
      <style:table-cell-properties style:vertical-align="middle" fo:padding-left="0.101cm" fo:padding-right="0.101cm" fo:padding-top="0cm" fo:padding-bottom="0cm" fo:border="0.1pt solid #000000" style:writing-mode="lr-tb"/>
    </style:style>
    <style:style style:name="Tabela1.A8" style:family="table-cell">
      <style:table-cell-properties style:vertical-align="middle" fo:padding-left="0.101cm" fo:padding-right="0.101cm" fo:padding-top="0cm" fo:padding-bottom="0cm" fo:border-left="0.1pt solid #000000" fo:border-right="none" fo:border-top="0.1pt solid #000000" fo:border-bottom="0.1pt solid #000000" style:writing-mode="lr-tb"/>
    </style:style>
    <style:style style:name="Tabela1.B8" style:family="table-cell">
      <style:table-cell-properties style:vertical-align="middle" fo:padding-left="0.101cm" fo:padding-right="0.101cm" fo:padding-top="0cm" fo:padding-bottom="0cm" fo:border-left="0.1pt solid #000000" fo:border-right="none" fo:border-top="0.1pt solid #000000" fo:border-bottom="0.1pt solid #000000" style:writing-mode="lr-tb"/>
    </style:style>
    <style:style style:name="Tabela1.C8" style:family="table-cell">
      <style:table-cell-properties style:vertical-align="middle" fo:padding-left="0.101cm" fo:padding-right="0.101cm" fo:padding-top="0cm" fo:padding-bottom="0cm" fo:border-left="0.1pt solid #000000" fo:border-right="none" fo:border-top="0.1pt solid #000000" fo:border-bottom="0.1pt solid #000000" style:writing-mode="lr-tb"/>
    </style:style>
    <style:style style:name="Tabela1.D8" style:family="table-cell">
      <style:table-cell-properties style:vertical-align="middle" fo:padding-left="0.101cm" fo:padding-right="0.101cm" fo:padding-top="0cm" fo:padding-bottom="0cm" fo:border-left="0.1pt solid #000000" fo:border-right="none" fo:border-top="0.1pt solid #000000" fo:border-bottom="0.1pt solid #000000" style:writing-mode="lr-tb"/>
    </style:style>
    <style:style style:name="Tabela1.E8" style:family="table-cell">
      <style:table-cell-properties style:vertical-align="middle" fo:padding-left="0.101cm" fo:padding-right="0.101cm" fo:padding-top="0cm" fo:padding-bottom="0cm" fo:border-left="0.1pt solid #000000" fo:border-right="none" fo:border-top="0.1pt solid #000000" fo:border-bottom="0.1pt solid #000000" style:writing-mode="lr-tb"/>
    </style:style>
    <style:style style:name="Tabela1.F8" style:family="table-cell">
      <style:table-cell-properties style:vertical-align="middle" fo:padding-left="0.101cm" fo:padding-right="0.101cm" fo:padding-top="0cm" fo:padding-bottom="0cm" fo:border="0.1pt solid #000000" style:writing-mode="lr-tb"/>
    </style:style>
    <style:style style:name="Tabela1.A9" style:family="table-cell">
      <style:table-cell-properties style:vertical-align="middle" fo:padding-left="0.101cm" fo:padding-right="0.101cm" fo:padding-top="0cm" fo:padding-bottom="0cm" fo:border-left="0.1pt solid #000000" fo:border-right="none" fo:border-top="0.1pt solid #000000" fo:border-bottom="0.1pt solid #000000" style:writing-mode="lr-tb"/>
    </style:style>
    <style:style style:name="Tabela1.B9" style:family="table-cell">
      <style:table-cell-properties style:vertical-align="middle" fo:padding-left="0.101cm" fo:padding-right="0.101cm" fo:padding-top="0cm" fo:padding-bottom="0cm" fo:border-left="0.1pt solid #000000" fo:border-right="none" fo:border-top="0.1pt solid #000000" fo:border-bottom="0.1pt solid #000000" style:writing-mode="lr-tb"/>
    </style:style>
    <style:style style:name="Tabela1.C9" style:family="table-cell">
      <style:table-cell-properties style:vertical-align="middle" fo:padding-left="0.101cm" fo:padding-right="0.101cm" fo:padding-top="0cm" fo:padding-bottom="0cm" fo:border-left="0.1pt solid #000000" fo:border-right="none" fo:border-top="0.1pt solid #000000" fo:border-bottom="0.1pt solid #000000" style:writing-mode="lr-tb"/>
    </style:style>
    <style:style style:name="Tabela1.D9" style:family="table-cell">
      <style:table-cell-properties style:vertical-align="middle" fo:padding-left="0.101cm" fo:padding-right="0.101cm" fo:padding-top="0cm" fo:padding-bottom="0cm" fo:border-left="0.1pt solid #000000" fo:border-right="none" fo:border-top="0.1pt solid #000000" fo:border-bottom="0.1pt solid #000000" style:writing-mode="lr-tb"/>
    </style:style>
    <style:style style:name="Tabela1.E9" style:family="table-cell">
      <style:table-cell-properties style:vertical-align="middle" fo:padding-left="0.101cm" fo:padding-right="0.101cm" fo:padding-top="0cm" fo:padding-bottom="0cm" fo:border-left="0.1pt solid #000000" fo:border-right="none" fo:border-top="0.1pt solid #000000" fo:border-bottom="0.1pt solid #000000" style:writing-mode="lr-tb"/>
    </style:style>
    <style:style style:name="Tabela1.F9" style:family="table-cell">
      <style:table-cell-properties style:vertical-align="middle" fo:padding-left="0.101cm" fo:padding-right="0.101cm" fo:padding-top="0cm" fo:padding-bottom="0cm" fo:border="0.1pt solid #000000" style:writing-mode="lr-tb"/>
    </style:style>
    <style:style style:name="Tabela2" style:family="table">
      <style:table-properties style:width="14.961cm" fo:margin-left="0.076cm" table:align="left" style:writing-mode="lr-tb"/>
    </style:style>
    <style:style style:name="Tabela2.A" style:family="table-column">
      <style:table-column-properties style:column-width="5.189cm"/>
    </style:style>
    <style:style style:name="Tabela2.B" style:family="table-column">
      <style:table-column-properties style:column-width="9.772cm"/>
    </style:style>
    <style:style style:name="Tabela2.1" style:family="table-row">
      <style:table-row-properties style:min-row-height="0.67cm" fo:keep-together="auto"/>
    </style:style>
    <style:style style:name="Tabela2.A1" style:family="table-cell">
      <style:table-cell-properties style:vertical-align="middle" fo:background-color="#e5e5e5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2.B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ela2.B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ela2.B3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ela2.B4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ela3" style:family="table">
      <style:table-properties style:width="15.108cm" table:align="left" style:writing-mode="lr-tb"/>
    </style:style>
    <style:style style:name="Tabela3.A" style:family="table-column">
      <style:table-column-properties style:column-width="5.263cm"/>
    </style:style>
    <style:style style:name="Tabela3.B" style:family="table-column">
      <style:table-column-properties style:column-width="9.844cm"/>
    </style:style>
    <style:style style:name="Tabela3.1" style:family="table-row">
      <style:table-row-properties style:min-row-height="0.67cm" fo:keep-together="auto"/>
    </style:style>
    <style:style style:name="Tabela3.A1" style:family="table-cell">
      <style:table-cell-properties style:vertical-align="middle" fo:background-color="#e5e5e5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3.B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ela3.B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ela3.B3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ela3.B4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ela4" style:family="table">
      <style:table-properties style:width="13.372cm" fo:margin-left="1.374cm" table:align="left" style:writing-mode="lr-tb"/>
    </style:style>
    <style:style style:name="Tabela4.A" style:family="table-column">
      <style:table-column-properties style:column-width="5.001cm"/>
    </style:style>
    <style:style style:name="Tabela4.B" style:family="table-column">
      <style:table-column-properties style:column-width="8.371cm"/>
    </style:style>
    <style:style style:name="Tabela4.1" style:family="table-row">
      <style:table-row-properties style:min-row-height="0.67cm" fo:keep-together="auto"/>
    </style:style>
    <style:style style:name="Tabela4.A1" style:family="table-cell">
      <style:table-cell-properties style:vertical-align="middle" fo:background-color="#e0e0e0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4.B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ela4.B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ela4.B3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ela4.B4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ela5" style:family="table">
      <style:table-properties style:width="16.099cm" table:align="left" style:writing-mode="lr-tb"/>
    </style:style>
    <style:style style:name="Tabela5.A" style:family="table-column">
      <style:table-column-properties style:column-width="1.397cm"/>
    </style:style>
    <style:style style:name="Tabela5.B" style:family="table-column">
      <style:table-column-properties style:column-width="11.737cm"/>
    </style:style>
    <style:style style:name="Tabela5.C" style:family="table-column">
      <style:table-column-properties style:column-width="2.965cm"/>
    </style:style>
    <style:style style:name="Tabela5.1" style:family="table-row">
      <style:table-row-properties fo:keep-together="auto"/>
    </style:style>
    <style:style style:name="Tabela5.A1" style:family="table-cell">
      <style:table-cell-properties style:vertical-align="top" fo:background-color="#e5e5e5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5.C1" style:family="table-cell">
      <style:table-cell-properties style:vertical-align="middle" fo:background-color="#e5e5e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ela5.A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5.C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a5.A3" style:family="table-cell">
      <style:table-cell-properties style:vertical-align="top" fo:background-color="#e5e5e5" fo:padding-left="0.123cm" fo:padding-right="0.123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ela5.B3" style:family="table-cell">
      <style:table-cell-properties style:vertical-align="top" fo:background-color="#e5e5e5" fo:padding-left="0.123cm" fo:padding-right="0.123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a5.A4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5.B4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a5.A5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5.B5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a5.A6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5.B6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a5.A7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5.B7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a5.A8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5.B8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a5.A9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5.B9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a5.A10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5.B10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a5.A11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5.B11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a5.A1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5.B1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a5.A13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5.B13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a5.A14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5.B14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a5.A15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5.B15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a5.A16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5.B16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a5.A17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5.B17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a7" style:family="table">
      <style:table-properties style:width="13.372cm" fo:margin-left="1.374cm" table:align="left" style:may-break-between-rows="true" style:writing-mode="lr-tb"/>
    </style:style>
    <style:style style:name="Tabela7.A" style:family="table-column">
      <style:table-column-properties style:column-width="5.001cm"/>
    </style:style>
    <style:style style:name="Tabela7.B" style:family="table-column">
      <style:table-column-properties style:column-width="8.371cm"/>
    </style:style>
    <style:style style:name="Tabela7.1" style:family="table-row">
      <style:table-row-properties style:min-row-height="0.67cm" fo:keep-together="auto"/>
    </style:style>
    <style:style style:name="Tabela7.A1" style:family="table-cell">
      <style:table-cell-properties style:vertical-align="middle" fo:background-color="#e0e0e0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7.B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ela7.B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ela7.B3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ela7.B4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ela8" style:family="table">
      <style:table-properties style:width="13.372cm" fo:margin-left="1.374cm" table:align="left" style:writing-mode="lr-tb"/>
    </style:style>
    <style:style style:name="Tabela8.A" style:family="table-column">
      <style:table-column-properties style:column-width="5.001cm"/>
    </style:style>
    <style:style style:name="Tabela8.B" style:family="table-column">
      <style:table-column-properties style:column-width="8.371cm"/>
    </style:style>
    <style:style style:name="Tabela8.1" style:family="table-row">
      <style:table-row-properties style:min-row-height="0.67cm" fo:keep-together="auto"/>
    </style:style>
    <style:style style:name="Tabela8.A1" style:family="table-cell">
      <style:table-cell-properties style:vertical-align="middle" fo:background-color="#e0e0e0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8.B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ela8.B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ela8.B3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ela8.B4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ela9" style:family="table">
      <style:table-properties style:width="16.099cm" table:align="left" style:writing-mode="lr-tb"/>
    </style:style>
    <style:style style:name="Tabela9.A" style:family="table-column">
      <style:table-column-properties style:column-width="1.397cm"/>
    </style:style>
    <style:style style:name="Tabela9.B" style:family="table-column">
      <style:table-column-properties style:column-width="11.737cm"/>
    </style:style>
    <style:style style:name="Tabela9.C" style:family="table-column">
      <style:table-column-properties style:column-width="2.965cm"/>
    </style:style>
    <style:style style:name="Tabela9.1" style:family="table-row">
      <style:table-row-properties fo:keep-together="auto"/>
    </style:style>
    <style:style style:name="Tabela9.A1" style:family="table-cell">
      <style:table-cell-properties style:vertical-align="top" fo:background-color="#e5e5e5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9.C1" style:family="table-cell">
      <style:table-cell-properties style:vertical-align="middle" fo:background-color="#e5e5e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ela9.A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9.C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a9.A3" style:family="table-cell">
      <style:table-cell-properties style:vertical-align="top" fo:background-color="#e5e5e5" fo:padding-left="0.123cm" fo:padding-right="0.123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ela9.B3" style:family="table-cell">
      <style:table-cell-properties style:vertical-align="top" fo:background-color="#e5e5e5" fo:padding-left="0.123cm" fo:padding-right="0.123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a9.A4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9.B4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a9.A5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9.B5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a9.A6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9.B6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a9.A7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9.B7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a9.A8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9.B8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a9.A9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9.B9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a9.A10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9.B10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a9.A11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9.B11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a9.A1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9.B1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a9.A13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9.B13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a9.A14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9.B14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a9.A15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9.B15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a10" style:family="table">
      <style:table-properties style:width="16.099cm" table:align="left" style:writing-mode="lr-tb"/>
    </style:style>
    <style:style style:name="Tabela10.A" style:family="table-column">
      <style:table-column-properties style:column-width="1.397cm"/>
    </style:style>
    <style:style style:name="Tabela10.B" style:family="table-column">
      <style:table-column-properties style:column-width="11.737cm"/>
    </style:style>
    <style:style style:name="Tabela10.C" style:family="table-column">
      <style:table-column-properties style:column-width="2.965cm"/>
    </style:style>
    <style:style style:name="Tabela10.1" style:family="table-row">
      <style:table-row-properties fo:keep-together="auto"/>
    </style:style>
    <style:style style:name="Tabela10.A1" style:family="table-cell">
      <style:table-cell-properties style:vertical-align="top" fo:background-color="#e5e5e5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10.C1" style:family="table-cell">
      <style:table-cell-properties style:vertical-align="middle" fo:background-color="#e5e5e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ela10.A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10.C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a10.A3" style:family="table-cell">
      <style:table-cell-properties style:vertical-align="top" fo:background-color="#e5e5e5" fo:padding-left="0.123cm" fo:padding-right="0.123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ela10.B3" style:family="table-cell">
      <style:table-cell-properties style:vertical-align="top" fo:background-color="#e5e5e5" fo:padding-left="0.123cm" fo:padding-right="0.123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a10.A4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10.B4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a10.A5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10.B5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a10.A6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10.B6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a10.A7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10.B7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a10.A8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10.B8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a10.A9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10.B9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a10.A10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10.B10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a10.A11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10.B11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a10.A1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10.B1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a10.A13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10.B13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a10.A14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10.B14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a10.A15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10.B15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a11" style:family="table">
      <style:table-properties style:width="16.099cm" table:align="left" style:writing-mode="lr-tb"/>
    </style:style>
    <style:style style:name="Tabela11.A" style:family="table-column">
      <style:table-column-properties style:column-width="1.397cm"/>
    </style:style>
    <style:style style:name="Tabela11.B" style:family="table-column">
      <style:table-column-properties style:column-width="11.737cm"/>
    </style:style>
    <style:style style:name="Tabela11.C" style:family="table-column">
      <style:table-column-properties style:column-width="2.965cm"/>
    </style:style>
    <style:style style:name="Tabela11.1" style:family="table-row">
      <style:table-row-properties fo:keep-together="auto"/>
    </style:style>
    <style:style style:name="Tabela11.A1" style:family="table-cell">
      <style:table-cell-properties style:vertical-align="top" fo:background-color="#e5e5e5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11.C1" style:family="table-cell">
      <style:table-cell-properties style:vertical-align="middle" fo:background-color="#e5e5e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ela11.A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11.C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a11.A3" style:family="table-cell">
      <style:table-cell-properties style:vertical-align="top" fo:background-color="#e5e5e5" fo:padding-left="0.123cm" fo:padding-right="0.123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ela11.B3" style:family="table-cell">
      <style:table-cell-properties style:vertical-align="top" fo:background-color="#e5e5e5" fo:padding-left="0.123cm" fo:padding-right="0.123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a11.A4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11.B4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a11.A5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11.B5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a11.A6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11.B6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a11.A7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11.B7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a11.A8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11.B8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a11.A9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11.B9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a11.A10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11.B10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a11.A11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11.B11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a11.A1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11.B1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a11.A13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11.B13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a11.A14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11.B14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a11.A15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11.B15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a12" style:family="table">
      <style:table-properties style:width="13.372cm" fo:margin-left="1.374cm" table:align="left" style:writing-mode="lr-tb"/>
    </style:style>
    <style:style style:name="Tabela12.A" style:family="table-column">
      <style:table-column-properties style:column-width="5.001cm"/>
    </style:style>
    <style:style style:name="Tabela12.B" style:family="table-column">
      <style:table-column-properties style:column-width="8.371cm"/>
    </style:style>
    <style:style style:name="Tabela12.1" style:family="table-row">
      <style:table-row-properties style:min-row-height="0.67cm" fo:keep-together="auto"/>
    </style:style>
    <style:style style:name="Tabela12.A1" style:family="table-cell">
      <style:table-cell-properties style:vertical-align="middle" fo:background-color="#e0e0e0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12.B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ela12.B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ela12.B3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ela12.B4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ela13" style:family="table">
      <style:table-properties style:width="16.099cm" table:align="left" style:writing-mode="lr-tb"/>
    </style:style>
    <style:style style:name="Tabela13.A" style:family="table-column">
      <style:table-column-properties style:column-width="1.397cm"/>
    </style:style>
    <style:style style:name="Tabela13.B" style:family="table-column">
      <style:table-column-properties style:column-width="11.737cm"/>
    </style:style>
    <style:style style:name="Tabela13.C" style:family="table-column">
      <style:table-column-properties style:column-width="2.965cm"/>
    </style:style>
    <style:style style:name="Tabela13.1" style:family="table-row">
      <style:table-row-properties fo:keep-together="auto"/>
    </style:style>
    <style:style style:name="Tabela13.A1" style:family="table-cell">
      <style:table-cell-properties style:vertical-align="top" fo:background-color="#e5e5e5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13.C1" style:family="table-cell">
      <style:table-cell-properties style:vertical-align="middle" fo:background-color="#e5e5e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ela13.A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13.C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a13.A3" style:family="table-cell">
      <style:table-cell-properties style:vertical-align="top" fo:background-color="#e5e5e5" fo:padding-left="0.123cm" fo:padding-right="0.123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ela13.B3" style:family="table-cell">
      <style:table-cell-properties style:vertical-align="top" fo:background-color="#e5e5e5" fo:padding-left="0.123cm" fo:padding-right="0.123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a13.A4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13.B4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a13.A5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13.B5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a13.A6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13.B6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a13.A7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13.B7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a13.A8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13.B8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a13.A9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13.B9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a13.A10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13.B10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a13.A11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13.B11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a13.A1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13.B1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a13.A13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13.B13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a14" style:family="table">
      <style:table-properties style:width="16.099cm" table:align="left" style:writing-mode="lr-tb"/>
    </style:style>
    <style:style style:name="Tabela14.A" style:family="table-column">
      <style:table-column-properties style:column-width="1.397cm"/>
    </style:style>
    <style:style style:name="Tabela14.B" style:family="table-column">
      <style:table-column-properties style:column-width="11.737cm"/>
    </style:style>
    <style:style style:name="Tabela14.C" style:family="table-column">
      <style:table-column-properties style:column-width="2.965cm"/>
    </style:style>
    <style:style style:name="Tabela14.1" style:family="table-row">
      <style:table-row-properties fo:keep-together="auto"/>
    </style:style>
    <style:style style:name="Tabela14.A1" style:family="table-cell">
      <style:table-cell-properties style:vertical-align="top" fo:background-color="#e5e5e5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14.C1" style:family="table-cell">
      <style:table-cell-properties style:vertical-align="middle" fo:background-color="#e5e5e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ela14.A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14.C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a14.A3" style:family="table-cell">
      <style:table-cell-properties style:vertical-align="top" fo:background-color="#e5e5e5" fo:padding-left="0.123cm" fo:padding-right="0.123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ela14.B3" style:family="table-cell">
      <style:table-cell-properties style:vertical-align="top" fo:background-color="#e5e5e5" fo:padding-left="0.123cm" fo:padding-right="0.123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a14.A4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14.B4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a14.A5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14.B5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a14.A6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14.B6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a14.A7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14.B7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a14.A8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14.B8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a14.A9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14.B9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a14.A10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14.B10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a14.A11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14.B11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a14.A1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14.B1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a14.A13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14.B13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a15" style:family="table">
      <style:table-properties style:width="16.099cm" table:align="left" style:writing-mode="lr-tb"/>
    </style:style>
    <style:style style:name="Tabela15.A" style:family="table-column">
      <style:table-column-properties style:column-width="1.397cm"/>
    </style:style>
    <style:style style:name="Tabela15.B" style:family="table-column">
      <style:table-column-properties style:column-width="11.737cm"/>
    </style:style>
    <style:style style:name="Tabela15.C" style:family="table-column">
      <style:table-column-properties style:column-width="2.965cm"/>
    </style:style>
    <style:style style:name="Tabela15.1" style:family="table-row">
      <style:table-row-properties fo:keep-together="auto"/>
    </style:style>
    <style:style style:name="Tabela15.A1" style:family="table-cell">
      <style:table-cell-properties style:vertical-align="top" fo:background-color="#e5e5e5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15.C1" style:family="table-cell">
      <style:table-cell-properties style:vertical-align="middle" fo:background-color="#e5e5e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ela15.A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15.C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a15.A3" style:family="table-cell">
      <style:table-cell-properties style:vertical-align="top" fo:background-color="#e5e5e5" fo:padding-left="0.123cm" fo:padding-right="0.123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ela15.B3" style:family="table-cell">
      <style:table-cell-properties style:vertical-align="top" fo:background-color="#e5e5e5" fo:padding-left="0.123cm" fo:padding-right="0.123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a15.A4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15.B4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a15.A5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15.B5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a15.A6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15.B6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a15.A7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15.B7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a15.A8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15.B8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a15.A9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15.B9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a15.A10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15.B10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a15.A11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15.B11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Corpo_20_de_20_texto_20_31">
      <style:paragraph-properties fo:margin-left="0.635cm" fo:margin-right="0cm" fo:text-align="justify" style:justify-single-word="false" fo:text-indent="0cm" style:auto-text-indent="false"/>
    </style:style>
    <style:style style:name="P2" style:family="paragraph" style:parent-style-name="Corpo_20_de_20_texto_20_31" style:list-style-name="WW8Num16">
      <style:paragraph-properties fo:margin-left="5.549cm" fo:margin-right="0cm" fo:margin-top="0.212cm" fo:margin-bottom="0.212cm" style:contextual-spacing="false" fo:text-align="justify" style:justify-single-word="false" fo:text-indent="-0.635cm" style:auto-text-indent="false" style:snap-to-layout-grid="false">
        <style:tab-stops>
          <style:tab-stop style:position="5.549cm"/>
        </style:tab-stops>
      </style:paragraph-properties>
    </style:style>
    <style:style style:name="P3" style:family="paragraph" style:parent-style-name="Footer">
      <style:text-properties fo:language="none" fo:country="none" style:language-asian="none" style:country-asian="none"/>
    </style:style>
    <style:style style:name="P4" style:family="paragraph" style:parent-style-name="Footer">
      <style:text-properties officeooo:rsid="00055361" officeooo:paragraph-rsid="00055361"/>
    </style:style>
    <style:style style:name="P5" style:family="paragraph" style:parent-style-name="InfoBlue">
      <style:paragraph-properties style:snap-to-layout-grid="false"/>
      <style:text-properties style:use-window-font-color="true" loext:opacity="0%" style:font-name="Arial" fo:font-style="normal" fo:font-weight="bold" officeooo:rsid="00079733" officeooo:paragraph-rsid="00079733" style:font-style-asian="normal" style:font-weight-asian="bold" style:font-style-complex="normal" style:font-weight-complex="bold"/>
    </style:style>
    <style:style style:name="P6" style:family="paragraph" style:parent-style-name="Normal1">
      <style:paragraph-properties fo:text-align="justify" style:justify-single-word="false" style:snap-to-layout-grid="false"/>
    </style:style>
    <style:style style:name="P7" style:family="paragraph" style:parent-style-name="Normal1">
      <style:paragraph-properties fo:text-align="justify" style:justify-single-word="false" style:snap-to-layout-grid="false"/>
      <style:text-properties officeooo:paragraph-rsid="0005f343"/>
    </style:style>
    <style:style style:name="P8" style:family="paragraph" style:parent-style-name="Normal1">
      <style:paragraph-properties fo:text-align="justify" style:justify-single-word="false" style:snap-to-layout-grid="false"/>
      <style:text-properties officeooo:paragraph-rsid="00079733"/>
    </style:style>
    <style:style style:name="P9" style:family="paragraph" style:parent-style-name="Normal1" style:list-style-name="WW8Num16">
      <style:paragraph-properties fo:margin-left="5.549cm" fo:margin-right="0cm" fo:margin-top="0.212cm" fo:margin-bottom="0.212cm" style:contextual-spacing="false" fo:text-align="justify" style:justify-single-word="false" fo:orphans="2" fo:widows="2" fo:text-indent="-0.635cm" style:auto-text-indent="false" style:vertical-align="auto" style:snap-to-layout-grid="false">
        <style:tab-stops>
          <style:tab-stop style:position="5.549cm"/>
        </style:tab-stops>
      </style:paragraph-properties>
    </style:style>
    <style:style style:name="P10" style:family="paragraph" style:parent-style-name="Normal1">
      <style:paragraph-properties fo:margin-top="0.212cm" fo:margin-bottom="0cm" style:contextual-spacing="false"/>
      <style:text-properties fo:color="#000000" loext:opacity="100%" style:font-name="Arial1" fo:font-size="10pt" fo:font-weight="bold" style:font-size-asian="10pt" style:font-weight-asian="bold" style:font-name-complex="Arial1" style:font-size-complex="10pt"/>
    </style:style>
    <style:style style:name="P11" style:family="paragraph" style:parent-style-name="Normal1">
      <style:paragraph-properties fo:margin-top="0.212cm" fo:margin-bottom="0cm" style:contextual-spacing="false" fo:text-align="center" style:justify-single-word="false" style:snap-to-layout-grid="false"/>
      <style:text-properties fo:color="#000000" loext:opacity="100%" style:font-name="Arial1" fo:font-size="10pt" fo:font-weight="bold" style:font-size-asian="10pt" style:font-weight-asian="bold" style:font-name-complex="Arial1" style:font-size-complex="10pt"/>
    </style:style>
    <style:style style:name="P12" style:family="paragraph" style:parent-style-name="Normal1">
      <style:paragraph-properties fo:margin-top="0.212cm" fo:margin-bottom="0cm" style:contextual-spacing="false"/>
      <style:text-properties fo:color="#4f81bd" loext:opacity="100%" style:font-name="Arial1" fo:font-size="10pt" style:font-size-asian="10pt" style:font-name-complex="Arial1" style:font-size-complex="10pt"/>
    </style:style>
    <style:style style:name="P13" style:family="paragraph" style:parent-style-name="PSDS_20_-_20_Cabecalho">
      <style:text-properties fo:language="none" fo:country="none" officeooo:rsid="00055361" officeooo:paragraph-rsid="00055361" style:language-asian="none" style:country-asian="none"/>
    </style:style>
    <style:style style:name="P14" style:family="paragraph" style:parent-style-name="PSDS_20_-_20_Corpo_20_de_20_Item">
      <style:paragraph-properties fo:margin-left="0cm" fo:margin-right="0cm" fo:text-indent="0cm" style:auto-text-indent="false"/>
      <style:text-properties style:use-window-font-color="true" loext:opacity="0%" style:font-name="Arial1" style:font-name-complex="Arial1"/>
    </style:style>
    <style:style style:name="P15" style:family="paragraph" style:parent-style-name="PSDS_20_-_20_Corpo_20_de_20_Texto">
      <style:paragraph-properties fo:margin-left="0cm" fo:margin-right="0cm" fo:text-indent="0cm" style:auto-text-indent="false"/>
    </style:style>
    <style:style style:name="P16" style:family="paragraph" style:parent-style-name="PSDS_20_-_20_Corpo_20_de_20_Texto">
      <style:paragraph-properties fo:margin-left="1.101cm" fo:margin-right="0cm" fo:text-indent="0cm" style:auto-text-indent="false"/>
      <style:text-properties style:font-name="Arial1" style:font-name-complex="Arial1"/>
    </style:style>
    <style:style style:name="P17" style:family="paragraph" style:parent-style-name="PSDS_20_-_20_Corpo_20_de_20_Texto">
      <style:paragraph-properties style:snap-to-layout-grid="false"/>
    </style:style>
    <style:style style:name="P18" style:family="paragraph" style:parent-style-name="PSDS_20_-_20_Corpo_20_de_20_Texto">
      <style:paragraph-properties fo:margin-left="0cm" fo:margin-right="0cm" fo:text-indent="0cm" style:auto-text-indent="false" style:snap-to-layout-grid="false"/>
    </style:style>
    <style:style style:name="P19" style:family="paragraph" style:parent-style-name="PSDS_20_-_20_Corpo_20_de_20_Texto">
      <style:paragraph-properties fo:margin-left="0cm" fo:margin-right="0cm" fo:text-indent="0cm" style:auto-text-indent="false" style:snap-to-layout-grid="false"/>
      <style:text-properties officeooo:paragraph-rsid="00064dc4"/>
    </style:style>
    <style:style style:name="P20" style:family="paragraph" style:parent-style-name="PSDS_20_-_20_Corpo_20_de_20_Texto">
      <style:paragraph-properties fo:margin-left="0cm" fo:margin-right="0cm" fo:text-indent="0cm" style:auto-text-indent="false" style:snap-to-layout-grid="false"/>
      <style:text-properties officeooo:paragraph-rsid="00079733"/>
    </style:style>
    <style:style style:name="P21" style:family="paragraph" style:parent-style-name="PSDS_20_-_20_Corpo_20_de_20_Texto">
      <style:paragraph-properties fo:margin-left="0cm" fo:margin-right="0cm" fo:text-align="center" style:justify-single-word="false" fo:text-indent="0cm" style:auto-text-indent="false" style:snap-to-layout-grid="false"/>
    </style:style>
    <style:style style:name="P22" style:family="paragraph" style:parent-style-name="PSDS_20_-_20_Corpo_20_de_20_Texto">
      <style:paragraph-properties fo:margin-left="0cm" fo:margin-right="0cm" fo:text-align="center" style:justify-single-word="false" fo:text-indent="0cm" style:auto-text-indent="false" style:snap-to-layout-grid="false"/>
      <style:text-properties officeooo:paragraph-rsid="00055361"/>
    </style:style>
    <style:style style:name="P23" style:family="paragraph" style:parent-style-name="PSDS_20_-_20_Corpo_20_de_20_Texto">
      <style:paragraph-properties fo:margin-left="0cm" fo:margin-right="0cm" fo:text-align="center" style:justify-single-word="false" fo:text-indent="0cm" style:auto-text-indent="false" style:snap-to-layout-grid="false"/>
      <style:text-properties officeooo:paragraph-rsid="00064dc4"/>
    </style:style>
    <style:style style:name="P24" style:family="paragraph" style:parent-style-name="PSDS_20_-_20_Corpo_20_de_20_Texto">
      <style:paragraph-properties fo:margin-left="0cm" fo:margin-right="0cm" fo:text-align="center" style:justify-single-word="false" fo:text-indent="0cm" style:auto-text-indent="false" style:snap-to-layout-grid="false"/>
      <style:text-properties officeooo:paragraph-rsid="00079733"/>
    </style:style>
    <style:style style:name="P25" style:family="paragraph" style:parent-style-name="PSDS_20_-_20_Corpo_20_de_20_Texto">
      <style:paragraph-properties fo:margin-left="1.101cm" fo:margin-right="0cm" fo:text-indent="0cm" style:auto-text-indent="false"/>
    </style:style>
    <style:style style:name="P26" style:family="paragraph" style:parent-style-name="PSDS_20_-_20_Corpo_20_de_20_Texto">
      <style:paragraph-properties fo:margin-left="0cm" fo:margin-right="0cm" fo:text-align="start" style:justify-single-word="false" fo:text-indent="0cm" style:auto-text-indent="false" style:snap-to-layout-grid="false"/>
    </style:style>
    <style:style style:name="P27" style:family="paragraph" style:parent-style-name="PSDS_20_-_20_Corpo_20_de_20_Texto">
      <style:paragraph-properties fo:margin-left="1.251cm" fo:margin-right="0cm" fo:text-align="start" style:justify-single-word="false" fo:text-indent="0cm" style:auto-text-indent="false" style:snap-to-layout-grid="false"/>
      <style:text-properties officeooo:paragraph-rsid="0005f343"/>
    </style:style>
    <style:style style:name="P28" style:family="paragraph" style:parent-style-name="PSDS_20_-_20_Corpo_20_de_20_Texto">
      <style:paragraph-properties fo:margin-left="0cm" fo:margin-right="0cm" fo:text-align="start" style:justify-single-word="false" fo:text-indent="0cm" style:auto-text-indent="false" style:snap-to-layout-grid="false"/>
      <style:text-properties officeooo:paragraph-rsid="0005f343"/>
    </style:style>
    <style:style style:name="P29" style:family="paragraph" style:parent-style-name="PSDS_20_-_20_Corpo_20_de_20_Texto">
      <style:paragraph-properties fo:margin-left="0cm" fo:margin-right="0cm" fo:text-align="start" style:justify-single-word="false" fo:text-indent="0cm" style:auto-text-indent="false" style:snap-to-layout-grid="false"/>
      <style:text-properties officeooo:paragraph-rsid="00079733"/>
    </style:style>
    <style:style style:name="P30" style:family="paragraph" style:parent-style-name="PSDS_20_-_20_Corpo_20_de_20_Texto" style:list-style-name="WW8Num11">
      <style:paragraph-properties>
        <style:tab-stops>
          <style:tab-stop style:position="0cm"/>
        </style:tab-stops>
      </style:paragraph-properties>
    </style:style>
    <style:style style:name="P31" style:family="paragraph" style:parent-style-name="PSDS_20_-_20_Corpo_20_de_20_Texto">
      <style:paragraph-properties fo:margin-left="2.477cm" fo:margin-right="0cm" fo:text-indent="0cm" style:auto-text-indent="false"/>
    </style:style>
    <style:style style:name="P32" style:family="paragraph" style:parent-style-name="PSDS_20_-_20_Corpo_20_de_20_Texto">
      <style:paragraph-properties fo:margin-left="1cm" fo:margin-right="0cm" fo:text-indent="0cm" style:auto-text-indent="false"/>
      <style:text-properties officeooo:paragraph-rsid="00079733"/>
    </style:style>
    <style:style style:name="P33" style:family="paragraph" style:parent-style-name="PSDS_20_-_20_Corpo_20_de_20_Texto">
      <style:paragraph-properties fo:margin-left="0cm" fo:margin-right="0cm" fo:text-indent="0cm" style:auto-text-indent="false" style:snap-to-layout-grid="false"/>
      <style:text-properties style:text-underline-style="none" officeooo:paragraph-rsid="00079733"/>
    </style:style>
    <style:style style:name="P34" style:family="paragraph" style:parent-style-name="PSDS_20_-_20_Corpo_20_de_20_Texto">
      <style:paragraph-properties fo:margin-left="0cm" fo:margin-right="0cm" fo:text-indent="0cm" style:auto-text-indent="false" fo:break-before="page"/>
      <style:text-properties style:use-window-font-color="true" loext:opacity="0%" style:font-name="Arial1" style:font-name-complex="Arial1"/>
    </style:style>
    <style:style style:name="P35" style:family="paragraph" style:parent-style-name="PSDS_20_-_20_Corpo_20_de_20_Texto">
      <style:text-properties style:use-window-font-color="true" loext:opacity="0%" style:font-name="Arial1" style:font-name-complex="Arial1"/>
    </style:style>
    <style:style style:name="P36" style:family="paragraph" style:parent-style-name="PSDS_20_-_20_Corpo_20_de_20_Texto">
      <style:paragraph-properties fo:margin-left="0cm" fo:margin-right="0cm" fo:text-align="center" style:justify-single-word="false" fo:text-indent="0cm" style:auto-text-indent="false" style:snap-to-layout-grid="false"/>
      <style:text-properties style:use-window-font-color="true" loext:opacity="0%" style:font-name="Arial1" officeooo:rsid="00055361" officeooo:paragraph-rsid="00055361" style:font-name-complex="Arial1"/>
    </style:style>
    <style:style style:name="P37" style:family="paragraph" style:parent-style-name="PSDS_20_-_20_Corpo_20_de_20_Texto">
      <style:paragraph-properties fo:margin-left="0cm" fo:margin-right="0cm" fo:text-align="center" style:justify-single-word="false" fo:text-indent="0cm" style:auto-text-indent="false" style:snap-to-layout-grid="false"/>
      <style:text-properties style:use-window-font-color="true" loext:opacity="0%" style:font-name="Arial1" style:font-name-complex="Arial1"/>
    </style:style>
    <style:style style:name="P38" style:family="paragraph" style:parent-style-name="PSDS_20_-_20_Corpo_20_de_20_Texto">
      <style:paragraph-properties fo:text-align="center" style:justify-single-word="false" style:snap-to-layout-grid="false"/>
      <style:text-properties style:use-window-font-color="true" loext:opacity="0%" style:font-name="Arial1" style:font-name-complex="Arial1"/>
    </style:style>
    <style:style style:name="P39" style:family="paragraph" style:parent-style-name="PSDS_20_-_20_Corpo_20_de_20_Texto">
      <style:paragraph-properties style:snap-to-layout-grid="false"/>
      <style:text-properties style:use-window-font-color="true" loext:opacity="0%" style:font-name="Arial1" style:font-name-complex="Arial1"/>
    </style:style>
    <style:style style:name="P40" style:family="paragraph" style:parent-style-name="PSDS_20_-_20_Corpo_20_de_20_Texto">
      <style:paragraph-properties fo:margin-left="0cm" fo:margin-right="0cm" fo:text-indent="0cm" style:auto-text-indent="false" style:snap-to-layout-grid="false"/>
      <style:text-properties style:use-window-font-color="true" loext:opacity="0%" style:font-name="Arial1" style:font-name-complex="Arial1"/>
    </style:style>
    <style:style style:name="P41" style:family="paragraph" style:parent-style-name="PSDS_20_-_20_Corpo_20_de_20_Texto">
      <style:paragraph-properties fo:margin-left="0.005cm" fo:margin-right="-0.365cm" fo:text-indent="0cm" style:auto-text-indent="false" style:snap-to-layout-grid="false"/>
      <style:text-properties style:use-window-font-color="true" loext:opacity="0%" style:font-name="Arial1" style:font-name-complex="Arial1"/>
    </style:style>
    <style:style style:name="P42" style:family="paragraph" style:parent-style-name="PSDS_20_-_20_Corpo_20_de_20_Texto">
      <style:paragraph-properties fo:margin-left="0cm" fo:margin-right="0cm" fo:text-indent="0cm" style:auto-text-indent="false" style:snap-to-layout-grid="false"/>
      <style:text-properties style:use-window-font-color="true" loext:opacity="0%" style:font-name="Arial1" officeooo:paragraph-rsid="00064dc4" style:font-name-complex="Arial1"/>
    </style:style>
    <style:style style:name="P43" style:family="paragraph" style:parent-style-name="PSDS_20_-_20_Corpo_20_de_20_Texto">
      <style:paragraph-properties fo:margin-left="0cm" fo:margin-right="0cm" fo:text-indent="0cm" style:auto-text-indent="false" style:snap-to-layout-grid="false"/>
      <style:text-properties style:use-window-font-color="true" loext:opacity="0%" style:font-name="Arial1" officeooo:paragraph-rsid="00079733" style:font-name-complex="Arial1"/>
    </style:style>
    <style:style style:name="P44" style:family="paragraph" style:parent-style-name="PSDS_20_-_20_Corpo_20_de_20_Texto">
      <style:paragraph-properties fo:margin-left="1cm" fo:margin-right="0cm" fo:margin-top="0cm" fo:margin-bottom="0.176cm" style:contextual-spacing="false" fo:text-indent="0cm" style:auto-text-indent="false"/>
      <style:text-properties style:use-window-font-color="true" loext:opacity="0%" style:font-name="Arial1" officeooo:rsid="00057f18" officeooo:paragraph-rsid="00057f18" style:font-name-complex="Arial1" style:font-size-complex="10pt"/>
    </style:style>
    <style:style style:name="P45" style:family="paragraph" style:parent-style-name="PSDS_20_-_20_Corpo_20_de_20_Texto">
      <style:paragraph-properties fo:margin-left="1.101cm" fo:margin-right="0cm" fo:text-indent="0cm" style:auto-text-indent="false"/>
      <style:text-properties style:use-window-font-color="true" loext:opacity="0%" style:font-name="Arial1" style:font-name-complex="Arial1"/>
    </style:style>
    <style:style style:name="P46" style:family="paragraph" style:parent-style-name="PSDS_20_-_20_Corpo_20_de_20_Texto">
      <style:paragraph-properties fo:margin-left="1cm" fo:margin-right="0cm" fo:margin-top="0.106cm" fo:margin-bottom="0cm" style:contextual-spacing="false" fo:text-indent="0cm" style:auto-text-indent="false"/>
      <style:text-properties style:use-window-font-color="true" loext:opacity="0%" style:font-name="Arial1" style:font-name-complex="Arial1"/>
    </style:style>
    <style:style style:name="P47" style:family="paragraph" style:parent-style-name="PSDS_20_-_20_Corpo_20_de_20_Texto">
      <style:paragraph-properties fo:margin-left="1cm" fo:margin-right="0cm" fo:text-indent="0cm" style:auto-text-indent="false"/>
      <style:text-properties style:use-window-font-color="true" loext:opacity="0%" style:font-name="Arial1" style:font-name-complex="Arial1"/>
    </style:style>
    <style:style style:name="P48" style:family="paragraph" style:parent-style-name="PSDS_20_-_20_Corpo_20_de_20_Texto" style:list-style-name="WW8Num11">
      <style:paragraph-properties style:snap-to-layout-grid="false">
        <style:tab-stops>
          <style:tab-stop style:position="0cm"/>
        </style:tab-stops>
      </style:paragraph-properties>
      <style:text-properties style:use-window-font-color="true" loext:opacity="0%" style:font-name="Arial1" style:font-name-complex="Arial1" style:font-weight-complex="bold"/>
    </style:style>
    <style:style style:name="P49" style:family="paragraph" style:parent-style-name="PSDS_20_-_20_Corpo_20_de_20_Texto" style:list-style-name="WW8Num12">
      <style:paragraph-properties style:snap-to-layout-grid="false">
        <style:tab-stops>
          <style:tab-stop style:position="0cm"/>
        </style:tab-stops>
      </style:paragraph-properties>
      <style:text-properties style:use-window-font-color="true" loext:opacity="0%" style:font-name="Arial1" style:font-name-complex="Arial1"/>
    </style:style>
    <style:style style:name="P50" style:family="paragraph" style:parent-style-name="PSDS_20_-_20_Corpo_20_de_20_Texto" style:list-style-name="WW8Num12">
      <style:paragraph-properties>
        <style:tab-stops>
          <style:tab-stop style:position="0cm"/>
        </style:tab-stops>
      </style:paragraph-properties>
      <style:text-properties style:use-window-font-color="true" loext:opacity="0%" style:font-name="Arial1" style:font-name-complex="Arial1"/>
    </style:style>
    <style:style style:name="P51" style:family="paragraph" style:parent-style-name="PSDS_20_-_20_Corpo_20_de_20_Texto" style:list-style-name="WW8Num13">
      <style:paragraph-properties style:snap-to-layout-grid="false">
        <style:tab-stops>
          <style:tab-stop style:position="0cm"/>
        </style:tab-stops>
      </style:paragraph-properties>
      <style:text-properties style:use-window-font-color="true" loext:opacity="0%" style:font-name="Arial1" style:font-name-complex="Arial1"/>
    </style:style>
    <style:style style:name="P52" style:family="paragraph" style:parent-style-name="PSDS_20_-_20_Corpo_20_de_20_Texto" style:list-style-name="WW8Num13">
      <style:paragraph-properties>
        <style:tab-stops>
          <style:tab-stop style:position="0cm"/>
        </style:tab-stops>
      </style:paragraph-properties>
      <style:text-properties style:use-window-font-color="true" loext:opacity="0%" style:font-name="Arial1" style:font-name-complex="Arial1"/>
    </style:style>
    <style:style style:name="P53" style:family="paragraph" style:parent-style-name="PSDS_20_-_20_Corpo_20_de_20_Texto" style:list-style-name="WW8Num14">
      <style:paragraph-properties style:snap-to-layout-grid="false">
        <style:tab-stops>
          <style:tab-stop style:position="0cm"/>
        </style:tab-stops>
      </style:paragraph-properties>
      <style:text-properties style:use-window-font-color="true" loext:opacity="0%" style:font-name="Arial1" style:font-name-complex="Arial1"/>
    </style:style>
    <style:style style:name="P54" style:family="paragraph" style:parent-style-name="PSDS_20_-_20_Corpo_20_de_20_Texto" style:list-style-name="WW8Num15">
      <style:paragraph-properties style:snap-to-layout-grid="false">
        <style:tab-stops>
          <style:tab-stop style:position="0cm"/>
        </style:tab-stops>
      </style:paragraph-properties>
      <style:text-properties style:use-window-font-color="true" loext:opacity="0%" style:font-name="Arial1" style:font-name-complex="Arial1"/>
    </style:style>
    <style:style style:name="P55" style:family="paragraph" style:parent-style-name="PSDS_20_-_20_Corpo_20_de_20_Texto">
      <style:paragraph-properties fo:margin-left="0cm" fo:margin-right="0cm" fo:text-align="center" style:justify-single-word="false" fo:text-indent="0cm" style:auto-text-indent="false" style:snap-to-layout-grid="false"/>
      <style:text-properties style:use-window-font-color="true" loext:opacity="0%" style:font-name="Arial1" fo:language="nl" fo:country="NL" officeooo:rsid="00055361" officeooo:paragraph-rsid="00055361" style:font-name-complex="Arial1"/>
    </style:style>
    <style:style style:name="P56" style:family="paragraph" style:parent-style-name="PSDS_20_-_20_Corpo_20_de_20_Texto">
      <style:paragraph-properties fo:margin-left="1cm" fo:margin-right="0cm" fo:margin-top="0cm" fo:margin-bottom="0.176cm" style:contextual-spacing="false" fo:text-indent="0cm" style:auto-text-indent="false"/>
      <style:text-properties style:use-window-font-color="true" loext:opacity="0%" style:font-name="Arial1" fo:font-weight="bold" style:font-weight-asian="bold" style:font-name-complex="Arial1" style:font-size-complex="10pt"/>
    </style:style>
    <style:style style:name="P57" style:family="paragraph" style:parent-style-name="PSDS_20_-_20_Corpo_20_de_20_Texto">
      <style:paragraph-properties fo:margin-left="0cm" fo:margin-right="0cm" fo:text-align="start" style:justify-single-word="false" fo:text-indent="0cm" style:auto-text-indent="false" style:snap-to-layout-grid="false"/>
      <style:text-properties style:use-window-font-color="true" loext:opacity="0%" style:font-name="Arial1" fo:font-weight="bold" style:font-weight-asian="bold" style:font-name-complex="Arial1" style:font-size-complex="10pt" style:font-weight-complex="bold"/>
    </style:style>
    <style:style style:name="P58" style:family="paragraph" style:parent-style-name="PSDS_20_-_20_Corpo_20_de_20_Texto">
      <style:paragraph-properties fo:margin-left="0cm" fo:margin-right="0cm" fo:text-align="start" style:justify-single-word="false" fo:text-indent="0cm" style:auto-text-indent="false" style:snap-to-layout-grid="false"/>
      <style:text-properties style:use-window-font-color="true" loext:opacity="0%" style:font-name="Arial1" fo:font-weight="bold" officeooo:paragraph-rsid="00079733" style:font-weight-asian="bold" style:font-name-complex="Arial1" style:font-size-complex="10pt" style:font-weight-complex="bold"/>
    </style:style>
    <style:style style:name="P59" style:family="paragraph" style:parent-style-name="PSDS_20_-_20_Corpo_20_de_20_Texto">
      <style:paragraph-properties fo:text-align="start" style:justify-single-word="false" style:snap-to-layout-grid="false"/>
      <style:text-properties style:use-window-font-color="true" loext:opacity="0%" style:font-name="Arial1" fo:font-weight="bold" style:font-weight-asian="bold" style:font-name-complex="Arial1" style:font-weight-complex="bold"/>
    </style:style>
    <style:style style:name="P60" style:family="paragraph" style:parent-style-name="PSDS_20_-_20_Corpo_20_de_20_Texto">
      <style:paragraph-properties fo:margin-left="0cm" fo:margin-right="0cm" fo:text-align="start" style:justify-single-word="false" fo:text-indent="0cm" style:auto-text-indent="false" style:snap-to-layout-grid="false"/>
      <style:text-properties style:use-window-font-color="true" loext:opacity="0%" style:font-name="Arial1" fo:font-weight="bold" style:font-weight-asian="bold" style:font-name-complex="Arial1" style:font-weight-complex="bold"/>
    </style:style>
    <style:style style:name="P61" style:family="paragraph" style:parent-style-name="PSDS_20_-_20_Corpo_20_de_20_Texto">
      <style:paragraph-properties fo:margin-left="0cm" fo:margin-right="0cm" fo:text-indent="0cm" style:auto-text-indent="false" style:snap-to-layout-grid="false"/>
      <style:text-properties style:use-window-font-color="true" loext:opacity="0%" style:font-name="Arial1" fo:font-weight="bold" style:font-weight-asian="bold" style:font-name-complex="Arial1" style:font-weight-complex="bold"/>
    </style:style>
    <style:style style:name="P62" style:family="paragraph" style:parent-style-name="PSDS_20_-_20_Corpo_20_de_20_Texto">
      <style:paragraph-properties fo:margin-left="0cm" fo:margin-right="0cm" fo:text-indent="0cm" style:auto-text-indent="false" style:snap-to-layout-grid="false"/>
      <style:text-properties style:use-window-font-color="true" loext:opacity="0%" style:font-name="Arial1" fo:font-weight="bold" officeooo:paragraph-rsid="00064dc4" style:font-weight-asian="bold" style:font-name-complex="Arial1" style:font-weight-complex="bold"/>
    </style:style>
    <style:style style:name="P63" style:family="paragraph" style:parent-style-name="PSDS_20_-_20_Corpo_20_de_20_Texto">
      <style:paragraph-properties fo:margin-left="0cm" fo:margin-right="0cm" fo:text-indent="0cm" style:auto-text-indent="false" style:snap-to-layout-grid="false"/>
      <style:text-properties style:use-window-font-color="true" loext:opacity="0%" style:font-name="Arial1" fo:font-weight="bold" officeooo:paragraph-rsid="00079733" style:font-weight-asian="bold" style:font-name-complex="Arial1" style:font-weight-complex="bold"/>
    </style:style>
    <style:style style:name="P64" style:family="paragraph" style:parent-style-name="PSDS_20_-_20_Corpo_20_de_20_Texto">
      <style:paragraph-properties fo:margin-left="0cm" fo:margin-right="0cm" fo:text-indent="0cm" style:auto-text-indent="false" style:snap-to-layout-grid="false"/>
      <style:text-properties style:use-window-font-color="true" loext:opacity="0%" style:font-name="Arial1" fo:font-weight="bold" style:font-weight-asian="bold" style:font-name-complex="Arial1"/>
    </style:style>
    <style:style style:name="P65" style:family="paragraph" style:parent-style-name="PSDS_20_-_20_Corpo_20_de_20_Texto">
      <style:paragraph-properties fo:margin-left="0cm" fo:margin-right="0cm" fo:text-align="start" style:justify-single-word="false" fo:text-indent="0cm" style:auto-text-indent="false" style:snap-to-layout-grid="false"/>
      <style:text-properties style:use-window-font-color="true" loext:opacity="0%" style:font-name="Arial1" fo:font-size="10pt" fo:font-weight="bold" officeooo:paragraph-rsid="0005f343" style:font-size-asian="10pt" style:font-weight-asian="bold" style:font-name-complex="Arial1" style:font-size-complex="10pt" style:font-weight-complex="bold"/>
    </style:style>
    <style:style style:name="P66" style:family="paragraph" style:parent-style-name="PSDS_20_-_20_Corpo_20_de_20_Texto">
      <style:paragraph-properties fo:margin-left="1.101cm" fo:margin-right="0cm" fo:text-indent="0cm" style:auto-text-indent="false"/>
      <style:text-properties style:use-window-font-color="true" loext:opacity="0%" style:font-name="Arial1" fo:font-size="10pt" fo:font-weight="normal" style:font-size-asian="10pt" style:font-weight-asian="normal" style:font-name-complex="Arial1" style:font-size-complex="10pt"/>
    </style:style>
    <style:style style:name="P67" style:family="paragraph" style:parent-style-name="PSDS_20_-_20_Corpo_20_de_20_Texto">
      <style:paragraph-properties fo:margin-left="0cm" fo:margin-right="0cm" fo:text-indent="0cm" style:auto-text-indent="false" style:snap-to-layout-grid="false"/>
      <style:text-properties style:use-window-font-color="true" loext:opacity="0%" style:font-name="Arial1" fo:font-weight="normal" style:font-weight-asian="normal" style:font-name-complex="Arial1" style:font-weight-complex="normal"/>
    </style:style>
    <style:style style:name="P68" style:family="paragraph" style:parent-style-name="PSDS_20_-_20_Corpo_20_de_20_Texto">
      <style:paragraph-properties fo:margin-left="0cm" fo:margin-right="0cm" fo:text-indent="0cm" style:auto-text-indent="false" style:snap-to-layout-grid="false"/>
      <style:text-properties style:use-window-font-color="true" loext:opacity="0%" style:font-name="Arial1" fo:font-weight="normal" officeooo:paragraph-rsid="00064dc4" style:font-weight-asian="normal" style:font-name-complex="Arial1" style:font-weight-complex="normal"/>
    </style:style>
    <style:style style:name="P69" style:family="paragraph" style:parent-style-name="PSDS_20_-_20_Corpo_20_de_20_Texto">
      <style:paragraph-properties fo:margin-left="0cm" fo:margin-right="0cm" fo:text-indent="0cm" style:auto-text-indent="false" style:snap-to-layout-grid="false"/>
      <style:text-properties style:use-window-font-color="true" loext:opacity="0%" style:font-name="Arial1" fo:font-weight="normal" officeooo:paragraph-rsid="00079733" style:font-weight-asian="normal" style:font-name-complex="Arial1" style:font-weight-complex="normal"/>
    </style:style>
    <style:style style:name="P70" style:family="paragraph" style:parent-style-name="PSDS_20_-_20_Corpo_20_de_20_Texto">
      <style:paragraph-properties fo:margin-left="0cm" fo:margin-right="0cm" fo:text-indent="0cm" style:auto-text-indent="false" style:snap-to-layout-grid="false"/>
      <style:text-properties style:use-window-font-color="true" loext:opacity="0%" style:font-name="Arial1" style:text-underline-style="none" fo:font-weight="bold" officeooo:paragraph-rsid="00079733" style:font-weight-asian="bold" style:font-name-complex="Arial1" style:font-weight-complex="bold"/>
    </style:style>
    <style:style style:name="P71" style:family="paragraph" style:parent-style-name="PSDS_20_-_20_Corpo_20_de_20_Texto">
      <style:paragraph-properties fo:margin-left="0cm" fo:margin-right="0cm" fo:text-indent="0cm" style:auto-text-indent="false" style:snap-to-layout-grid="false"/>
      <style:text-properties style:use-window-font-color="true" loext:opacity="0%" style:font-name="Arial1" style:text-underline-style="none" fo:font-weight="bold" officeooo:paragraph-rsid="0008653d" style:font-weight-asian="bold" style:font-name-complex="Arial1" style:font-weight-complex="bold"/>
    </style:style>
    <style:style style:name="P72" style:family="paragraph" style:parent-style-name="PSDS_20_-_20_Corpo_20_de_20_Texto">
      <style:paragraph-properties fo:margin-left="0cm" fo:margin-right="0cm" fo:text-indent="0cm" style:auto-text-indent="false" style:snap-to-layout-grid="false"/>
      <style:text-properties style:use-window-font-color="true" loext:opacity="0%" style:font-name="Arial1" style:text-underline-style="none" officeooo:paragraph-rsid="00079733" style:font-name-complex="Arial1"/>
    </style:style>
    <style:style style:name="P73" style:family="paragraph" style:parent-style-name="PSDS_20_-_20_Corpo_20_de_20_Texto">
      <style:paragraph-properties fo:margin-left="0cm" fo:margin-right="0cm" fo:text-align="center" style:justify-single-word="false" fo:text-indent="0cm" style:auto-text-indent="false" style:snap-to-layout-grid="false"/>
      <style:text-properties style:use-window-font-color="true" loext:opacity="0%" officeooo:rsid="00055361" officeooo:paragraph-rsid="00055361"/>
    </style:style>
    <style:style style:name="P74" style:family="paragraph" style:parent-style-name="PSDS_20_-_20_Corpo_20_de_20_Texto">
      <style:paragraph-properties fo:margin-left="0cm" fo:margin-right="0cm" fo:text-align="center" style:justify-single-word="false" fo:text-indent="0cm" style:auto-text-indent="false" style:snap-to-layout-grid="false"/>
      <style:text-properties style:use-window-font-color="true" loext:opacity="0%" officeooo:paragraph-rsid="00079733"/>
    </style:style>
    <style:style style:name="P75" style:family="paragraph" style:parent-style-name="PSDS_20_-_20_Corpo_20_de_20_Texto">
      <style:paragraph-properties fo:margin-left="0cm" fo:margin-right="0cm" fo:text-indent="0cm" style:auto-text-indent="false" style:snap-to-layout-grid="false"/>
      <style:text-properties style:use-window-font-color="true" loext:opacity="0%" officeooo:paragraph-rsid="00079733"/>
    </style:style>
    <style:style style:name="P76" style:family="paragraph" style:parent-style-name="PSDS_20_-_20_Corpo_20_de_20_Texto">
      <style:paragraph-properties fo:margin-left="0cm" fo:margin-right="0cm" fo:text-align="center" style:justify-single-word="false" fo:text-indent="0cm" style:auto-text-indent="false" style:snap-to-layout-grid="false"/>
      <style:text-properties style:use-window-font-color="true" loext:opacity="0%" style:text-underline-style="none" officeooo:paragraph-rsid="00079733"/>
    </style:style>
    <style:style style:name="P77" style:family="paragraph" style:parent-style-name="PSDS_20_-_20_Corpo_20_de_20_Texto">
      <style:paragraph-properties fo:margin-left="0cm" fo:margin-right="0cm" fo:text-indent="0cm" style:auto-text-indent="false" style:snap-to-layout-grid="false"/>
      <style:text-properties style:use-window-font-color="true" loext:opacity="0%" style:text-underline-style="none" officeooo:paragraph-rsid="00079733"/>
    </style:style>
    <style:style style:name="P78" style:family="paragraph" style:parent-style-name="PSDS_20_-_20_Corpo_20_de_20_Texto">
      <style:text-properties style:use-window-font-color="true" loext:opacity="0%" officeooo:rsid="0008653d" officeooo:paragraph-rsid="0008653d"/>
    </style:style>
    <style:style style:name="P79" style:family="paragraph" style:parent-style-name="PSDS_20_-_20_Marcadores">
      <style:paragraph-properties fo:margin-top="0cm" fo:margin-bottom="0.176cm" style:contextual-spacing="false">
        <style:tab-stops>
          <style:tab-stop style:position="0.635cm"/>
        </style:tab-stops>
      </style:paragraph-properties>
      <style:text-properties style:use-window-font-color="true" loext:opacity="0%"/>
    </style:style>
    <style:style style:name="P80" style:family="paragraph" style:parent-style-name="PSDS_20_-_20_Marcadores">
      <style:paragraph-properties fo:margin-top="0cm" fo:margin-bottom="0.176cm" style:contextual-spacing="false">
        <style:tab-stops>
          <style:tab-stop style:position="0.635cm"/>
        </style:tab-stops>
      </style:paragraph-properties>
      <style:text-properties style:use-window-font-color="true" loext:opacity="0%" style:font-name-complex="Arial1"/>
    </style:style>
    <style:style style:name="P81" style:family="paragraph" style:parent-style-name="PSDS_20_-_20_Marcadores" style:list-style-name="">
      <style:paragraph-properties fo:margin-left="0.635cm" fo:margin-right="0cm" fo:margin-top="0cm" fo:margin-bottom="0.176cm" style:contextual-spacing="false" fo:text-indent="-0.635cm" style:auto-text-indent="false"/>
      <style:text-properties style:use-window-font-color="true" loext:opacity="0%" fo:font-size="10pt" style:font-size-asian="10pt" style:font-name-complex="Arial1"/>
    </style:style>
    <style:style style:name="P82" style:family="paragraph" style:parent-style-name="PSDS_20_-_20_Marcadores" style:list-style-name="">
      <style:paragraph-properties fo:margin-left="0.635cm" fo:margin-right="0cm" fo:margin-top="0cm" fo:margin-bottom="0.176cm" style:contextual-spacing="false" fo:text-indent="0.616cm" style:auto-text-indent="false"/>
      <style:text-properties style:use-window-font-color="true" loext:opacity="0%" fo:font-size="10pt" fo:font-weight="normal" officeooo:rsid="00057f18" officeooo:paragraph-rsid="00057f18" style:font-size-asian="10pt" style:font-weight-asian="normal" style:font-name-complex="Arial1"/>
    </style:style>
    <style:style style:name="P83" style:family="paragraph" style:parent-style-name="PSDS_20_-_20_Marcadores_20_Nivel_20_1">
      <style:paragraph-properties>
        <style:tab-stops>
          <style:tab-stop style:position="0cm"/>
        </style:tab-stops>
      </style:paragraph-properties>
    </style:style>
    <style:style style:name="P84" style:family="paragraph" style:parent-style-name="PSDS_20_-_20_Marcadores_20_Nivel_20_1" style:list-style-name="">
      <style:paragraph-properties fo:margin-left="0cm" fo:margin-right="0cm" fo:text-indent="0cm" style:auto-text-indent="false"/>
    </style:style>
    <style:style style:name="P85" style:family="paragraph" style:parent-style-name="PSDS_20_-_20_Marcadores_20_Nivel_20_1" style:list-style-name="">
      <style:paragraph-properties fo:margin-left="0.635cm" fo:margin-right="0cm" fo:text-indent="0cm" style:auto-text-indent="false"/>
    </style:style>
    <style:style style:name="P86" style:family="paragraph" style:parent-style-name="PSDS_20_-_20_Marcadores_20_Nivel_20_1" style:list-style-name="" style:master-page-name="">
      <loext:graphic-properties draw:fill="none"/>
      <style:paragraph-properties fo:margin-left="1cm" fo:margin-right="0cm" style:line-height-at-least="0.176cm" fo:text-align="justify" style:justify-single-word="false" fo:orphans="2" fo:widows="2" fo:hyphenation-ladder-count="no-limit" fo:text-indent="0cm" style:auto-text-indent="false" style:page-number="auto" fo:background-color="transparent" style:vertical-align="baseline" style:writing-mode="lr-tb"/>
      <style:text-properties fo:hyphenate="false" fo:hyphenation-remain-char-count="2" fo:hyphenation-push-char-count="2" loext:hyphenation-no-caps="false"/>
    </style:style>
    <style:style style:name="P87" style:family="paragraph" style:parent-style-name="PSDS_20_-_20_Marcadores_20_Nivel_20_1">
      <style:paragraph-properties>
        <style:tab-stops>
          <style:tab-stop style:position="0cm"/>
        </style:tab-stops>
      </style:paragraph-properties>
      <style:text-properties style:use-window-font-color="true" loext:opacity="0%" style:font-name="Arial1" style:font-name-complex="Arial1"/>
    </style:style>
    <style:style style:name="P88" style:family="paragraph" style:parent-style-name="PSDS_20_-_20_Marcadores_20_Nivel_20_1">
      <style:paragraph-properties>
        <style:tab-stops>
          <style:tab-stop style:position="0cm"/>
        </style:tab-stops>
      </style:paragraph-properties>
      <style:text-properties style:use-window-font-color="true" loext:opacity="0%" style:font-name="Arial1" officeooo:paragraph-rsid="0005f343" style:font-name-complex="Arial1"/>
    </style:style>
    <style:style style:name="P89" style:family="paragraph" style:parent-style-name="PSDS_20_-_20_Marcadores_20_Nivel_20_1" style:list-style-name="">
      <style:paragraph-properties fo:margin-left="0cm" fo:margin-right="0cm" fo:text-indent="0cm" style:auto-text-indent="false"/>
      <style:text-properties style:use-window-font-color="true" loext:opacity="0%" style:font-name="Arial1" style:font-name-complex="Arial1"/>
    </style:style>
    <style:style style:name="P90" style:family="paragraph" style:parent-style-name="PSDS_20_-_20_Marcadores_20_Nivel_20_1" style:list-style-name="">
      <style:paragraph-properties fo:margin-left="0cm" fo:margin-right="0cm" fo:text-indent="0cm" style:auto-text-indent="false"/>
      <style:text-properties style:use-window-font-color="true" loext:opacity="0%" style:font-name="Arial1" officeooo:paragraph-rsid="00064dc4" style:font-name-complex="Arial1"/>
    </style:style>
    <style:style style:name="P91" style:family="paragraph" style:parent-style-name="PSDS_20_-_20_Marcadores_20_Nivel_20_2">
      <style:paragraph-properties fo:margin-left="1.251cm" fo:margin-right="0cm" fo:text-indent="0cm" style:auto-text-indent="false"/>
    </style:style>
    <style:style style:name="P92" style:family="paragraph" style:parent-style-name="PSDS_20_-_20_Marcadores_20_Nivel_20_2">
      <style:text-properties fo:color="#4f81bd" loext:opacity="100%" style:font-name="Arial1" fo:font-size="10pt" fo:font-weight="normal" style:font-size-asian="10pt" style:font-weight-asian="normal" style:font-name-complex="Arial1" style:font-size-complex="10pt"/>
    </style:style>
    <style:style style:name="P93" style:family="paragraph" style:parent-style-name="PSDS_20_-_20_Marcadores_20_Nivel_20_2" style:list-style-name="WW8Num18">
      <style:paragraph-properties fo:margin-left="1cm" fo:margin-right="0cm" fo:text-indent="0cm" style:auto-text-indent="false">
        <style:tab-stops>
          <style:tab-stop style:position="1cm"/>
        </style:tab-stops>
      </style:paragraph-properties>
      <style:text-properties style:use-window-font-color="true" loext:opacity="0%" style:font-name="Arial1" style:font-name-complex="Arial1"/>
    </style:style>
    <style:style style:name="P94" style:family="paragraph" style:parent-style-name="PSDS_20_-_20_Marcadores_20_Nivel_20_2">
      <style:paragraph-properties fo:margin-left="1cm" fo:margin-right="0cm" fo:text-indent="0cm" style:auto-text-indent="false"/>
      <style:text-properties style:use-window-font-color="true" loext:opacity="0%" style:font-name="Arial1" style:font-name-complex="Arial1"/>
    </style:style>
    <style:style style:name="P95" style:family="paragraph" style:parent-style-name="PSDS_20_-_20_Marcadores_20_Nivel_20_2">
      <style:paragraph-properties fo:margin-left="1.251cm" fo:margin-right="0cm" fo:text-indent="0cm" style:auto-text-indent="false"/>
      <style:text-properties style:use-window-font-color="true" loext:opacity="0%" style:font-name="Arial1" style:font-name-complex="Arial1"/>
    </style:style>
    <style:style style:name="P96" style:family="paragraph" style:parent-style-name="PSDS_20_-_20_Marcadores_20_Nivel_20_2">
      <style:paragraph-properties fo:margin-left="1.27cm" fo:margin-right="0cm" fo:text-indent="0cm" style:auto-text-indent="false"/>
      <style:text-properties style:use-window-font-color="true" loext:opacity="0%" style:font-name="Arial1" fo:font-size="10pt" fo:font-weight="normal" style:font-size-asian="10pt" style:font-weight-asian="normal" style:font-name-complex="Arial1" style:font-size-complex="10pt"/>
    </style:style>
    <style:style style:name="P97" style:family="paragraph" style:parent-style-name="PSDS_20_-_20_Marcadores_20_Nivel_20_2" style:list-style-name="WW8Num18">
      <style:paragraph-properties fo:margin-left="0.635cm" fo:margin-right="0cm" fo:text-indent="0cm" style:auto-text-indent="false">
        <style:tab-stops>
          <style:tab-stop style:position="0.635cm"/>
        </style:tab-stops>
      </style:paragraph-properties>
      <style:text-properties style:use-window-font-color="true" loext:opacity="0%"/>
    </style:style>
    <style:style style:name="P98" style:family="paragraph" style:parent-style-name="PSDS_20_-_20_Marcadores_20_Nivel_20_3" style:list-style-name="">
      <style:paragraph-properties fo:margin-left="1.251cm" fo:margin-right="0cm" fo:text-indent="-0.635cm" style:auto-text-indent="false"/>
    </style:style>
    <style:style style:name="P99" style:family="paragraph" style:parent-style-name="PSDS_20_-_20_Titulo">
      <style:text-properties style:use-window-font-color="true" loext:opacity="0%" style:font-name="Arial1" style:font-name-complex="Arial1"/>
    </style:style>
    <style:style style:name="P100" style:family="paragraph" style:parent-style-name="PSDS_20_-_20_Titulo">
      <style:paragraph-properties fo:break-before="page"/>
      <style:text-properties style:use-window-font-color="true" loext:opacity="0%" style:font-name="Arial1" style:font-name-complex="Arial1"/>
    </style:style>
    <style:style style:name="P101" style:family="paragraph" style:parent-style-name="PSDS_20_-_20_Titulo_20_de_20_tabela">
      <style:paragraph-properties style:snap-to-layout-grid="false"/>
      <style:text-properties style:use-window-font-color="true" loext:opacity="0%" style:font-name="Arial1" style:font-name-complex="Arial1"/>
    </style:style>
    <style:style style:name="P102" style:family="paragraph" style:parent-style-name="Standard">
      <style:paragraph-properties fo:line-height="100%" fo:text-align="end" style:justify-single-word="false"/>
    </style:style>
    <style:style style:name="P103" style:family="paragraph" style:parent-style-name="Standard">
      <style:paragraph-properties fo:margin-left="0cm" fo:margin-right="0cm" fo:text-indent="0cm" style:auto-text-indent="false"/>
      <style:text-properties officeooo:paragraph-rsid="00079733"/>
    </style:style>
    <style:style style:name="P104" style:family="paragraph" style:parent-style-name="Standard">
      <style:text-properties style:use-window-font-color="true" loext:opacity="0%" style:font-name="Arial1" style:font-name-complex="Arial1"/>
    </style:style>
    <style:style style:name="P105" style:family="paragraph" style:parent-style-name="Standard">
      <style:paragraph-properties fo:margin-left="1cm" fo:margin-right="0cm" fo:text-indent="0cm" style:auto-text-indent="false"/>
      <style:text-properties style:use-window-font-color="true" loext:opacity="0%" style:font-name="Arial1" officeooo:paragraph-rsid="0005f343" style:font-name-complex="Arial1" style:font-size-complex="10pt"/>
    </style:style>
    <style:style style:name="P106" style:family="paragraph" style:parent-style-name="Standard">
      <style:paragraph-properties style:snap-to-layout-grid="false"/>
      <style:text-properties style:use-window-font-color="true" loext:opacity="0%" style:font-name="Arial1" style:font-name-complex="Arial1"/>
    </style:style>
    <style:style style:name="P107" style:family="paragraph" style:parent-style-name="Standard" style:list-style-name="">
      <style:paragraph-properties fo:margin-left="0cm" fo:margin-right="0cm" fo:text-indent="0cm" style:auto-text-indent="false"/>
      <style:text-properties style:use-window-font-color="true" loext:opacity="0%" style:font-name="Arial1" officeooo:paragraph-rsid="00064dc4" style:font-name-complex="Arial1"/>
    </style:style>
    <style:style style:name="P108" style:family="paragraph" style:parent-style-name="Standard" style:list-style-name="">
      <style:paragraph-properties fo:margin-left="0cm" fo:margin-right="0cm" fo:text-indent="0cm" style:auto-text-indent="false"/>
      <style:text-properties style:use-window-font-color="true" loext:opacity="0%" style:font-name="Arial1" officeooo:paragraph-rsid="00079733" style:font-name-complex="Arial1"/>
    </style:style>
    <style:style style:name="P109" style:family="paragraph" style:parent-style-name="Standard">
      <style:paragraph-properties style:snap-to-layout-grid="false"/>
      <style:text-properties style:use-window-font-color="true" loext:opacity="0%" style:font-name="Arial1" fo:font-weight="bold" style:font-weight-asian="bold" style:font-name-complex="Arial1" style:font-weight-complex="bold"/>
    </style:style>
    <style:style style:name="P110" style:family="paragraph" style:parent-style-name="Standard">
      <style:paragraph-properties style:snap-to-layout-grid="false"/>
      <style:text-properties style:use-window-font-color="true" loext:opacity="0%" style:font-name="Arial1" fo:font-weight="bold" officeooo:paragraph-rsid="00064dc4" style:font-weight-asian="bold" style:font-name-complex="Arial1" style:font-weight-complex="bold"/>
    </style:style>
    <style:style style:name="P111" style:family="paragraph" style:parent-style-name="Standard">
      <style:paragraph-properties style:snap-to-layout-grid="false"/>
      <style:text-properties style:use-window-font-color="true" loext:opacity="0%" style:font-name="Arial1" fo:font-weight="bold" officeooo:paragraph-rsid="00079733" style:font-weight-asian="bold" style:font-name-complex="Arial1" style:font-weight-complex="bold"/>
    </style:style>
    <style:style style:name="P112" style:family="paragraph" style:parent-style-name="Standard">
      <style:paragraph-properties style:snap-to-layout-grid="false"/>
      <style:text-properties style:use-window-font-color="true" loext:opacity="0%" style:font-name="Arial1" fo:font-weight="bold" officeooo:rsid="00064dc4" officeooo:paragraph-rsid="00064dc4" style:font-weight-asian="bold" style:font-name-complex="Arial1" style:font-weight-complex="bold"/>
    </style:style>
    <style:style style:name="P113" style:family="paragraph" style:parent-style-name="Standard">
      <style:paragraph-properties style:snap-to-layout-grid="false"/>
      <style:text-properties style:use-window-font-color="true" loext:opacity="0%" style:font-name="Arial1" fo:font-weight="bold" officeooo:rsid="00064dc4" officeooo:paragraph-rsid="00079733" style:font-weight-asian="bold" style:font-name-complex="Arial1" style:font-weight-complex="bold"/>
    </style:style>
    <style:style style:name="P114" style:family="paragraph" style:parent-style-name="Standard">
      <style:paragraph-properties style:snap-to-layout-grid="false"/>
      <style:text-properties style:use-window-font-color="true" loext:opacity="0%" style:font-name="Arial1" style:text-underline-style="none" fo:font-weight="bold" officeooo:paragraph-rsid="00079733" style:font-weight-asian="bold" style:font-name-complex="Arial1" style:font-weight-complex="bold"/>
    </style:style>
    <style:style style:name="P115" style:family="paragraph" style:parent-style-name="Standard">
      <style:text-properties style:use-window-font-color="true" loext:opacity="0%" style:font-name-complex="Arial1"/>
    </style:style>
    <style:style style:name="P116" style:family="paragraph" style:parent-style-name="Standard">
      <style:paragraph-properties fo:break-before="page"/>
      <style:text-properties style:use-window-font-color="true" loext:opacity="0%" style:font-name-complex="Arial1"/>
    </style:style>
    <style:style style:name="P117" style:family="paragraph" style:parent-style-name="Standard" style:list-style-name="WW8Num14">
      <style:paragraph-properties fo:text-align="justify" style:justify-single-word="false" style:text-autospace="none" style:snap-to-layout-grid="false">
        <style:tab-stops>
          <style:tab-stop style:position="0cm"/>
        </style:tab-stops>
      </style:paragraph-properties>
      <style:text-properties style:use-window-font-color="true" loext:opacity="0%" style:font-name-complex="Arial1" style:font-weight-complex="bold"/>
    </style:style>
    <style:style style:name="P118" style:family="paragraph" style:parent-style-name="Text_20_body">
      <style:paragraph-properties style:snap-to-layout-grid="false"/>
    </style:style>
    <style:style style:name="P119" style:family="paragraph" style:parent-style-name="Text_20_body">
      <style:paragraph-properties style:snap-to-layout-grid="false"/>
      <style:text-properties officeooo:paragraph-rsid="0005f343"/>
    </style:style>
    <style:style style:name="P120" style:family="paragraph" style:parent-style-name="Text_20_body">
      <style:paragraph-properties style:snap-to-layout-grid="false"/>
      <style:text-properties officeooo:paragraph-rsid="00079733"/>
    </style:style>
    <style:style style:name="P121" style:family="paragraph" style:parent-style-name="Text_20_body">
      <style:paragraph-properties fo:margin-left="0cm" fo:margin-right="0cm" fo:text-indent="0.751cm" style:auto-text-indent="false"/>
      <style:text-properties officeooo:paragraph-rsid="0008653d"/>
    </style:style>
    <style:style style:name="P122" style:family="paragraph" style:parent-style-name="Text_20_body" style:list-style-name="L7">
      <style:paragraph-properties fo:margin-left="0cm" fo:margin-right="0cm" fo:text-indent="0.751cm" style:auto-text-indent="false"/>
      <style:text-properties officeooo:paragraph-rsid="0008653d"/>
    </style:style>
    <style:style style:name="P123" style:family="paragraph" style:parent-style-name="Text_20_body" style:master-page-name="">
      <loext:graphic-properties draw:fill="none"/>
      <style:paragraph-properties fo:margin-left="0cm" fo:margin-right="0cm" fo:margin-top="0cm" fo:margin-bottom="0.212cm" style:contextual-spacing="false" style:line-height-at-least="0.176cm" fo:orphans="0" fo:widows="0" fo:hyphenation-ladder-count="no-limit" fo:text-indent="0cm" style:auto-text-indent="false" style:page-number="auto" fo:background-color="transparent" style:vertical-align="baseline" style:writing-mode="lr-tb"/>
      <style:text-properties officeooo:paragraph-rsid="0008653d" fo:hyphenate="false" fo:hyphenation-remain-char-count="2" fo:hyphenation-push-char-count="2" loext:hyphenation-no-caps="false"/>
    </style:style>
    <style:style style:name="P124" style:family="paragraph" style:parent-style-name="Text_20_body" style:list-style-name="L17"/>
    <style:style style:name="P125" style:family="paragraph" style:parent-style-name="Text_20_body" style:list-style-name="L18"/>
    <style:style style:name="P126" style:family="paragraph" style:parent-style-name="Text_20_body" style:list-style-name="L19"/>
    <style:style style:name="P127" style:family="paragraph" style:parent-style-name="Text_20_body" style:list-style-name="L20"/>
    <style:style style:name="P128" style:family="paragraph" style:parent-style-name="Text_20_body" style:list-style-name="L21"/>
    <style:style style:name="P129" style:family="paragraph" style:parent-style-name="Text_20_body" style:list-style-name="L22"/>
    <style:style style:name="P130" style:family="paragraph" style:parent-style-name="Text_20_body" style:list-style-name="L23"/>
    <style:style style:name="P131" style:family="paragraph" style:parent-style-name="Text_20_body" style:list-style-name="L24"/>
    <style:style style:name="P132" style:family="paragraph" style:parent-style-name="Text_20_body" style:list-style-name="L25"/>
    <style:style style:name="P133" style:family="paragraph" style:parent-style-name="Text_20_body" style:list-style-name="L26"/>
    <style:style style:name="P134" style:family="paragraph" style:parent-style-name="Text_20_body" style:list-style-name="L27"/>
    <style:style style:name="P135" style:family="paragraph" style:parent-style-name="Text_20_body" style:list-style-name="L28"/>
    <style:style style:name="P136" style:family="paragraph" style:parent-style-name="Text_20_body" style:list-style-name="L29"/>
    <style:style style:name="P137" style:family="paragraph" style:parent-style-name="Text_20_body" style:list-style-name="L30"/>
    <style:style style:name="P138" style:family="paragraph" style:parent-style-name="Text_20_body" style:list-style-name="L31"/>
    <style:style style:name="P139" style:family="paragraph" style:parent-style-name="Text_20_body">
      <style:paragraph-properties fo:margin-left="1cm" fo:margin-right="0cm" fo:margin-top="0cm" fo:margin-bottom="0.176cm" style:contextual-spacing="false" fo:text-indent="0cm" style:auto-text-indent="false"/>
      <style:text-properties style:use-window-font-color="true" loext:opacity="0%" fo:font-weight="bold" style:font-weight-asian="bold" style:font-name-complex="Arial1"/>
    </style:style>
    <style:style style:name="P140" style:family="paragraph">
      <style:text-properties style:font-name="arial"/>
    </style:style>
    <style:style style:name="P141" style:family="paragraph">
      <loext:graphic-properties draw:fill="none" draw:fill-color="#ffffff"/>
      <style:text-properties style:font-name="arial"/>
    </style:style>
    <style:style style:name="P142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style:font-name="Arial1" style:font-name-complex="Arial1"/>
    </style:style>
    <style:style style:name="T2" style:family="text">
      <style:text-properties style:font-name="Arial1" style:font-name-complex="Arial1" style:font-size-complex="10pt"/>
    </style:style>
    <style:style style:name="T3" style:family="text">
      <style:text-properties style:font-name="Arial1" style:font-name-complex="Arial1" style:font-weight-complex="bold"/>
    </style:style>
    <style:style style:name="T4" style:family="text">
      <style:text-properties style:font-name="Arial1" officeooo:rsid="0005f343" style:font-name-complex="Arial1"/>
    </style:style>
    <style:style style:name="T5" style:family="text">
      <style:text-properties style:font-name="Arial1" officeooo:rsid="00055361" style:font-name-complex="Arial1"/>
    </style:style>
    <style:style style:name="T6" style:family="text">
      <style:text-properties style:font-name="Arial1" fo:font-weight="bold" style:font-weight-asian="bold"/>
    </style:style>
    <style:style style:name="T7" style:family="text">
      <style:text-properties style:font-name="Arial1" fo:font-weight="bold" style:font-weight-asian="bold" style:font-name-complex="Arial1"/>
    </style:style>
    <style:style style:name="T8" style:family="text">
      <style:text-properties style:font-name="Arial1" fo:font-weight="bold" style:font-weight-asian="bold" style:font-name-complex="Arial1" style:font-size-complex="10pt"/>
    </style:style>
    <style:style style:name="T9" style:family="text">
      <style:text-properties style:font-name="Arial1" fo:font-weight="bold" style:font-weight-asian="bold" style:font-name-complex="Arial1" style:font-weight-complex="bold"/>
    </style:style>
    <style:style style:name="T10" style:family="text">
      <style:text-properties style:font-name="Arial1" fo:font-weight="bold" officeooo:rsid="00064dc4" style:font-weight-asian="bold" style:font-name-complex="Arial1" style:font-weight-complex="bold"/>
    </style:style>
    <style:style style:name="T11" style:family="text">
      <style:text-properties style:font-name="Arial1" fo:font-weight="bold" officeooo:rsid="00079733" style:font-weight-asian="bold" style:font-name-complex="Arial1" style:font-weight-complex="bold"/>
    </style:style>
    <style:style style:name="T12" style:family="text">
      <style:text-properties style:font-name="Arial1" fo:font-size="10pt" fo:font-weight="bold" style:font-size-asian="10pt" style:font-weight-asian="bold" style:font-name-complex="Arial1" style:font-size-complex="10pt"/>
    </style:style>
    <style:style style:name="T13" style:family="text">
      <style:text-properties style:font-name="Arial1" fo:font-size="10pt" fo:font-weight="bold" officeooo:rsid="0008653d" style:font-size-asian="10pt" style:font-weight-asian="bold" style:font-name-complex="Arial1" style:font-weight-complex="bold"/>
    </style:style>
    <style:style style:name="T14" style:family="text">
      <style:text-properties style:font-name="Arial1" fo:font-size="10pt" fo:font-weight="normal" style:font-size-asian="10pt" style:font-weight-asian="normal" style:font-name-complex="Arial1" style:font-size-complex="10pt" style:font-weight-complex="normal"/>
    </style:style>
    <style:style style:name="T15" style:family="text">
      <style:text-properties style:font-name="Arial1" fo:font-size="10pt" style:font-size-asian="10pt" style:font-name-complex="Arial1" style:font-size-complex="10pt"/>
    </style:style>
    <style:style style:name="T16" style:family="text">
      <style:text-properties style:font-name="Arial1" fo:font-size="10pt" officeooo:rsid="0008653d" style:font-size-asian="10pt" style:font-name-complex="Arial1"/>
    </style:style>
    <style:style style:name="T17" style:family="text">
      <style:text-properties style:font-name="Arial1" fo:font-size="10pt" fo:font-style="normal" fo:font-weight="bold" style:font-size-asian="10pt" style:font-style-asian="normal" style:font-weight-asian="bold" style:font-name-complex="Arial1" style:font-size-complex="10pt" style:font-style-complex="normal"/>
    </style:style>
    <style:style style:name="T18" style:family="text">
      <style:text-properties style:font-name="Arial1" fo:font-size="10pt" fo:font-style="normal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19" style:family="text">
      <style:text-properties style:font-name="Arial1" fo:font-size="10pt" fo:font-style="italic" fo:font-weight="bold" officeooo:rsid="00079733" style:font-size-asian="10pt" style:font-style-asian="italic" style:font-weight-asian="bold" style:font-name-complex="Arial1" style:font-size-complex="10pt"/>
    </style:style>
    <style:style style:name="T20" style:family="text">
      <style:text-properties style:font-name="Arial1" fo:font-size="10pt" fo:language="pt" fo:country="BR" style:text-underline-style="none" fo:font-weight="bold" officeooo:rsid="00079733" style:letter-kerning="true" style:font-name-asian="DejaVu Sans" style:font-size-asian="10pt" style:font-weight-asian="bold" style:font-name-complex="Arial1" style:font-size-complex="12pt" style:language-complex="ar" style:country-complex="SA" style:font-weight-complex="bold"/>
    </style:style>
    <style:style style:name="T21" style:family="text">
      <style:text-properties style:font-name="Arial1" style:font-name-asian="Arial1" style:font-name-complex="Arial1"/>
    </style:style>
    <style:style style:name="T22" style:family="text">
      <style:text-properties style:font-name="Arial1" style:text-underline-style="none" fo:font-weight="bold" style:font-weight-asian="bold" style:font-name-complex="Arial1"/>
    </style:style>
    <style:style style:name="T23" style:family="text">
      <style:text-properties style:font-name="Arial1" style:text-underline-style="none" fo:font-weight="bold" style:font-weight-asian="bold" style:font-name-complex="Arial1" style:font-weight-complex="bold"/>
    </style:style>
    <style:style style:name="T24" style:family="text">
      <style:text-properties style:font-name="Arial1" style:text-underline-style="none" fo:font-weight="bold" officeooo:rsid="00079733" style:font-weight-asian="bold" style:font-name-complex="Arial1" style:font-weight-complex="bold"/>
    </style:style>
    <style:style style:name="T25" style:family="text">
      <style:text-properties style:font-name="Arial1" style:font-size-complex="10pt"/>
    </style:style>
    <style:style style:name="T26" style:family="text">
      <style:text-properties style:font-name="Arial1" fo:font-weight="normal" style:font-weight-asian="normal" style:font-name-complex="Arial1" style:font-weight-complex="normal"/>
    </style:style>
    <style:style style:name="T27" style:family="text">
      <style:text-properties style:font-name-complex="Arial1"/>
    </style:style>
    <style:style style:name="T28" style:family="text">
      <style:text-properties officeooo:rsid="0005f343" style:font-name-complex="Arial1"/>
    </style:style>
    <style:style style:name="T29" style:family="text">
      <style:text-properties fo:color="#4f81bd" loext:opacity="100%"/>
    </style:style>
    <style:style style:name="T30" style:family="text">
      <style:text-properties fo:color="#4f81bd" loext:opacity="100%" style:font-name="Arial1" style:font-name-complex="Arial1"/>
    </style:style>
    <style:style style:name="T31" style:family="text">
      <style:text-properties fo:color="#4f81bd" loext:opacity="100%" style:font-name="Arial1" style:font-name-complex="Arial1" style:font-size-complex="10pt"/>
    </style:style>
    <style:style style:name="T32" style:family="text">
      <style:text-properties fo:color="#4f81bd" loext:opacity="100%" style:font-name="Arial1" officeooo:rsid="00055361" style:font-name-complex="Arial1"/>
    </style:style>
    <style:style style:name="T33" style:family="text">
      <style:text-properties fo:color="#4f81bd" loext:opacity="100%" style:font-name="Arial1" officeooo:rsid="0005f343" style:font-name-complex="Arial1"/>
    </style:style>
    <style:style style:name="T34" style:family="text">
      <style:text-properties fo:color="#4f81bd" loext:opacity="100%" style:font-name="Arial1" style:font-size-complex="10pt"/>
    </style:style>
    <style:style style:name="T35" style:family="text">
      <style:text-properties fo:color="#4f81bd" loext:opacity="100%" style:font-name="Arial1" fo:font-size="10pt" fo:font-weight="bold" style:font-size-asian="10pt" style:font-weight-asian="bold" style:font-name-complex="Arial1" style:font-size-complex="10pt"/>
    </style:style>
    <style:style style:name="T36" style:family="text">
      <style:text-properties fo:color="#4f81bd" loext:opacity="100%" style:font-name="Arial1" fo:font-size="10pt" fo:font-weight="bold" officeooo:rsid="0008653d" style:font-size-asian="10pt" style:font-weight-asian="bold" style:font-name-complex="Arial1" style:font-weight-complex="bold"/>
    </style:style>
    <style:style style:name="T37" style:family="text">
      <style:text-properties fo:color="#4f81bd" loext:opacity="100%" style:font-name="Arial1" fo:font-size="10pt" style:font-size-asian="10pt" style:font-name-complex="Arial1" style:font-size-complex="10pt"/>
    </style:style>
    <style:style style:name="T38" style:family="text">
      <style:text-properties fo:color="#4f81bd" loext:opacity="100%" style:font-name="Arial1" fo:font-size="10pt" officeooo:rsid="0008653d" style:font-size-asian="10pt" style:font-name-complex="Arial1"/>
    </style:style>
    <style:style style:name="T39" style:family="text">
      <style:text-properties fo:color="#4f81bd" loext:opacity="100%" style:font-name="Arial1" fo:font-size="10pt" fo:font-weight="normal" style:font-size-asian="10pt" style:font-weight-asian="normal" style:font-name-complex="Arial1" style:font-size-complex="10pt" style:font-weight-complex="normal"/>
    </style:style>
    <style:style style:name="T40" style:family="text">
      <style:text-properties fo:color="#4f81bd" loext:opacity="100%" style:font-name="Arial1" fo:font-size="10pt" fo:font-weight="normal" officeooo:rsid="0008653d" style:font-size-asian="10pt" style:font-weight-asian="normal" style:font-name-complex="Arial1" style:font-weight-complex="normal"/>
    </style:style>
    <style:style style:name="T41" style:family="text">
      <style:text-properties fo:color="#4f81bd" loext:opacity="100%" style:font-name="Arial1" fo:font-size="10pt" style:font-name-asian="Arial1" style:font-size-asian="10pt" style:font-name-complex="Arial1" style:font-size-complex="10pt"/>
    </style:style>
    <style:style style:name="T42" style:family="text">
      <style:text-properties fo:color="#4f81bd" loext:opacity="100%" style:font-name="Arial1" fo:font-size="10pt" fo:font-style="normal" fo:font-weight="bold" style:font-size-asian="10pt" style:font-style-asian="normal" style:font-weight-asian="bold" style:font-name-complex="Arial1" style:font-size-complex="10pt" style:font-style-complex="normal"/>
    </style:style>
    <style:style style:name="T43" style:family="text">
      <style:text-properties fo:color="#4f81bd" loext:opacity="100%" style:font-name="Arial1" fo:font-size="10pt" fo:font-style="normal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44" style:family="text">
      <style:text-properties fo:color="#4f81bd" loext:opacity="100%" style:font-name="Arial1" fo:font-size="10pt" fo:font-style="italic" fo:font-weight="bold" officeooo:rsid="00079733" style:font-size-asian="10pt" style:font-style-asian="italic" style:font-weight-asian="bold" style:font-name-complex="Arial1" style:font-size-complex="10pt"/>
    </style:style>
    <style:style style:name="T45" style:family="text">
      <style:text-properties fo:color="#4f81bd" loext:opacity="100%" style:font-name="Arial1" fo:font-size="10pt" fo:language="pt" fo:country="BR" style:text-underline-style="none" fo:font-weight="bold" officeooo:rsid="00079733" style:letter-kerning="true" style:font-name-asian="DejaVu Sans" style:font-size-asian="10pt" style:font-weight-asian="bold" style:font-name-complex="Arial1" style:font-size-complex="12pt" style:language-complex="ar" style:country-complex="SA" style:font-weight-complex="bold"/>
    </style:style>
    <style:style style:name="T46" style:family="text">
      <style:text-properties fo:color="#4f81bd" loext:opacity="100%" style:font-name="Arial1" fo:font-weight="bold" style:font-weight-asian="bold" style:font-name-complex="Arial1"/>
    </style:style>
    <style:style style:name="T47" style:family="text">
      <style:text-properties fo:color="#4f81bd" loext:opacity="100%" style:font-name="Arial1" fo:font-weight="bold" style:font-weight-asian="bold" style:font-name-complex="Arial1" style:font-weight-complex="bold"/>
    </style:style>
    <style:style style:name="T48" style:family="text">
      <style:text-properties fo:color="#4f81bd" loext:opacity="100%" style:font-name="Arial1" fo:font-weight="bold" officeooo:rsid="00079733" style:font-weight-asian="bold" style:font-name-complex="Arial1" style:font-weight-complex="bold"/>
    </style:style>
    <style:style style:name="T49" style:family="text">
      <style:text-properties fo:color="#4f81bd" loext:opacity="100%" style:font-name="Arial1" style:text-underline-style="none" fo:font-weight="bold" style:font-weight-asian="bold" style:font-name-complex="Arial1"/>
    </style:style>
    <style:style style:name="T50" style:family="text">
      <style:text-properties fo:color="#4f81bd" loext:opacity="100%" style:font-name="Arial1" style:text-underline-style="none" fo:font-weight="bold" style:font-weight-asian="bold" style:font-name-complex="Arial1" style:font-weight-complex="bold"/>
    </style:style>
    <style:style style:name="T51" style:family="text">
      <style:text-properties fo:color="#4f81bd" loext:opacity="100%" style:font-name="Arial1" style:text-underline-style="none" fo:font-weight="bold" officeooo:rsid="00079733" style:font-weight-asian="bold" style:font-name-complex="Arial1" style:font-weight-complex="bold"/>
    </style:style>
    <style:style style:name="T52" style:family="text">
      <style:text-properties fo:color="#4f81bd" loext:opacity="100%" style:font-name="Arial1" fo:font-weight="normal" style:font-weight-asian="normal" style:font-name-complex="Arial1" style:font-weight-complex="normal"/>
    </style:style>
    <style:style style:name="T53" style:family="text">
      <style:text-properties fo:color="#4f81bd" loext:opacity="100%" fo:font-size="10pt" fo:font-weight="normal" style:font-size-asian="10pt" style:font-weight-asian="normal"/>
    </style:style>
    <style:style style:name="T54" style:family="text">
      <style:text-properties fo:color="#4f81bd" loext:opacity="100%" fo:font-size="10pt" style:font-size-asian="10pt"/>
    </style:style>
    <style:style style:name="T55" style:family="text">
      <style:text-properties fo:color="#4f81bd" loext:opacity="100%" fo:font-size="10pt" style:font-size-asian="10pt" style:font-size-complex="10pt"/>
    </style:style>
    <style:style style:name="T56" style:family="text">
      <style:text-properties fo:color="#4f81bd" loext:opacity="100%" fo:font-size="10pt" style:font-name-asian="Arial1" style:font-size-asian="10pt" style:font-size-complex="10pt"/>
    </style:style>
    <style:style style:name="T57" style:family="text">
      <style:text-properties fo:color="#4f81bd" loext:opacity="100%" fo:font-style="italic" style:font-style-asian="italic"/>
    </style:style>
    <style:style style:name="T58" style:family="text">
      <style:text-properties fo:color="#4f81bd" loext:opacity="100%" style:font-weight-complex="bold"/>
    </style:style>
    <style:style style:name="T59" style:family="text">
      <style:text-properties fo:color="#5b9bd5" loext:opacity="100%" style:font-name-complex="Arial1"/>
    </style:style>
    <style:style style:name="T60" style:family="text">
      <style:text-properties fo:color="#5b9bd5" loext:opacity="100%" officeooo:rsid="0005f343" style:font-name-complex="Arial1"/>
    </style:style>
    <style:style style:name="T61" style:family="text">
      <style:text-properties fo:font-weight="bold" style:font-weight-asian="bold"/>
    </style:style>
    <style:style style:name="T62" style:family="text">
      <style:text-properties style:font-size-complex="10pt"/>
    </style:style>
    <style:style style:name="T63" style:family="text">
      <style:text-properties style:font-name-asian="Arial1"/>
    </style:style>
    <style:style style:name="T64" style:family="text">
      <style:text-properties fo:font-size="10pt" style:font-size-asian="10pt"/>
    </style:style>
    <style:style style:name="T65" style:family="text">
      <style:text-properties fo:font-size="10pt" fo:font-weight="normal" style:font-size-asian="10pt" style:font-weight-asian="normal"/>
    </style:style>
    <style:style style:name="T66" style:family="text">
      <style:text-properties style:font-weight-complex="bold"/>
    </style:style>
    <style:style style:name="T67" style:family="text">
      <style:text-properties fo:font-style="italic" style:font-style-asian="italic"/>
    </style:style>
    <style:style style:name="T68" style:family="text">
      <style:text-properties fo:color="#ff0000" loext:opacity="100%" style:font-name="Arial1" style:font-name-complex="Arial1"/>
    </style:style>
    <style:style style:name="T69" style:family="text">
      <style:text-properties fo:color="#000000" loext:opacity="100%" style:font-name="Arial1" fo:font-size="10pt" style:font-size-asian="10pt" style:font-name-complex="Arial1" style:font-size-complex="10pt"/>
    </style:style>
    <style:style style:name="T70" style:family="text">
      <style:text-properties fo:color="#000000" loext:opacity="100%" style:font-name="Arial1" fo:font-size="10pt" fo:font-weight="bold" style:font-size-asian="10pt" style:font-weight-asian="bold" style:font-name-complex="Arial1" style:font-size-complex="10pt"/>
    </style:style>
    <style:style style:name="T71" style:family="text">
      <style:text-properties fo:color="#000000" loext:opacity="100%" fo:font-size="10pt" style:font-name-asian="Arial1" style:font-size-asian="10pt" style:font-size-complex="10pt"/>
    </style:style>
    <style:style style:name="T72" style:family="text">
      <style:text-properties style:use-window-font-color="true" loext:opacity="0%" style:font-name="Arial1" style:font-name-complex="Arial1"/>
    </style:style>
    <style:style style:name="T73" style:family="text">
      <style:text-properties style:use-window-font-color="true" loext:opacity="0%" style:font-name="Arial1" officeooo:rsid="0005f343" style:font-name-complex="Arial1"/>
    </style:style>
    <style:style style:name="T74" style:family="text">
      <style:text-properties style:use-window-font-color="true" loext:opacity="0%" style:font-name="Arial1" officeooo:rsid="00055361" style:font-name-complex="Arial1"/>
    </style:style>
    <style:style style:name="T75" style:family="text">
      <style:text-properties style:use-window-font-color="true" loext:opacity="0%" style:font-name="Arial1" style:font-name-complex="Arial1" style:font-weight-complex="bold"/>
    </style:style>
    <style:style style:name="T76" style:family="text">
      <style:text-properties style:use-window-font-color="true" loext:opacity="0%" style:font-name="Arial1" style:font-name-complex="Arial1" style:font-size-complex="10pt"/>
    </style:style>
    <style:style style:name="T77" style:family="text">
      <style:text-properties style:use-window-font-color="true" loext:opacity="0%" style:font-name="Arial1" fo:font-size="10pt" fo:font-weight="normal" style:font-size-asian="10pt" style:font-weight-asian="normal" style:font-name-complex="Arial1" style:font-size-complex="10pt" style:font-weight-complex="normal"/>
    </style:style>
    <style:style style:name="T78" style:family="text">
      <style:text-properties style:use-window-font-color="true" loext:opacity="0%" style:font-name="Arial1" fo:font-size="10pt" fo:font-weight="bold" style:font-size-asian="10pt" style:font-weight-asian="bold" style:font-name-complex="Arial1" style:font-size-complex="10pt"/>
    </style:style>
    <style:style style:name="T79" style:family="text">
      <style:text-properties style:use-window-font-color="true" loext:opacity="0%" style:font-name="Arial1" fo:font-size="10pt" fo:font-weight="bold" officeooo:rsid="0008653d" style:font-size-asian="10pt" style:font-weight-asian="bold" style:font-name-complex="Arial1" style:font-weight-complex="bold"/>
    </style:style>
    <style:style style:name="T80" style:family="text">
      <style:text-properties style:use-window-font-color="true" loext:opacity="0%" style:font-name="Arial1" fo:font-size="10pt" fo:font-style="normal" fo:font-weight="bold" style:font-size-asian="10pt" style:font-style-asian="normal" style:font-weight-asian="bold" style:font-name-complex="Arial1" style:font-size-complex="10pt" style:font-style-complex="normal"/>
    </style:style>
    <style:style style:name="T81" style:family="text">
      <style:text-properties style:use-window-font-color="true" loext:opacity="0%" style:font-name="Arial1" fo:font-size="10pt" fo:font-style="normal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82" style:family="text">
      <style:text-properties style:use-window-font-color="true" loext:opacity="0%" style:font-name="Arial1" fo:font-size="10pt" style:font-size-asian="10pt" style:font-name-complex="Arial1" style:font-size-complex="10pt"/>
    </style:style>
    <style:style style:name="T83" style:family="text">
      <style:text-properties style:use-window-font-color="true" loext:opacity="0%" style:font-name="Arial1" fo:font-size="10pt" officeooo:rsid="0008653d" style:font-size-asian="10pt" style:font-name-complex="Arial1"/>
    </style:style>
    <style:style style:name="T84" style:family="text">
      <style:text-properties style:use-window-font-color="true" loext:opacity="0%" style:font-name="Arial1" fo:font-size="10pt" fo:language="pt" fo:country="BR" style:text-underline-style="none" fo:font-weight="bold" officeooo:rsid="00079733" style:letter-kerning="true" style:font-name-asian="DejaVu Sans" style:font-size-asian="10pt" style:font-weight-asian="bold" style:font-name-complex="Arial1" style:font-size-complex="12pt" style:language-complex="ar" style:country-complex="SA" style:font-weight-complex="bold"/>
    </style:style>
    <style:style style:name="T85" style:family="text">
      <style:text-properties style:use-window-font-color="true" loext:opacity="0%" style:font-name="Arial1" fo:font-weight="bold" style:font-weight-asian="bold" style:font-name-complex="Arial1"/>
    </style:style>
    <style:style style:name="T86" style:family="text">
      <style:text-properties style:use-window-font-color="true" loext:opacity="0%" style:font-name="Arial1" fo:font-weight="bold" style:font-weight-asian="bold" style:font-name-complex="Arial1" style:font-size-complex="10pt"/>
    </style:style>
    <style:style style:name="T87" style:family="text">
      <style:text-properties style:use-window-font-color="true" loext:opacity="0%" style:font-name="Arial1" fo:font-weight="bold" style:font-weight-asian="bold" style:font-name-complex="Arial1" style:font-weight-complex="bold"/>
    </style:style>
    <style:style style:name="T88" style:family="text">
      <style:text-properties style:use-window-font-color="true" loext:opacity="0%" style:font-name="Arial1" fo:font-weight="bold" officeooo:rsid="00064dc4" style:font-weight-asian="bold" style:font-name-complex="Arial1" style:font-weight-complex="bold"/>
    </style:style>
    <style:style style:name="T89" style:family="text">
      <style:text-properties style:use-window-font-color="true" loext:opacity="0%" style:font-name="Arial1" fo:font-weight="bold" officeooo:rsid="00079733" style:font-weight-asian="bold" style:font-name-complex="Arial1" style:font-weight-complex="bold"/>
    </style:style>
    <style:style style:name="T90" style:family="text">
      <style:text-properties style:use-window-font-color="true" loext:opacity="0%" style:font-name="Arial1" style:text-underline-style="none" fo:font-weight="bold" style:font-weight-asian="bold" style:font-name-complex="Arial1"/>
    </style:style>
    <style:style style:name="T91" style:family="text">
      <style:text-properties style:use-window-font-color="true" loext:opacity="0%" style:font-name="Arial1" style:text-underline-style="none" fo:font-weight="bold" style:font-weight-asian="bold" style:font-name-complex="Arial1" style:font-weight-complex="bold"/>
    </style:style>
    <style:style style:name="T92" style:family="text">
      <style:text-properties style:use-window-font-color="true" loext:opacity="0%" style:font-name="Arial1" style:text-underline-style="none" fo:font-weight="bold" officeooo:rsid="00079733" style:font-weight-asian="bold" style:font-name-complex="Arial1" style:font-weight-complex="bold"/>
    </style:style>
    <style:style style:name="T93" style:family="text">
      <style:text-properties style:use-window-font-color="true" loext:opacity="0%" style:font-name="Arial1" fo:font-weight="normal" style:font-weight-asian="normal" style:font-name-complex="Arial1" style:font-weight-complex="normal"/>
    </style:style>
    <style:style style:name="T94" style:family="text">
      <style:text-properties officeooo:rsid="00064dc4"/>
    </style:style>
    <style:style style:name="T95" style:family="text">
      <style:text-properties officeooo:rsid="00079733"/>
    </style:style>
    <style:style style:name="T96" style:family="text">
      <style:text-properties style:font-name="Arial" fo:font-size="10pt" style:font-size-asian="10pt" style:font-size-complex="10pt"/>
    </style:style>
    <style:style style:name="T97" style:family="text">
      <style:text-properties fo:color="#c9211e" loext:opacity="100%" style:font-name="Arial1" style:font-name-complex="Arial1"/>
    </style:style>
    <style:style style:name="T98" style:family="text">
      <style:text-properties fo:color="#c9211e" loext:opacity="100%" style:font-name="Arial1" officeooo:rsid="00055361" style:font-name-complex="Arial1"/>
    </style:style>
    <style:style style:name="T99" style:family="text">
      <style:text-properties fo:color="#c9211e" loext:opacity="100%" style:font-name="Arial1" style:font-name-complex="Arial1" style:font-weight-complex="bold"/>
    </style:style>
    <style:style style:name="T100" style:family="text">
      <style:text-properties fo:color="#c9211e" loext:opacity="100%" style:font-name="Arial1" officeooo:rsid="0005f343" style:font-name-complex="Arial1"/>
    </style:style>
    <style:style style:name="T101" style:family="text">
      <style:text-properties fo:color="#c9211e" loext:opacity="100%" style:font-name="Arial1" style:font-name-complex="Arial1" style:font-size-complex="10pt"/>
    </style:style>
    <style:style style:name="T102" style:family="text">
      <style:text-properties fo:color="#c9211e" loext:opacity="100%" style:font-name="Arial1" fo:font-size="10pt" fo:font-weight="normal" style:font-size-asian="10pt" style:font-weight-asian="normal" style:font-name-complex="Arial1" style:font-size-complex="10pt" style:font-weight-complex="normal"/>
    </style:style>
    <style:style style:name="T103" style:family="text">
      <style:text-properties fo:color="#c9211e" loext:opacity="100%" style:font-name="Arial1" fo:font-size="10pt" fo:font-weight="bold" style:font-size-asian="10pt" style:font-weight-asian="bold" style:font-name-complex="Arial1" style:font-size-complex="10pt"/>
    </style:style>
    <style:style style:name="T104" style:family="text">
      <style:text-properties fo:color="#c9211e" loext:opacity="100%" style:font-name="Arial1" fo:font-size="10pt" fo:font-weight="bold" officeooo:rsid="0008653d" style:font-size-asian="10pt" style:font-weight-asian="bold" style:font-name-complex="Arial1" style:font-weight-complex="bold"/>
    </style:style>
    <style:style style:name="T105" style:family="text">
      <style:text-properties fo:color="#c9211e" loext:opacity="100%" style:font-name="Arial1" fo:font-size="10pt" fo:font-style="normal" fo:font-weight="bold" style:font-size-asian="10pt" style:font-style-asian="normal" style:font-weight-asian="bold" style:font-name-complex="Arial1" style:font-size-complex="10pt" style:font-style-complex="normal"/>
    </style:style>
    <style:style style:name="T106" style:family="text">
      <style:text-properties fo:color="#c9211e" loext:opacity="100%" style:font-name="Arial1" fo:font-size="10pt" fo:font-style="normal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107" style:family="text">
      <style:text-properties fo:color="#c9211e" loext:opacity="100%" style:font-name="Arial1" fo:font-size="10pt" style:font-size-asian="10pt" style:font-name-complex="Arial1" style:font-size-complex="10pt"/>
    </style:style>
    <style:style style:name="T108" style:family="text">
      <style:text-properties fo:color="#c9211e" loext:opacity="100%" style:font-name="Arial1" fo:font-size="10pt" officeooo:rsid="0008653d" style:font-size-asian="10pt" style:font-name-complex="Arial1"/>
    </style:style>
    <style:style style:name="T109" style:family="text">
      <style:text-properties fo:color="#c9211e" loext:opacity="100%" style:font-name="Arial1" fo:font-size="10pt" fo:language="pt" fo:country="BR" style:text-underline-style="none" fo:font-weight="bold" officeooo:rsid="00079733" style:letter-kerning="true" style:font-name-asian="DejaVu Sans" style:font-size-asian="10pt" style:font-weight-asian="bold" style:font-name-complex="Arial1" style:font-size-complex="12pt" style:language-complex="ar" style:country-complex="SA" style:font-weight-complex="bold"/>
    </style:style>
    <style:style style:name="T110" style:family="text">
      <style:text-properties fo:color="#c9211e" loext:opacity="100%" style:font-name="Arial1" fo:font-weight="bold" style:font-weight-asian="bold" style:font-name-complex="Arial1"/>
    </style:style>
    <style:style style:name="T111" style:family="text">
      <style:text-properties fo:color="#c9211e" loext:opacity="100%" style:font-name="Arial1" fo:font-weight="bold" style:font-weight-asian="bold" style:font-name-complex="Arial1" style:font-size-complex="10pt"/>
    </style:style>
    <style:style style:name="T112" style:family="text">
      <style:text-properties fo:color="#c9211e" loext:opacity="100%" style:font-name="Arial1" fo:font-weight="bold" style:font-weight-asian="bold" style:font-name-complex="Arial1" style:font-weight-complex="bold"/>
    </style:style>
    <style:style style:name="T113" style:family="text">
      <style:text-properties fo:color="#c9211e" loext:opacity="100%" style:font-name="Arial1" fo:font-weight="bold" officeooo:rsid="00064dc4" style:font-weight-asian="bold" style:font-name-complex="Arial1" style:font-weight-complex="bold"/>
    </style:style>
    <style:style style:name="T114" style:family="text">
      <style:text-properties fo:color="#c9211e" loext:opacity="100%" style:font-name="Arial1" fo:font-weight="bold" officeooo:rsid="00079733" style:font-weight-asian="bold" style:font-name-complex="Arial1" style:font-weight-complex="bold"/>
    </style:style>
    <style:style style:name="T115" style:family="text">
      <style:text-properties fo:color="#c9211e" loext:opacity="100%" style:font-name="Arial1" style:text-underline-style="none" fo:font-weight="bold" style:font-weight-asian="bold" style:font-name-complex="Arial1"/>
    </style:style>
    <style:style style:name="T116" style:family="text">
      <style:text-properties fo:color="#c9211e" loext:opacity="100%" style:font-name="Arial1" style:text-underline-style="none" fo:font-weight="bold" style:font-weight-asian="bold" style:font-name-complex="Arial1" style:font-weight-complex="bold"/>
    </style:style>
    <style:style style:name="T117" style:family="text">
      <style:text-properties fo:color="#c9211e" loext:opacity="100%" style:font-name="Arial1" style:text-underline-style="none" fo:font-weight="bold" officeooo:rsid="00079733" style:font-weight-asian="bold" style:font-name-complex="Arial1" style:font-weight-complex="bold"/>
    </style:style>
    <style:style style:name="T118" style:family="text">
      <style:text-properties fo:color="#c9211e" loext:opacity="100%" style:font-name="Arial1" fo:font-weight="normal" style:font-weight-asian="normal" style:font-name-complex="Arial1" style:font-weight-complex="normal"/>
    </style:style>
    <style:style style:name="T119" style:family="text">
      <style:text-properties style:font-name="arial"/>
    </style:style>
    <style:style style:name="fr1" style:family="graphic" style:parent-style-name="Frame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#a9d18e" draw:fill="solid" draw:fill-color="#a9d18e" fo:padding-left="0.256cm" fo:padding-right="0.256cm" fo:padding-top="0.002cm" fo:padding-bottom="0.002cm" fo:border="non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OpenSymbol"/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style:style style:name="gr1" style:family="graphic">
      <style:graphic-properties draw:stroke="none" svg:stroke-color="#000000" draw:fill="none" draw:fill-color="#ffffff" fo:min-height="0.47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ge" style:horizontal-pos="from-left" style:horizontal-rel="page"/>
    </style:style>
    <style:style style:name="gr3" style:family="graphic">
      <style:graphic-properties draw:stroke="solid" svg:stroke-width="0.044cm" svg:stroke-color="#a9d18e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draw:start-line-spacing-horizontal="0cm" draw:start-line-spacing-vertical="0cm" draw:end-line-spacing-horizontal="0cm" draw:end-line-spacing-vertical="0cm" style:run-through="back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><text:tab/></text:p>
      <text:p text:style-name="P99">Histórico de Versões</text:p>
      <text:p text:style-name="P35"/>
      <text:p text:style-name="P35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row table:style-name="Tabela1.1">
          <table:table-cell table:style-name="Tabela1.A1" office:value-type="string">
            <text:p text:style-name="P101">Data</text:p>
          </table:table-cell>
          <table:table-cell table:style-name="Tabela1.A1" office:value-type="string">
            <text:p text:style-name="P101">Versão</text:p>
          </table:table-cell>
          <table:table-cell table:style-name="Tabela1.A1" office:value-type="string">
            <text:p text:style-name="P101">Descrição</text:p>
          </table:table-cell>
          <table:table-cell table:style-name="Tabela1.A1" office:value-type="string">
            <text:p text:style-name="P101">Autor</text:p>
          </table:table-cell>
          <table:table-cell table:style-name="Tabela1.A1" office:value-type="string">
            <text:p text:style-name="P101">Revisor</text:p>
          </table:table-cell>
          <table:table-cell table:style-name="Tabela1.F1" office:value-type="string">
            <text:p text:style-name="P101">Aprovado por</text:p>
          </table:table-cell>
        </table:table-row>
        <table:table-row table:style-name="Tabela1.1">
          <table:table-cell table:style-name="Tabela1.A2" office:value-type="string">
            <text:p text:style-name="P55">15/12/2024</text:p>
          </table:table-cell>
          <table:table-cell table:style-name="Tabela1.B2" office:value-type="string">
            <text:p text:style-name="P36">0.0.1</text:p>
          </table:table-cell>
          <table:table-cell table:style-name="Tabela1.C2" office:value-type="string">
            <text:p text:style-name="P22"><text:span text:style-name="Fonte_20_parág._20_padrão1"><text:span text:style-name="T74">Projeto Inicial</text:span></text:span></text:p>
          </table:table-cell>
          <table:table-cell table:style-name="Tabela1.D2" office:value-type="string">
            <text:p text:style-name="P73"><text:span text:style-name="T1">Pedro </text:span></text:p>
          </table:table-cell>
          <table:table-cell table:style-name="Tabela1.E2" office:value-type="string">
            <text:p text:style-name="P36">A definir</text:p>
          </table:table-cell>
          <table:table-cell table:style-name="Tabela1.F2" office:value-type="string">
            <text:p text:style-name="P36">A definir</text:p>
          </table:table-cell>
        </table:table-row>
        <table:table-row table:style-name="Tabela1.1">
          <table:table-cell table:style-name="Tabela1.A3" office:value-type="string">
            <text:p text:style-name="P37"/>
          </table:table-cell>
          <table:table-cell table:style-name="Tabela1.B3" office:value-type="string">
            <text:p text:style-name="P37"/>
          </table:table-cell>
          <table:table-cell table:style-name="Tabela1.C3" office:value-type="string">
            <text:p text:style-name="P37"/>
          </table:table-cell>
          <table:table-cell table:style-name="Tabela1.D3" office:value-type="string">
            <text:p text:style-name="P37"/>
          </table:table-cell>
          <table:table-cell table:style-name="Tabela1.E3" office:value-type="string">
            <text:p text:style-name="P37"/>
          </table:table-cell>
          <table:table-cell table:style-name="Tabela1.F3" office:value-type="string">
            <text:p text:style-name="P39"/>
          </table:table-cell>
        </table:table-row>
        <table:table-row table:style-name="Tabela1.1">
          <table:table-cell table:style-name="Tabela1.A4" office:value-type="string">
            <text:p text:style-name="P37"/>
          </table:table-cell>
          <table:table-cell table:style-name="Tabela1.B4" office:value-type="string">
            <text:p text:style-name="P37"/>
          </table:table-cell>
          <table:table-cell table:style-name="Tabela1.C4" office:value-type="string">
            <text:p text:style-name="P37"/>
          </table:table-cell>
          <table:table-cell table:style-name="Tabela1.D4" office:value-type="string">
            <text:p text:style-name="P37"/>
          </table:table-cell>
          <table:table-cell table:style-name="Tabela1.E4" office:value-type="string">
            <text:p text:style-name="P40"/>
          </table:table-cell>
          <table:table-cell table:style-name="Tabela1.F4" office:value-type="string">
            <text:p text:style-name="P39"/>
          </table:table-cell>
        </table:table-row>
        <table:table-row table:style-name="Tabela1.1">
          <table:table-cell table:style-name="Tabela1.A5" office:value-type="string">
            <text:p text:style-name="P38"/>
          </table:table-cell>
          <table:table-cell table:style-name="Tabela1.B5" office:value-type="string">
            <text:p text:style-name="P38"/>
          </table:table-cell>
          <table:table-cell table:style-name="Tabela1.C5" office:value-type="string">
            <text:p text:style-name="P39"/>
          </table:table-cell>
          <table:table-cell table:style-name="Tabela1.D5" office:value-type="string">
            <text:p text:style-name="P39"/>
          </table:table-cell>
          <table:table-cell table:style-name="Tabela1.E5" office:value-type="string">
            <text:p text:style-name="P39"/>
          </table:table-cell>
          <table:table-cell table:style-name="Tabela1.F5" office:value-type="string">
            <text:p text:style-name="P39"/>
          </table:table-cell>
        </table:table-row>
        <table:table-row table:style-name="Tabela1.1">
          <table:table-cell table:style-name="Tabela1.A6" office:value-type="string">
            <text:p text:style-name="P38"/>
          </table:table-cell>
          <table:table-cell table:style-name="Tabela1.B6" office:value-type="string">
            <text:p text:style-name="P38"/>
          </table:table-cell>
          <table:table-cell table:style-name="Tabela1.C6" office:value-type="string">
            <text:p text:style-name="P39"/>
          </table:table-cell>
          <table:table-cell table:style-name="Tabela1.D6" office:value-type="string">
            <text:p text:style-name="P39"/>
          </table:table-cell>
          <table:table-cell table:style-name="Tabela1.E6" office:value-type="string">
            <text:p text:style-name="P39"/>
          </table:table-cell>
          <table:table-cell table:style-name="Tabela1.F6" office:value-type="string">
            <text:p text:style-name="P39"/>
          </table:table-cell>
        </table:table-row>
        <table:table-row table:style-name="Tabela1.1">
          <table:table-cell table:style-name="Tabela1.A7" office:value-type="string">
            <text:p text:style-name="P38"/>
          </table:table-cell>
          <table:table-cell table:style-name="Tabela1.B7" office:value-type="string">
            <text:p text:style-name="P38"/>
          </table:table-cell>
          <table:table-cell table:style-name="Tabela1.C7" office:value-type="string">
            <text:p text:style-name="P39"/>
          </table:table-cell>
          <table:table-cell table:style-name="Tabela1.D7" office:value-type="string">
            <text:p text:style-name="P39"/>
          </table:table-cell>
          <table:table-cell table:style-name="Tabela1.E7" office:value-type="string">
            <text:p text:style-name="P39"/>
          </table:table-cell>
          <table:table-cell table:style-name="Tabela1.F7" office:value-type="string">
            <text:p text:style-name="P39"/>
          </table:table-cell>
        </table:table-row>
        <table:table-row table:style-name="Tabela1.1">
          <table:table-cell table:style-name="Tabela1.A8" office:value-type="string">
            <text:p text:style-name="P38"/>
          </table:table-cell>
          <table:table-cell table:style-name="Tabela1.B8" office:value-type="string">
            <text:p text:style-name="P38"/>
          </table:table-cell>
          <table:table-cell table:style-name="Tabela1.C8" office:value-type="string">
            <text:p text:style-name="P39"/>
          </table:table-cell>
          <table:table-cell table:style-name="Tabela1.D8" office:value-type="string">
            <text:p text:style-name="P39"/>
          </table:table-cell>
          <table:table-cell table:style-name="Tabela1.E8" office:value-type="string">
            <text:p text:style-name="P39"/>
          </table:table-cell>
          <table:table-cell table:style-name="Tabela1.F8" office:value-type="string">
            <text:p text:style-name="P39"/>
          </table:table-cell>
        </table:table-row>
        <table:table-row table:style-name="Tabela1.1">
          <table:table-cell table:style-name="Tabela1.A9" office:value-type="string">
            <text:p text:style-name="P38"/>
          </table:table-cell>
          <table:table-cell table:style-name="Tabela1.B9" office:value-type="string">
            <text:p text:style-name="P38"/>
          </table:table-cell>
          <table:table-cell table:style-name="Tabela1.C9" office:value-type="string">
            <text:p text:style-name="P39"/>
          </table:table-cell>
          <table:table-cell table:style-name="Tabela1.D9" office:value-type="string">
            <text:p text:style-name="P39"/>
          </table:table-cell>
          <table:table-cell table:style-name="Tabela1.E9" office:value-type="string">
            <text:p text:style-name="P39"/>
          </table:table-cell>
          <table:table-cell table:style-name="Tabela1.F9" office:value-type="string">
            <text:p text:style-name="P41"/>
          </table:table-cell>
        </table:table-row>
      </table:table>
      <text:p text:style-name="P14"/>
      <text:p text:style-name="P104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6"/>
      <text:p text:style-name="P115"/>
      <text:p text:style-name="P99">Responsáveis</text:p>
      <text:list xml:id="list3336798002" text:style-name="WW8Num17">
        <text:list-item>
          <text:p text:style-name="P79"><text:span text:style-name="T27">Equipe </text:span><text:span text:style-name="T28">RentEase</text:span></text:p>
        </text:list-item>
      </text:list>
      <text:p text:style-name="P56">Coordenador</text:p>
      <text:p text:style-name="P44">Rennan Jose Maia da Silva</text:p>
      <text:p text:style-name="P139">Desenvolvimento</text:p>
      <text:p text:style-name="P44">Pedro Henrique Costa Menezes</text:p>
      <text:list xml:id="list183553390638746" text:continue-numbering="true" text:style-name="WW8Num17">
        <text:list-item>
          <text:p text:style-name="P80">Cliente</text:p>
        </text:list-item>
      </text:list>
      <text:p text:style-name="P81"><text:span text:style-name="T63"><text:s text:c="2"/></text:span>Gestor do Sistema</text:p>
      <text:p text:style-name="P82">A definir</text:p>
      <text:p text:style-name="P100">Documento de Visão de Projeto</text:p>
      <text:p text:style-name="P35"/>
      <text:list xml:id="list3906294496" text:style-name="WW8Num18">
        <text:list-item>
          <text:p text:style-name="P87">Objetivo</text:p>
        </text:list-item>
      </text:list>
      <text:p text:style-name="P45"/>
      <text:p text:style-name="P46">O propósito deste documento é coletar, analisar e definir as necessidades de alto-nível e características do projeto de software, focando nas potencialidades requeridas pelos afetados e usuários-alvo, e como estes requisitos serão abordados no projeto de software.</text:p>
      <text:p text:style-name="P46">A visão do projeto documenta o ambiente geral de processos a ser desenvolvido para o sistema durante o projeto, fornecendo a todos os envolvidos uma descrição compreensível deste e de suas macro-funcionalidades.</text:p>
      <text:p text:style-name="P46">O Documento de Visão de Projeto documenta apenas as necessidades e funcionalidades do sistema que estarão sendo atendidas no projeto de software.</text:p>
      <text:p text:style-name="P47"/>
      <text:p text:style-name="P47"/>
      <text:list xml:id="list183553136072954" text:continue-numbering="true" text:style-name="WW8Num18">
        <text:list-item>
          <text:p text:style-name="P87">Descrição do Projeto</text:p>
        </text:list-item>
      </text:list>
      <text:p text:style-name="P86"><text:span text:style-name="Fonte_20_parág._20_padrão1"><text:span text:style-name="T77">O projeto RentEase visa criar um ecossistema de confiança para aluguéis de longo prazo. A plataforma permitirá que usuários busquem imóveis, negociem condições e gerenciem contratos diretamente, promovendo segurança e eficiência.</text:span></text:span></text:p>
      <text:p text:style-name="P25"><text:span text:style-name="Fonte_20_parág._20_padrão1"><text:span text:style-name="T78"/></text:span></text:p>
      <text:list xml:id="list183552763269619" text:continue-numbering="true" text:style-name="WW8Num18">
        <text:list-item>
          <text:p text:style-name="P87">Envolvimento</text:p>
        </text:list-item>
      </text:list>
      <text:p text:style-name="P89"/>
      <text:list xml:id="list183553244060712" text:continue-numbering="true" text:style-name="WW8Num18">
        <text:list-item>
          <text:list>
            <text:list-item>
              <text:p text:style-name="P93">Abrangência</text:p>
            </text:list-item>
          </text:list>
        </text:list-item>
      </text:list>
      <text:p text:style-name="P47">Inicialmente, a plataforma RentEase será lançada para atender usuários da cidade de Santarém, com foco em proprietários e inquilinos locais. À medida que o sistema amadurecer e a base de usuários aumentar, haverá expansão gradual para outras cidades, regiões e eventualmente para outros países.</text:p>
      <text:p text:style-name="P47"/>
      <text:list xml:id="list183553181283306" text:continue-numbering="true" text:style-name="WW8Num18">
        <text:list-item>
          <text:list>
            <text:list-item>
              <text:p text:style-name="P93">Papel das Partes Interessadas</text:p>
            </text:list-item>
          </text:list>
        </text:list-item>
      </text:list>
      <text:p text:style-name="P94"/>
      <text:p text:style-name="P94">3.2.1 - <text:s/>Cliente</text:p>
      <text:p text:style-name="P35"/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59">Descrição</text:p>
          </table:table-cell>
          <table:table-cell table:style-name="Tabela2.B1" office:value-type="string">
            <text:list xml:id="list1813939895" text:style-name="WW8Num11">
              <text:list-item>
                <text:p text:style-name="P48">Responsável pelos requisitos funcionais e não funcionais do sistema.</text:p>
              </text:list-item>
              <text:list-item>
                <text:p text:style-name="P30"><text:span text:style-name="Fonte_20_parág._20_padrão1"><text:span text:style-name="T75">Responsável pelos testes do sistema para homologação do projeto.</text:span></text:span></text:p>
              </text:list-item>
            </text:list>
          </table:table-cell>
        </table:table-row>
        <table:table-row table:style-name="Tabela2.1">
          <table:table-cell table:style-name="Tabela2.A1" office:value-type="string">
            <text:p text:style-name="P17"><text:span text:style-name="T85">Papel no desenvolvimento</text:span></text:p>
          </table:table-cell>
          <table:table-cell table:style-name="Tabela2.B2" office:value-type="string">
            <text:list xml:id="list2236858148" text:style-name="WW8Num12">
              <text:list-item>
                <text:p text:style-name="P49">Atuar como facilitador e especificador dos requisitos sistêmicos perante a equipe de desenvolvimento.</text:p>
              </text:list-item>
              <text:list-item>
                <text:p text:style-name="P50">Garantir que as regras de negócio sejam suportadas pela base legal.</text:p>
              </text:list-item>
              <text:list-item>
                <text:p text:style-name="P50">Validar e aprovar os requisitos.</text:p>
              </text:list-item>
              <text:list-item>
                <text:p text:style-name="P50">Fornecer os parâmetros operacionais do sistema.</text:p>
              </text:list-item>
              <text:list-item>
                <text:p text:style-name="P50">Acompanhar o desenvolvimento do sistema.</text:p>
              </text:list-item>
              <text:list-item>
                <text:p text:style-name="P50">Decidir sobre a realização de reuniões com os colaboradores.</text:p>
              </text:list-item>
              <text:list-item>
                <text:p text:style-name="P50">Participar da homologação das decisões relacionadas aos sistemas.</text:p>
              </text:list-item>
              <text:list-item>
                <text:p text:style-name="P50">Participar da Homologação do produto final.</text:p>
              </text:list-item>
            </text:list>
          </table:table-cell>
        </table:table-row>
        <table:table-row table:style-name="Tabela2.1">
          <table:table-cell table:style-name="Tabela2.A1" office:value-type="string">
            <text:p text:style-name="P64">Insumos ao projeto de software</text:p>
          </table:table-cell>
          <table:table-cell table:style-name="Tabela2.B3" office:value-type="string">
            <text:list xml:id="list1855722900" text:style-name="WW8Num13">
              <text:list-item>
                <text:p text:style-name="P51">Requisitos Funcionais.</text:p>
              </text:list-item>
              <text:list-item>
                <text:p text:style-name="P52">Requisitos Não-Funcionais.</text:p>
              </text:list-item>
              <text:list-item>
                <text:p text:style-name="P52">Casos de testes para homologação do sistema.</text:p>
              </text:list-item>
              <text:list-item>
                <text:p text:style-name="P52">Consultas diversas para validação do sistema.</text:p>
              </text:list-item>
              <text:list-item>
                <text:p text:style-name="P52">Homologação das aplicações.</text:p>
              </text:list-item>
            </text:list>
          </table:table-cell>
        </table:table-row>
        <table:table-row table:style-name="Tabela2.1">
          <table:table-cell table:style-name="Tabela2.A1" office:value-type="string">
            <text:p text:style-name="P64">Representante</text:p>
          </table:table-cell>
          <table:table-cell table:style-name="Tabela2.B4" office:value-type="string">
            <text:p text:style-name="P27"><text:span text:style-name="Fonte_20_parág._20_padrão1"><text:span text:style-name="T73">A definir</text:span></text:span></text:p>
          </table:table-cell>
        </table:table-row>
      </table:table>
      <text:p text:style-name="P31"><text:soft-page-break/><text:span text:style-name="Fonte_20_parág._20_padrão1"><text:span text:style-name="T72"/></text:span></text:p>
      <text:p text:style-name="P95"/>
      <text:p text:style-name="P91"><text:span text:style-name="Fonte_20_parág._20_padrão1"><text:span text:style-name="T72">3.2.2 - Equipe de Desenvolvimento </text:span></text:span><text:span text:style-name="Fonte_20_parág._20_padrão1"><text:span text:style-name="T73">RentEase</text:span></text:span></text:p>
      <text:p text:style-name="P91"><text:span text:style-name="Fonte_20_parág._20_padrão1"><text:span text:style-name="T72"/></text:span></text:p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office:value-type="string">
            <text:p text:style-name="P60">Descrição</text:p>
          </table:table-cell>
          <table:table-cell table:style-name="Tabela3.B1" office:value-type="string">
            <text:list xml:id="list2433094572" text:style-name="WW8Num14">
              <text:list-item>
                <text:p text:style-name="P117">Responsável pela identificação dos requisitos do software e pelo desenvolvimento dos modelos estáticos e dinâmicos do projeto</text:p>
              </text:list-item>
            </text:list>
          </table:table-cell>
        </table:table-row>
        <table:table-row table:style-name="Tabela3.1">
          <table:table-cell table:style-name="Tabela3.A1" office:value-type="string">
            <text:p text:style-name="P64">Papel no desenvolvimento</text:p>
          </table:table-cell>
          <table:table-cell table:style-name="Tabela3.B2" office:value-type="string">
            <text:list xml:id="list183553429120676" text:continue-numbering="true" text:style-name="WW8Num14">
              <text:list-item>
                <text:p text:style-name="P53">Identificar e descrever as necessidades do usuário, especificando as funcionalidades do software que irão atendê-las. <text:s/></text:p>
              </text:list-item>
              <text:list-item>
                <text:p text:style-name="P53">Levantar os requisitos funcionais e não funcionais do projeto.</text:p>
              </text:list-item>
              <text:list-item>
                <text:p text:style-name="P53">Definir o que irá interagir com o sistema.</text:p>
              </text:list-item>
              <text:list-item>
                <text:p text:style-name="P53">Identificar dentro da visão lógica do sistema, a melhor forma de acomodar as necessidades do usuário, e o impacto da solução adotada sobre os requisitos do sistema.</text:p>
              </text:list-item>
              <text:list-item>
                <text:p text:style-name="P53">Em suma, responsável pela geração de um produto que atenda aos requisitos que foram identificados junto ao usuário.</text:p>
              </text:list-item>
            </text:list>
          </table:table-cell>
        </table:table-row>
        <table:table-row table:style-name="Tabela3.1">
          <table:table-cell table:style-name="Tabela3.A1" office:value-type="string">
            <text:p text:style-name="P64">Insumos ao projeto de software</text:p>
          </table:table-cell>
          <table:table-cell table:style-name="Tabela3.B3" office:value-type="string">
            <text:list xml:id="list255109960" text:style-name="WW8Num15">
              <text:list-item>
                <text:p text:style-name="P54">Documento de visão e demais documentos de requisitos de software.</text:p>
              </text:list-item>
              <text:list-item>
                <text:p text:style-name="P54">Aplicação desenvolvida de acordo com o especificado (artefatos do projeto). <text:s/></text:p>
              </text:list-item>
            </text:list>
          </table:table-cell>
        </table:table-row>
        <table:table-row table:style-name="Tabela3.1">
          <table:table-cell table:style-name="Tabela3.A1" office:value-type="string">
            <text:p text:style-name="P64">Representante</text:p>
          </table:table-cell>
          <table:table-cell table:style-name="Tabela3.B4" office:value-type="string">
            <text:p text:style-name="P27"><text:span text:style-name="Fonte_20_parág._20_padrão1"><text:span text:style-name="T73">Pedro</text:span></text:span></text:p>
          </table:table-cell>
        </table:table-row>
      </table:table>
      <text:p text:style-name="P98"><text:span text:style-name="Fonte_20_parág._20_padrão1"><text:span text:style-name="T72"/></text:span></text:p>
      <text:list xml:id="list183553158980072" text:continue-list="list183553181283306" text:style-name="WW8Num18">
        <text:list-item>
          <text:list>
            <text:list-item>
              <text:p text:style-name="P97"><text:span text:style-name="T1">Papel dos Atores</text:span></text:p>
            </text:list-item>
          </text:list>
        </text:list-item>
      </text:list>
      <text:p text:style-name="P96"/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P57">Descrição</text:p>
          </table:table-cell>
          <table:table-cell table:style-name="Tabela4.B1" office:value-type="string">
            <text:p text:style-name="P118"><text:span text:style-name="Fonte_20_parág._20_padrão1"><text:span text:style-name="T81">Proprietário de imóveis</text:span></text:span></text:p>
          </table:table-cell>
        </table:table-row>
        <table:table-row table:style-name="Tabela4.1">
          <table:table-cell table:style-name="Tabela4.A1" office:value-type="string">
            <text:p text:style-name="P26"><text:span text:style-name="T86">Papel</text:span></text:p>
          </table:table-cell>
          <table:table-cell table:style-name="Tabela4.B2" office:value-type="string">
            <text:p text:style-name="P6"><text:span text:style-name="Fonte_20_parág._20_padrão1"><text:span text:style-name="T82">Cadastrar imóveis, definir condições de aluguel (valor, duração, restrições) e gerenciar contratos ativos.</text:span></text:span></text:p>
          </table:table-cell>
        </table:table-row>
        <table:table-row table:style-name="Tabela4.1">
          <table:table-cell table:style-name="Tabela4.A1" office:value-type="string">
            <text:p text:style-name="P26"><text:span text:style-name="T86">Insumos ao sistema</text:span></text:p>
          </table:table-cell>
          <table:table-cell table:style-name="Tabela4.B3" office:value-type="string">
            <text:p text:style-name="P26"><text:span text:style-name="Fonte_20_parág._20_padrão1"><text:span text:style-name="T76">Informações detalhadas do imóvel, documentos de propriedade e feedback dos inquilinos após o término do contrato.</text:span></text:span></text:p>
          </table:table-cell>
        </table:table-row>
        <table:table-row table:style-name="Tabela4.1">
          <table:table-cell table:style-name="Tabela4.A1" office:value-type="string">
            <text:p text:style-name="P26"><text:span text:style-name="Fonte_20_parág._20_padrão1"><text:span text:style-name="T86">Representante</text:span></text:span></text:p>
          </table:table-cell>
          <table:table-cell table:style-name="Tabela4.B4" office:value-type="string">
            <text:p text:style-name="P26"><text:span text:style-name="Fonte_20_parág._20_padrão1"><text:span text:style-name="T76">A definir.</text:span></text:span></text:p>
          </table:table-cell>
        </table:table-row>
      </table:table>
      <text:p text:style-name="P15"><text:span text:style-name="Fonte_20_parág._20_padrão1"><text:span text:style-name="T76"/></text:span></text:p>
      <text:p text:style-name="P32"><text:span text:style-name="Fonte_20_parág._20_padrão1"><text:span text:style-name="T76"/></text:span></text:p>
      <table:table table:name="Tabela12" table:style-name="Tabela12">
        <table:table-column table:style-name="Tabela12.A"/>
        <table:table-column table:style-name="Tabela12.B"/>
        <table:table-row table:style-name="Tabela12.1">
          <table:table-cell table:style-name="Tabela12.A1" office:value-type="string">
            <text:p text:style-name="P58">Descrição</text:p>
          </table:table-cell>
          <table:table-cell table:style-name="Tabela12.B1" office:value-type="string">
            <text:p text:style-name="P120"><text:span text:style-name="Fonte_20_parág._20_padrão1"><text:span text:style-name="T81">Usuário</text:span></text:span></text:p>
          </table:table-cell>
        </table:table-row>
        <table:table-row table:style-name="Tabela12.1">
          <table:table-cell table:style-name="Tabela12.A1" office:value-type="string">
            <text:p text:style-name="P29"><text:span text:style-name="T86">Papel</text:span></text:p>
          </table:table-cell>
          <table:table-cell table:style-name="Tabela12.B2" office:value-type="string">
            <text:p text:style-name="P8"><text:span text:style-name="Fonte_20_parág._20_padrão1"><text:span text:style-name="T82">Realizar cadastro e navegação inicial na plataforma, explorar funcionalidades básicas.</text:span></text:span></text:p>
          </table:table-cell>
        </table:table-row>
        <table:table-row table:style-name="Tabela12.1">
          <table:table-cell table:style-name="Tabela12.A1" office:value-type="string">
            <text:p text:style-name="P29"><text:span text:style-name="T86">Insumos ao sistema</text:span></text:p>
          </table:table-cell>
          <table:table-cell table:style-name="Tabela12.B3" office:value-type="string">
            <text:p text:style-name="P29"><text:span text:style-name="Fonte_20_parág._20_padrão1"><text:span text:style-name="T76">Dados de cadastro, como nome, e-mail, e preferências de navegação.</text:span></text:span></text:p>
          </table:table-cell>
        </table:table-row>
        <table:table-row table:style-name="Tabela12.1">
          <table:table-cell table:style-name="Tabela12.A1" office:value-type="string">
            <text:p text:style-name="P29"><text:span text:style-name="Fonte_20_parág._20_padrão1"><text:span text:style-name="T86">Representante</text:span></text:span></text:p>
          </table:table-cell>
          <table:table-cell table:style-name="Tabela12.B4" office:value-type="string">
            <text:p text:style-name="P29"><text:span text:style-name="Fonte_20_parág._20_padrão1"><text:span text:style-name="T76">A definir.</text:span></text:span></text:p>
          </table:table-cell>
        </table:table-row>
      </table:table>
      <text:p text:style-name="P103"><text:span text:style-name="Fonte_20_parág._20_padrão1"><text:span text:style-name="T76"/></text:span></text:p>
      <text:p text:style-name="P103"><text:span text:style-name="Fonte_20_parág._20_padrão1"><text:span text:style-name="T76"/></text:span></text:p>
      <table:table table:name="Tabela7" table:style-name="Tabela7">
        <table:table-column table:style-name="Tabela7.A"/>
        <table:table-column table:style-name="Tabela7.B"/>
        <table:table-row table:style-name="Tabela7.1">
          <table:table-cell table:style-name="Tabela7.A1" office:value-type="string">
            <text:p text:style-name="P65">Descrição</text:p>
          </table:table-cell>
          <table:table-cell table:style-name="Tabela7.B1" office:value-type="string">
            <text:p text:style-name="P119"><text:span text:style-name="Fonte_20_parág._20_padrão1"><text:span text:style-name="T80">Inquilino</text:span></text:span></text:p>
          </table:table-cell>
        </table:table-row>
        <table:table-row table:style-name="Tabela7.1">
          <table:table-cell table:style-name="Tabela7.A1" office:value-type="string">
            <text:p text:style-name="P28"><text:span text:style-name="T78">Papel</text:span></text:p>
          </table:table-cell>
          <table:table-cell table:style-name="Tabela7.B2" office:value-type="string">
            <text:p text:style-name="P7"><text:span text:style-name="Fonte_20_parág._20_padrão1"><text:span text:style-name="T82">Buscar, consultar e alugar imóveis, gerenciar pagamentos e contratos, avaliar imóveis e proprietários.</text:span></text:span></text:p>
          </table:table-cell>
        </table:table-row>
        <table:table-row table:style-name="Tabela7.1">
          <table:table-cell table:style-name="Tabela7.A1" office:value-type="string">
            <text:p text:style-name="P28"><text:span text:style-name="T78">Insumos ao sistema</text:span></text:p>
          </table:table-cell>
          <table:table-cell table:style-name="Tabela7.B3" office:value-type="string">
            <text:p text:style-name="P28"><text:span text:style-name="Fonte_20_parág._20_padrão1"><text:span text:style-name="T82">Dados pessoais completos, preferências de busca, registros de pagamentos e contratos, feedbacks e </text:span></text:span><text:soft-page-break/><text:span text:style-name="Fonte_20_parág._20_padrão1"><text:span text:style-name="T82">avaliações.</text:span></text:span></text:p>
          </table:table-cell>
        </table:table-row>
        <table:table-row table:style-name="Tabela7.1">
          <table:table-cell table:style-name="Tabela7.A1" office:value-type="string">
            <text:p text:style-name="P28"><text:span text:style-name="Fonte_20_parág._20_padrão1"><text:span text:style-name="T78">Representante</text:span></text:span></text:p>
          </table:table-cell>
          <table:table-cell table:style-name="Tabela7.B4" office:value-type="string">
            <text:p text:style-name="P28"><text:span text:style-name="Fonte_20_parág._20_padrão1"><text:span text:style-name="T82">A definir.</text:span></text:span></text:p>
          </table:table-cell>
        </table:table-row>
      </table:table>
      <text:p text:style-name="P105"/>
      <text:p text:style-name="P105"/>
      <table:table table:name="Tabela8" table:style-name="Tabela8">
        <table:table-column table:style-name="Tabela8.A"/>
        <table:table-column table:style-name="Tabela8.B"/>
        <table:table-row table:style-name="Tabela8.1">
          <table:table-cell table:style-name="Tabela8.A1" office:value-type="string">
            <text:p text:style-name="P65">Descrição</text:p>
          </table:table-cell>
          <table:table-cell table:style-name="Tabela8.B1" office:value-type="string">
            <text:p text:style-name="P5">Administrador</text:p>
          </table:table-cell>
        </table:table-row>
        <table:table-row table:style-name="Tabela8.1">
          <table:table-cell table:style-name="Tabela8.A1" office:value-type="string">
            <text:p text:style-name="P28"><text:span text:style-name="T78">Papel</text:span></text:p>
          </table:table-cell>
          <table:table-cell table:style-name="Tabela8.B2" office:value-type="string">
            <text:p text:style-name="P7"><text:span text:style-name="Fonte_20_parág._20_padrão1"><text:span text:style-name="T82">Gerenciar usuários, moderar conteúdo, resolver disputas e manter a integridade do sistema.</text:span></text:span></text:p>
          </table:table-cell>
        </table:table-row>
        <table:table-row table:style-name="Tabela8.1">
          <table:table-cell table:style-name="Tabela8.A1" office:value-type="string">
            <text:p text:style-name="P28"><text:span text:style-name="T78">Insumos ao sistema</text:span></text:p>
          </table:table-cell>
          <table:table-cell table:style-name="Tabela8.B3" office:value-type="string">
            <text:p text:style-name="P28"><text:span text:style-name="Fonte_20_parág._20_padrão1"><text:span text:style-name="T82">Relatórios de desempenho, feedback dos usuários e dados gerais de utilização da plataforma.</text:span></text:span></text:p>
          </table:table-cell>
        </table:table-row>
        <table:table-row table:style-name="Tabela8.1">
          <table:table-cell table:style-name="Tabela8.A1" office:value-type="string">
            <text:p text:style-name="P28"><text:span text:style-name="Fonte_20_parág._20_padrão1"><text:span text:style-name="T86">Representante</text:span></text:span></text:p>
          </table:table-cell>
          <table:table-cell table:style-name="Tabela8.B4" office:value-type="string">
            <text:p text:style-name="P28"><text:span text:style-name="Fonte_20_parág._20_padrão1"><text:span text:style-name="T76">Equipe RentEase.</text:span></text:span></text:p>
          </table:table-cell>
        </table:table-row>
      </table:table>
      <text:list xml:id="list183552971707465" text:continue-numbering="true" text:style-name="WW8Num18">
        <text:list-header>
          <text:p text:style-name="P88"><text:span text:style-name="T62"/></text:p>
        </text:list-header>
        <text:list-item>
          <text:p text:style-name="P88">Necessidades e Funcionalidades</text:p>
        </text:list-item>
      </text:list>
      <text:p text:style-name="P66"/>
      <table:table table:name="Tabela5" table:style-name="Tabela5">
        <table:table-column table:style-name="Tabela5.A"/>
        <table:table-column table:style-name="Tabela5.B"/>
        <table:table-column table:style-name="Tabela5.C"/>
        <table:table-row table:style-name="Tabela5.1">
          <table:table-cell table:style-name="Tabela5.A1" table:number-columns-spanned="2" office:value-type="string">
            <text:p text:style-name="P18"><text:span text:style-name="Fonte_20_parág._20_padrão1"><text:span text:style-name="T87">Necessidade 1</text:span></text:span></text:p>
          </table:table-cell>
          <table:covered-table-cell/>
          <table:table-cell table:style-name="Tabela5.C1" office:value-type="string">
            <text:p text:style-name="P21"><text:span text:style-name="T87">Benefício</text:span></text:p>
          </table:table-cell>
        </table:table-row>
        <table:table-row table:style-name="Tabela5.1">
          <table:table-cell table:style-name="Tabela5.A2" table:number-columns-spanned="2" office:value-type="string">
            <text:p text:style-name="P18"><text:span text:style-name="Fonte_20_parág._20_padrão1"><text:span text:style-name="T85">Gerenciar Imóveis</text:span></text:span></text:p>
          </table:table-cell>
          <table:covered-table-cell/>
          <table:table-cell table:style-name="Tabela5.C2" office:value-type="string">
            <text:p text:style-name="P21"><text:span text:style-name="Fonte_20_parág._20_padrão1"><text:span text:style-name="T87">&lt;Crítico&gt;</text:span></text:span></text:p>
          </table:table-cell>
        </table:table-row>
        <table:table-row table:style-name="Tabela5.1">
          <table:table-cell table:style-name="Tabela5.A3" office:value-type="string">
            <text:p text:style-name="P18"><text:span text:style-name="T85">Id Func.</text:span></text:p>
          </table:table-cell>
          <table:table-cell table:style-name="Tabela5.B3" table:number-columns-spanned="2" office:value-type="string">
            <text:p text:style-name="P61">Descrição das Funcionalidades/atores envolvidos</text:p>
          </table:table-cell>
          <table:covered-table-cell/>
        </table:table-row>
        <table:table-row table:style-name="Tabela5.1">
          <table:table-cell table:style-name="Tabela5.A4" table:number-rows-spanned="2" office:value-type="string">
            <text:p text:style-name="P61">F1.1</text:p>
          </table:table-cell>
          <table:table-cell table:style-name="Tabela5.B4" table:number-columns-spanned="2" office:value-type="string">
            <text:p text:style-name="P40">Cadastrar Imóvel</text:p>
          </table:table-cell>
          <table:covered-table-cell/>
        </table:table-row>
        <table:table-row table:style-name="Tabela5.1">
          <table:covered-table-cell table:style-name="Tabela5.A4"/>
          <table:table-cell table:style-name="Tabela5.B5" table:number-columns-spanned="2" office:value-type="string">
            <text:p text:style-name="P61">Proprietário</text:p>
          </table:table-cell>
          <table:covered-table-cell/>
        </table:table-row>
        <table:table-row table:style-name="Tabela5.1">
          <table:table-cell table:style-name="Tabela5.A6" table:number-rows-spanned="2" office:value-type="string">
            <text:p text:style-name="P61">F1.2</text:p>
          </table:table-cell>
          <table:table-cell table:style-name="Tabela5.B6" table:number-columns-spanned="2" office:value-type="string">
            <text:p text:style-name="P40">Editar Informações do Imóve<text:span text:style-name="T94">l</text:span></text:p>
          </table:table-cell>
          <table:covered-table-cell/>
        </table:table-row>
        <table:table-row table:style-name="Tabela5.1">
          <table:covered-table-cell table:style-name="Tabela5.A6"/>
          <table:table-cell table:style-name="Tabela5.B7" table:number-columns-spanned="2" office:value-type="string">
            <text:p text:style-name="P61">Proprietário</text:p>
          </table:table-cell>
          <table:covered-table-cell/>
        </table:table-row>
        <table:table-row table:style-name="Tabela5.1">
          <table:table-cell table:style-name="Tabela5.A8" table:number-rows-spanned="2" office:value-type="string">
            <text:p text:style-name="P61">F1.3</text:p>
          </table:table-cell>
          <table:table-cell table:style-name="Tabela5.B8" table:number-columns-spanned="2" office:value-type="string">
            <text:p text:style-name="P40">Listar Imóveis Disponíveis</text:p>
          </table:table-cell>
          <table:covered-table-cell/>
        </table:table-row>
        <table:table-row table:style-name="Tabela5.1">
          <table:covered-table-cell table:style-name="Tabela5.A8"/>
          <table:table-cell table:style-name="Tabela5.B9" table:number-columns-spanned="2" office:value-type="string">
            <text:p text:style-name="P61">Inquilino</text:p>
          </table:table-cell>
          <table:covered-table-cell/>
        </table:table-row>
        <table:table-row table:style-name="Tabela5.1">
          <table:table-cell table:style-name="Tabela5.A10" table:number-rows-spanned="2" office:value-type="string">
            <text:p text:style-name="P61">F1.4</text:p>
          </table:table-cell>
          <table:table-cell table:style-name="Tabela5.B10" table:number-columns-spanned="2" office:value-type="string">
            <text:p text:style-name="P40">Visualizar Detalhes do Imóvel</text:p>
          </table:table-cell>
          <table:covered-table-cell/>
        </table:table-row>
        <table:table-row table:style-name="Tabela5.1">
          <table:covered-table-cell table:style-name="Tabela5.A10"/>
          <table:table-cell table:style-name="Tabela5.B11" table:number-columns-spanned="2" office:value-type="string">
            <text:p text:style-name="P61">Inquilino</text:p>
          </table:table-cell>
          <table:covered-table-cell/>
        </table:table-row>
        <table:table-row table:style-name="Tabela5.1">
          <table:table-cell table:style-name="Tabela5.A12" table:number-rows-spanned="2" office:value-type="string">
            <text:p text:style-name="P61">F1.5</text:p>
          </table:table-cell>
          <table:table-cell table:style-name="Tabela5.B12" table:number-columns-spanned="2" office:value-type="string">
            <text:p text:style-name="P40">Remover Imóvel</text:p>
          </table:table-cell>
          <table:covered-table-cell/>
        </table:table-row>
        <table:table-row table:style-name="Tabela5.1">
          <table:covered-table-cell table:style-name="Tabela5.A12"/>
          <table:table-cell table:style-name="Tabela5.B13" table:number-columns-spanned="2" office:value-type="string">
            <text:p text:style-name="P61">Proprietário</text:p>
          </table:table-cell>
          <table:covered-table-cell/>
        </table:table-row>
        <table:table-row table:style-name="Tabela5.1">
          <table:table-cell table:style-name="Tabela5.A14" table:number-rows-spanned="2" office:value-type="string">
            <text:p text:style-name="P112">F1.6</text:p>
          </table:table-cell>
          <table:table-cell table:style-name="Tabela5.B14" table:number-columns-spanned="2" office:value-type="string">
            <text:p text:style-name="P67">Adicionar Fotos e Documentos do Imóvel</text:p>
          </table:table-cell>
          <table:covered-table-cell/>
        </table:table-row>
        <table:table-row table:style-name="Tabela5.1">
          <table:covered-table-cell table:style-name="Tabela5.A14"/>
          <table:table-cell table:style-name="Tabela5.B15" table:number-columns-spanned="2" office:value-type="string">
            <text:p text:style-name="P61">Proprietário</text:p>
          </table:table-cell>
          <table:covered-table-cell/>
        </table:table-row>
        <table:table-row table:style-name="Tabela5.1">
          <table:table-cell table:style-name="Tabela5.A16" table:number-rows-spanned="2" office:value-type="string">
            <text:p text:style-name="P112">F1.7</text:p>
          </table:table-cell>
          <table:table-cell table:style-name="Tabela5.B16" table:number-columns-spanned="2" office:value-type="string">
            <text:p text:style-name="P67">Buscar Imóveis por Filtros</text:p>
          </table:table-cell>
          <table:covered-table-cell/>
        </table:table-row>
        <table:table-row table:style-name="Tabela5.1">
          <table:covered-table-cell table:style-name="Tabela5.A16"/>
          <table:table-cell table:style-name="Tabela5.B17" table:number-columns-spanned="2" office:value-type="string">
            <text:p text:style-name="P61">Inquilino</text:p>
          </table:table-cell>
          <table:covered-table-cell/>
        </table:table-row>
      </table:table>
      <text:p text:style-name="P89"/>
      <text:p text:style-name="P90"/>
      <table:table table:name="Tabela9" table:style-name="Tabela9">
        <table:table-column table:style-name="Tabela9.A"/>
        <table:table-column table:style-name="Tabela9.B"/>
        <table:table-column table:style-name="Tabela9.C"/>
        <table:table-row table:style-name="Tabela9.1">
          <table:table-cell table:style-name="Tabela9.A1" table:number-columns-spanned="2" office:value-type="string">
            <text:p text:style-name="P19"><text:span text:style-name="Fonte_20_parág._20_padrão1"><text:span text:style-name="T87">Necessidade </text:span></text:span><text:span text:style-name="Fonte_20_parág._20_padrão1"><text:span text:style-name="T88">2</text:span></text:span></text:p>
          </table:table-cell>
          <table:covered-table-cell/>
          <table:table-cell table:style-name="Tabela9.C1" office:value-type="string">
            <text:p text:style-name="P23"><text:span text:style-name="T87">Benefício</text:span></text:p>
          </table:table-cell>
        </table:table-row>
        <table:table-row table:style-name="Tabela9.1">
          <table:table-cell table:style-name="Tabela9.A2" table:number-columns-spanned="2" office:value-type="string">
            <text:p text:style-name="P19"><text:span text:style-name="Fonte_20_parág._20_padrão1"><text:span text:style-name="T85">Gerenciar Contratos de Aluguel</text:span></text:span></text:p>
          </table:table-cell>
          <table:covered-table-cell/>
          <table:table-cell table:style-name="Tabela9.C2" office:value-type="string">
            <text:p text:style-name="P23"><text:span text:style-name="Fonte_20_parág._20_padrão1"><text:span text:style-name="T87">&lt;Crítico&gt;</text:span></text:span></text:p>
          </table:table-cell>
        </table:table-row>
        <table:table-row table:style-name="Tabela9.1">
          <table:table-cell table:style-name="Tabela9.A3" office:value-type="string">
            <text:p text:style-name="P19"><text:span text:style-name="T85">Id Func.</text:span></text:p>
          </table:table-cell>
          <table:table-cell table:style-name="Tabela9.B3" table:number-columns-spanned="2" office:value-type="string">
            <text:p text:style-name="P62">Descrição das Funcionalidades/atores envolvidos</text:p>
          </table:table-cell>
          <table:covered-table-cell/>
        </table:table-row>
        <table:table-row table:style-name="Tabela9.1">
          <table:table-cell table:style-name="Tabela9.A4" table:number-rows-spanned="2" office:value-type="string">
            <text:p text:style-name="P62">F<text:span text:style-name="T94">2</text:span>.1</text:p>
          </table:table-cell>
          <table:table-cell table:style-name="Tabela9.B4" table:number-columns-spanned="2" office:value-type="string">
            <text:p text:style-name="P42">Iniciar Contrato de Aluguel</text:p>
          </table:table-cell>
          <table:covered-table-cell/>
        </table:table-row>
        <table:table-row table:style-name="Tabela9.1">
          <table:covered-table-cell table:style-name="Tabela9.A4"/>
          <table:table-cell table:style-name="Tabela9.B5" table:number-columns-spanned="2" office:value-type="string">
            <text:p text:style-name="P62">Proprietário, Inquilino</text:p>
          </table:table-cell>
          <table:covered-table-cell/>
        </table:table-row>
        <table:table-row table:style-name="Tabela9.1">
          <table:table-cell table:style-name="Tabela9.A6" table:number-rows-spanned="2" office:value-type="string">
            <text:p text:style-name="P62">F<text:span text:style-name="T94">2</text:span>.2</text:p>
          </table:table-cell>
          <table:table-cell table:style-name="Tabela9.B6" table:number-columns-spanned="2" office:value-type="string">
            <text:p text:style-name="P42">Visualizar Status do Contrato</text:p>
          </table:table-cell>
          <table:covered-table-cell/>
        </table:table-row>
        <table:table-row table:style-name="Tabela9.1">
          <table:covered-table-cell table:style-name="Tabela9.A6"/>
          <table:table-cell table:style-name="Tabela9.B7" table:number-columns-spanned="2" office:value-type="string">
            <text:p text:style-name="P62">Proprietário, Inquilino</text:p>
          </table:table-cell>
          <table:covered-table-cell/>
        </table:table-row>
        <table:table-row table:style-name="Tabela9.1">
          <table:table-cell table:style-name="Tabela9.A8" table:number-rows-spanned="2" office:value-type="string">
            <text:p text:style-name="P62">F<text:span text:style-name="T94">2</text:span>.3</text:p>
          </table:table-cell>
          <table:table-cell table:style-name="Tabela9.B8" table:number-columns-spanned="2" office:value-type="string">
            <text:p text:style-name="P42">Atualizar Contrato (Pagamentos/Detalhes)</text:p>
          </table:table-cell>
          <table:covered-table-cell/>
        </table:table-row>
        <table:table-row table:style-name="Tabela9.1">
          <table:covered-table-cell table:style-name="Tabela9.A8"/>
          <table:table-cell table:style-name="Tabela9.B9" table:number-columns-spanned="2" office:value-type="string">
            <text:p text:style-name="P62">Proprietário</text:p>
          </table:table-cell>
          <table:covered-table-cell/>
        </table:table-row>
        <table:table-row table:style-name="Tabela9.1">
          <table:table-cell table:style-name="Tabela9.A10" table:number-rows-spanned="2" office:value-type="string">
            <text:p text:style-name="P62">F<text:span text:style-name="T94">2</text:span>.4</text:p>
          </table:table-cell>
          <table:table-cell table:style-name="Tabela9.B10" table:number-columns-spanned="2" office:value-type="string">
            <text:p text:style-name="P42">Encerrar Contrato</text:p>
          </table:table-cell>
          <table:covered-table-cell/>
        </table:table-row>
        <table:table-row table:style-name="Tabela9.1">
          <table:covered-table-cell table:style-name="Tabela9.A10"/>
          <table:table-cell table:style-name="Tabela9.B11" table:number-columns-spanned="2" office:value-type="string">
            <text:p text:style-name="P62">Inquilino</text:p>
          </table:table-cell>
          <table:covered-table-cell/>
        </table:table-row>
        <table:table-row table:style-name="Tabela9.1">
          <table:table-cell table:style-name="Tabela9.A12" table:number-rows-spanned="2" office:value-type="string">
            <text:p text:style-name="P62">F<text:span text:style-name="T94">2</text:span>.5</text:p>
          </table:table-cell>
          <table:table-cell table:style-name="Tabela9.B12" table:number-columns-spanned="2" office:value-type="string">
            <text:p text:style-name="P42">Renovar Contrato</text:p>
          </table:table-cell>
          <table:covered-table-cell/>
        </table:table-row>
        <table:table-row table:style-name="Tabela9.1">
          <table:covered-table-cell table:style-name="Tabela9.A12"/>
          <table:table-cell table:style-name="Tabela9.B13" table:number-columns-spanned="2" office:value-type="string">
            <text:p text:style-name="P62">Proprietário, Inquilino</text:p>
          </table:table-cell>
          <table:covered-table-cell/>
        </table:table-row>
        <table:table-row table:style-name="Tabela9.1">
          <table:table-cell table:style-name="Tabela9.A14" table:number-rows-spanned="2" office:value-type="string">
            <text:p text:style-name="P112">F2.6</text:p>
          </table:table-cell>
          <table:table-cell table:style-name="Tabela9.B14" table:number-columns-spanned="2" office:value-type="string">
            <text:p text:style-name="P68">Gerar Termo Digital de Aluguel</text:p>
          </table:table-cell>
          <table:covered-table-cell/>
        </table:table-row>
        <table:table-row table:style-name="Tabela9.1">
          <table:covered-table-cell table:style-name="Tabela9.A15"/>
          <table:table-cell table:style-name="Tabela9.B15" table:number-columns-spanned="2" office:value-type="string">
            <text:p text:style-name="P62">Proprietário, Inquilino</text:p>
          </table:table-cell>
          <table:covered-table-cell/>
        </table:table-row>
      </table:table>
      <text:p text:style-name="P107"/>
      <text:p text:style-name="P107"/>
      <table:table table:name="Tabela10" table:style-name="Tabela10">
        <table:table-column table:style-name="Tabela10.A"/>
        <table:table-column table:style-name="Tabela10.B"/>
        <table:table-column table:style-name="Tabela10.C"/>
        <table:table-row table:style-name="Tabela10.1">
          <table:table-cell table:style-name="Tabela10.A1" table:number-columns-spanned="2" office:value-type="string">
            <text:p text:style-name="P19"><text:span text:style-name="Fonte_20_parág._20_padrão1"><text:span text:style-name="T87">Necessidade </text:span></text:span><text:span text:style-name="Fonte_20_parág._20_padrão1"><text:span text:style-name="T88">3</text:span></text:span></text:p>
          </table:table-cell>
          <table:covered-table-cell/>
          <table:table-cell table:style-name="Tabela10.C1" office:value-type="string">
            <text:p text:style-name="P23"><text:span text:style-name="T87">Benefício</text:span></text:p>
          </table:table-cell>
        </table:table-row>
        <table:table-row table:style-name="Tabela10.1">
          <table:table-cell table:style-name="Tabela10.A2" table:number-columns-spanned="2" office:value-type="string">
            <text:p text:style-name="P19"><text:span text:style-name="Fonte_20_parág._20_padrão1"><text:span text:style-name="T85">Gerenciar Contratos de Aluguel</text:span></text:span></text:p>
          </table:table-cell>
          <table:covered-table-cell/>
          <table:table-cell table:style-name="Tabela10.C2" office:value-type="string">
            <text:p text:style-name="P23"><text:span text:style-name="Fonte_20_parág._20_padrão1"><text:span text:style-name="T87">&lt;</text:span></text:span><text:span text:style-name="Fonte_20_parág._20_padrão1"><text:span text:style-name="T89">Alto</text:span></text:span><text:span text:style-name="Fonte_20_parág._20_padrão1"><text:span text:style-name="T87">&gt;</text:span></text:span></text:p>
          </table:table-cell>
        </table:table-row>
        <table:table-row table:style-name="Tabela10.1">
          <table:table-cell table:style-name="Tabela10.A3" office:value-type="string">
            <text:p text:style-name="P19"><text:span text:style-name="T85">Id </text:span><text:soft-page-break/><text:span text:style-name="T85">Func.</text:span></text:p>
          </table:table-cell>
          <table:table-cell table:style-name="Tabela10.B3" table:number-columns-spanned="2" office:value-type="string">
            <text:p text:style-name="P62">Descrição das Funcionalidades/atores envolvidos</text:p>
          </table:table-cell>
          <table:covered-table-cell/>
        </table:table-row>
        <table:table-row table:style-name="Tabela10.1">
          <table:table-cell table:style-name="Tabela10.A4" table:number-rows-spanned="2" office:value-type="string">
            <text:p text:style-name="P62">F<text:span text:style-name="T95">3</text:span>.1</text:p>
          </table:table-cell>
          <table:table-cell table:style-name="Tabela10.B4" table:number-columns-spanned="2" office:value-type="string">
            <text:p text:style-name="P42">Efetuar Pagamento de Aluguel</text:p>
          </table:table-cell>
          <table:covered-table-cell/>
        </table:table-row>
        <table:table-row table:style-name="Tabela10.1">
          <table:covered-table-cell table:style-name="Tabela10.A4"/>
          <table:table-cell table:style-name="Tabela10.B5" table:number-columns-spanned="2" office:value-type="string">
            <text:p text:style-name="P62">Inquilino</text:p>
          </table:table-cell>
          <table:covered-table-cell/>
        </table:table-row>
        <table:table-row table:style-name="Tabela10.1">
          <table:table-cell table:style-name="Tabela10.A6" table:number-rows-spanned="2" office:value-type="string">
            <text:p text:style-name="P62">F<text:span text:style-name="T95">3</text:span>.2</text:p>
          </table:table-cell>
          <table:table-cell table:style-name="Tabela10.B6" table:number-columns-spanned="2" office:value-type="string">
            <text:p text:style-name="P42">Gerar Recibo de Pagamento</text:p>
          </table:table-cell>
          <table:covered-table-cell/>
        </table:table-row>
        <table:table-row table:style-name="Tabela10.1">
          <table:covered-table-cell table:style-name="Tabela10.A6"/>
          <table:table-cell table:style-name="Tabela10.B7" table:number-columns-spanned="2" office:value-type="string">
            <text:p text:style-name="P62">Inquilino</text:p>
          </table:table-cell>
          <table:covered-table-cell/>
        </table:table-row>
        <table:table-row table:style-name="Tabela10.1">
          <table:table-cell table:style-name="Tabela10.A8" table:number-rows-spanned="2" office:value-type="string">
            <text:p text:style-name="P62">F<text:span text:style-name="T95">3</text:span>.3</text:p>
          </table:table-cell>
          <table:table-cell table:style-name="Tabela10.B8" table:number-columns-spanned="2" office:value-type="string">
            <text:p text:style-name="P42">Confirmar Recebimento</text:p>
          </table:table-cell>
          <table:covered-table-cell/>
        </table:table-row>
        <table:table-row table:style-name="Tabela10.1">
          <table:covered-table-cell table:style-name="Tabela10.A8"/>
          <table:table-cell table:style-name="Tabela10.B9" table:number-columns-spanned="2" office:value-type="string">
            <text:p text:style-name="P62">Proprietário</text:p>
          </table:table-cell>
          <table:covered-table-cell/>
        </table:table-row>
        <table:table-row table:style-name="Tabela10.1">
          <table:table-cell table:style-name="Tabela10.A10" table:number-rows-spanned="2" office:value-type="string">
            <text:p text:style-name="P62">F<text:span text:style-name="T95">3</text:span>.4</text:p>
          </table:table-cell>
          <table:table-cell table:style-name="Tabela10.B10" table:number-columns-spanned="2" office:value-type="string">
            <text:p text:style-name="P42">Consultar Histórico de Pagamentos</text:p>
          </table:table-cell>
          <table:covered-table-cell/>
        </table:table-row>
        <table:table-row table:style-name="Tabela10.1">
          <table:covered-table-cell table:style-name="Tabela10.A10"/>
          <table:table-cell table:style-name="Tabela10.B11" table:number-columns-spanned="2" office:value-type="string">
            <text:p text:style-name="P62">Proprietário, Inquilino</text:p>
          </table:table-cell>
          <table:covered-table-cell/>
        </table:table-row>
        <table:table-row table:style-name="Tabela10.1">
          <table:table-cell table:style-name="Tabela10.A12" table:number-rows-spanned="2" office:value-type="string">
            <text:p text:style-name="P62">F<text:span text:style-name="T95">3</text:span>.5</text:p>
          </table:table-cell>
          <table:table-cell table:style-name="Tabela10.B12" table:number-columns-spanned="2" office:value-type="string">
            <text:p text:style-name="P42">Notificar Pagamentos Pendentes</text:p>
          </table:table-cell>
          <table:covered-table-cell/>
        </table:table-row>
        <table:table-row table:style-name="Tabela10.1">
          <table:covered-table-cell table:style-name="Tabela10.A12"/>
          <table:table-cell table:style-name="Tabela10.B13" table:number-columns-spanned="2" office:value-type="string">
            <text:p text:style-name="P62">Inquilino</text:p>
          </table:table-cell>
          <table:covered-table-cell/>
        </table:table-row>
        <table:table-row table:style-name="Tabela10.1">
          <table:table-cell table:style-name="Tabela10.A14" table:number-rows-spanned="2" office:value-type="string">
            <text:p text:style-name="P112">F<text:span text:style-name="T95">3</text:span>.6</text:p>
          </table:table-cell>
          <table:table-cell table:style-name="Tabela10.B14" table:number-columns-spanned="2" office:value-type="string">
            <text:p text:style-name="P68">Emitir Relatórios Financeiros</text:p>
          </table:table-cell>
          <table:covered-table-cell/>
        </table:table-row>
        <table:table-row table:style-name="Tabela10.1">
          <table:covered-table-cell table:style-name="Tabela10.A15"/>
          <table:table-cell table:style-name="Tabela10.B15" table:number-columns-spanned="2" office:value-type="string">
            <text:p text:style-name="P62">Administrador</text:p>
          </table:table-cell>
          <table:covered-table-cell/>
        </table:table-row>
      </table:table>
      <text:p text:style-name="P107"/>
      <text:p text:style-name="P108"/>
      <table:table table:name="Tabela11" table:style-name="Tabela11">
        <table:table-column table:style-name="Tabela11.A"/>
        <table:table-column table:style-name="Tabela11.B"/>
        <table:table-column table:style-name="Tabela11.C"/>
        <table:table-row table:style-name="Tabela11.1">
          <table:table-cell table:style-name="Tabela11.A1" table:number-columns-spanned="2" office:value-type="string">
            <text:p text:style-name="P20"><text:span text:style-name="Fonte_20_parág._20_padrão1"><text:span text:style-name="T87">Necessidade </text:span></text:span><text:span text:style-name="Fonte_20_parág._20_padrão1"><text:span text:style-name="T89">4</text:span></text:span></text:p>
          </table:table-cell>
          <table:covered-table-cell/>
          <table:table-cell table:style-name="Tabela11.C1" office:value-type="string">
            <text:p text:style-name="P74"><text:span text:style-name="T9">Benefício</text:span></text:p>
          </table:table-cell>
        </table:table-row>
        <table:table-row table:style-name="Tabela11.1">
          <table:table-cell table:style-name="Tabela11.A2" table:number-columns-spanned="2" office:value-type="string">
            <text:p text:style-name="P20"><text:span text:style-name="Fonte_20_parág._20_padrão1"><text:span text:style-name="T85">Gerenciar Usuários e Perfis</text:span></text:span></text:p>
          </table:table-cell>
          <table:covered-table-cell/>
          <table:table-cell table:style-name="Tabela11.C2" office:value-type="string">
            <text:p text:style-name="P24"><text:span text:style-name="Fonte_20_parág._20_padrão1"><text:span text:style-name="T87">&lt;Crítico&gt;</text:span></text:span></text:p>
          </table:table-cell>
        </table:table-row>
        <table:table-row table:style-name="Tabela11.1">
          <table:table-cell table:style-name="Tabela11.A3" office:value-type="string">
            <text:p text:style-name="P75"><text:span text:style-name="T7">Id Func.</text:span></text:p>
          </table:table-cell>
          <table:table-cell table:style-name="Tabela11.B3" table:number-columns-spanned="2" office:value-type="string">
            <text:p text:style-name="P63">Descrição das Funcionalidades/atores envolvidos</text:p>
          </table:table-cell>
          <table:covered-table-cell/>
        </table:table-row>
        <table:table-row table:style-name="Tabela11.1">
          <table:table-cell table:style-name="Tabela11.A4" table:number-rows-spanned="2" office:value-type="string">
            <text:p text:style-name="P63">F<text:span text:style-name="T95">4</text:span>.1</text:p>
          </table:table-cell>
          <table:table-cell table:style-name="Tabela11.B4" table:number-columns-spanned="2" office:value-type="string">
            <text:p text:style-name="P43">Cadastrar Usuário (Proprietário/Inquilino)</text:p>
          </table:table-cell>
          <table:covered-table-cell/>
        </table:table-row>
        <table:table-row table:style-name="Tabela11.1">
          <table:covered-table-cell table:style-name="Tabela11.A4"/>
          <table:table-cell table:style-name="Tabela11.B5" table:number-columns-spanned="2" office:value-type="string">
            <text:p text:style-name="P63">Usuário</text:p>
          </table:table-cell>
          <table:covered-table-cell/>
        </table:table-row>
        <table:table-row table:style-name="Tabela11.1">
          <table:table-cell table:style-name="Tabela11.A6" table:number-rows-spanned="2" office:value-type="string">
            <text:p text:style-name="P63">F<text:span text:style-name="T95">4</text:span>.2</text:p>
          </table:table-cell>
          <table:table-cell table:style-name="Tabela11.B6" table:number-columns-spanned="2" office:value-type="string">
            <text:p text:style-name="P43">Editar Informações do Perfil</text:p>
          </table:table-cell>
          <table:covered-table-cell/>
        </table:table-row>
        <table:table-row table:style-name="Tabela11.1">
          <table:covered-table-cell table:style-name="Tabela11.A6"/>
          <table:table-cell table:style-name="Tabela11.B7" table:number-columns-spanned="2" office:value-type="string">
            <text:p text:style-name="P63">Usuário</text:p>
          </table:table-cell>
          <table:covered-table-cell/>
        </table:table-row>
        <table:table-row table:style-name="Tabela11.1">
          <table:table-cell table:style-name="Tabela11.A8" table:number-rows-spanned="2" office:value-type="string">
            <text:p text:style-name="P63">F<text:span text:style-name="T95">4</text:span>.3</text:p>
          </table:table-cell>
          <table:table-cell table:style-name="Tabela11.B8" table:number-columns-spanned="2" office:value-type="string">
            <text:p text:style-name="P43">Visualizar Perfil de Usuários</text:p>
          </table:table-cell>
          <table:covered-table-cell/>
        </table:table-row>
        <table:table-row table:style-name="Tabela11.1">
          <table:covered-table-cell table:style-name="Tabela11.A8"/>
          <table:table-cell table:style-name="Tabela11.B9" table:number-columns-spanned="2" office:value-type="string">
            <text:p text:style-name="P63">Proprietário, Inquilino</text:p>
          </table:table-cell>
          <table:covered-table-cell/>
        </table:table-row>
        <table:table-row table:style-name="Tabela11.1">
          <table:table-cell table:style-name="Tabela11.A10" table:number-rows-spanned="2" office:value-type="string">
            <text:p text:style-name="P63">F<text:span text:style-name="T95">4</text:span>.4</text:p>
          </table:table-cell>
          <table:table-cell table:style-name="Tabela11.B10" table:number-columns-spanned="2" office:value-type="string">
            <text:p text:style-name="P43">Verificar Documentos de Cadastro</text:p>
          </table:table-cell>
          <table:covered-table-cell/>
        </table:table-row>
        <table:table-row table:style-name="Tabela11.1">
          <table:covered-table-cell table:style-name="Tabela11.A10"/>
          <table:table-cell table:style-name="Tabela11.B11" table:number-columns-spanned="2" office:value-type="string">
            <text:p text:style-name="P63">Administrador</text:p>
          </table:table-cell>
          <table:covered-table-cell/>
        </table:table-row>
        <table:table-row table:style-name="Tabela11.1">
          <table:table-cell table:style-name="Tabela11.A12" table:number-rows-spanned="2" office:value-type="string">
            <text:p text:style-name="P63">F<text:span text:style-name="T95">4</text:span>.5</text:p>
          </table:table-cell>
          <table:table-cell table:style-name="Tabela11.B12" table:number-columns-spanned="2" office:value-type="string">
            <text:p text:style-name="P43">Desativar Perfil</text:p>
          </table:table-cell>
          <table:covered-table-cell/>
        </table:table-row>
        <table:table-row table:style-name="Tabela11.1">
          <table:covered-table-cell table:style-name="Tabela11.A12"/>
          <table:table-cell table:style-name="Tabela11.B13" table:number-columns-spanned="2" office:value-type="string">
            <text:p text:style-name="P63">Administrador</text:p>
          </table:table-cell>
          <table:covered-table-cell/>
        </table:table-row>
        <table:table-row table:style-name="Tabela11.1">
          <table:table-cell table:style-name="Tabela11.A14" table:number-rows-spanned="2" office:value-type="string">
            <text:p text:style-name="P113">F<text:span text:style-name="T95">4</text:span>.6</text:p>
          </table:table-cell>
          <table:table-cell table:style-name="Tabela11.B14" table:number-columns-spanned="2" office:value-type="string">
            <text:p text:style-name="P69">Recuperar Senha/Conta</text:p>
          </table:table-cell>
          <table:covered-table-cell/>
        </table:table-row>
        <table:table-row table:style-name="Tabela11.1">
          <table:covered-table-cell table:style-name="Tabela11.A15"/>
          <table:table-cell table:style-name="Tabela11.B15" table:number-columns-spanned="2" office:value-type="string">
            <text:p text:style-name="P63">Usuário</text:p>
          </table:table-cell>
          <table:covered-table-cell/>
        </table:table-row>
      </table:table>
      <text:p text:style-name="P108"/>
      <text:p text:style-name="P108"/>
      <table:table table:name="Tabela13" table:style-name="Tabela13">
        <table:table-column table:style-name="Tabela13.A"/>
        <table:table-column table:style-name="Tabela13.B"/>
        <table:table-column table:style-name="Tabela13.C"/>
        <table:table-row table:style-name="Tabela13.1">
          <table:table-cell table:style-name="Tabela13.A1" table:number-columns-spanned="2" office:value-type="string">
            <text:p text:style-name="P20"><text:span text:style-name="Fonte_20_parág._20_padrão1"><text:span text:style-name="T87">Necessidade </text:span></text:span><text:span text:style-name="Fonte_20_parág._20_padrão1"><text:span text:style-name="T89">5</text:span></text:span></text:p>
          </table:table-cell>
          <table:covered-table-cell/>
          <table:table-cell table:style-name="Tabela13.C1" office:value-type="string">
            <text:p text:style-name="P74"><text:span text:style-name="T9">Benefício</text:span></text:p>
          </table:table-cell>
        </table:table-row>
        <table:table-row table:style-name="Tabela13.1">
          <table:table-cell table:style-name="Tabela13.A2" table:number-columns-spanned="2" office:value-type="string">
            <text:p text:style-name="P20"><text:span text:style-name="Fonte_20_parág._20_padrão1"><text:span text:style-name="T85">Gerenciar Avaliações e Feedback</text:span></text:span></text:p>
          </table:table-cell>
          <table:covered-table-cell/>
          <table:table-cell table:style-name="Tabela13.C2" office:value-type="string">
            <text:p text:style-name="P24"><text:span text:style-name="Fonte_20_parág._20_padrão1"><text:span text:style-name="T87">&lt;Crítico&gt;</text:span></text:span></text:p>
          </table:table-cell>
        </table:table-row>
        <table:table-row table:style-name="Tabela13.1">
          <table:table-cell table:style-name="Tabela13.A3" office:value-type="string">
            <text:p text:style-name="P75"><text:span text:style-name="T7">Id Func.</text:span></text:p>
          </table:table-cell>
          <table:table-cell table:style-name="Tabela13.B3" table:number-columns-spanned="2" office:value-type="string">
            <text:p text:style-name="P63">Descrição das Funcionalidades/atores envolvidos</text:p>
          </table:table-cell>
          <table:covered-table-cell/>
        </table:table-row>
        <table:table-row table:style-name="Tabela13.1">
          <table:table-cell table:style-name="Tabela13.A4" table:number-rows-spanned="2" office:value-type="string">
            <text:p text:style-name="P63">F<text:span text:style-name="T95">5</text:span>.1</text:p>
          </table:table-cell>
          <table:table-cell table:style-name="Tabela13.B4" table:number-columns-spanned="2" office:value-type="string">
            <text:p text:style-name="P43">Avaliar Imóvel e Proprietário</text:p>
          </table:table-cell>
          <table:covered-table-cell/>
        </table:table-row>
        <table:table-row table:style-name="Tabela13.1">
          <table:covered-table-cell table:style-name="Tabela13.A4"/>
          <table:table-cell table:style-name="Tabela13.B5" table:number-columns-spanned="2" office:value-type="string">
            <text:p text:style-name="P63">Inquilino</text:p>
          </table:table-cell>
          <table:covered-table-cell/>
        </table:table-row>
        <table:table-row table:style-name="Tabela13.1">
          <table:table-cell table:style-name="Tabela13.A6" table:number-rows-spanned="2" office:value-type="string">
            <text:p text:style-name="P63">F<text:span text:style-name="T95">5</text:span>.2</text:p>
          </table:table-cell>
          <table:table-cell table:style-name="Tabela13.B6" table:number-columns-spanned="2" office:value-type="string">
            <text:p text:style-name="P43">Avaliar Inquilino</text:p>
          </table:table-cell>
          <table:covered-table-cell/>
        </table:table-row>
        <table:table-row table:style-name="Tabela13.1">
          <table:covered-table-cell table:style-name="Tabela13.A6"/>
          <table:table-cell table:style-name="Tabela13.B7" table:number-columns-spanned="2" office:value-type="string">
            <text:p text:style-name="P63">Proprietário</text:p>
          </table:table-cell>
          <table:covered-table-cell/>
        </table:table-row>
        <table:table-row table:style-name="Tabela13.1">
          <table:table-cell table:style-name="Tabela13.A8" table:number-rows-spanned="2" office:value-type="string">
            <text:p text:style-name="P63">F<text:span text:style-name="T95">5</text:span>.3</text:p>
          </table:table-cell>
          <table:table-cell table:style-name="Tabela13.B8" table:number-columns-spanned="2" office:value-type="string">
            <text:p text:style-name="P43">Consultar Avaliações</text:p>
          </table:table-cell>
          <table:covered-table-cell/>
        </table:table-row>
        <table:table-row table:style-name="Tabela13.1">
          <table:covered-table-cell table:style-name="Tabela13.A8"/>
          <table:table-cell table:style-name="Tabela13.B9" table:number-columns-spanned="2" office:value-type="string">
            <text:p text:style-name="P63">Proprietário, Inquilino</text:p>
          </table:table-cell>
          <table:covered-table-cell/>
        </table:table-row>
        <table:table-row table:style-name="Tabela13.1">
          <table:table-cell table:style-name="Tabela13.A10" table:number-rows-spanned="2" office:value-type="string">
            <text:p text:style-name="P63">F<text:span text:style-name="T95">5</text:span>.4</text:p>
          </table:table-cell>
          <table:table-cell table:style-name="Tabela13.B10" table:number-columns-spanned="2" office:value-type="string">
            <text:p text:style-name="P43">Gerar Relatórios de Avaliações</text:p>
          </table:table-cell>
          <table:covered-table-cell/>
        </table:table-row>
        <table:table-row table:style-name="Tabela13.1">
          <table:covered-table-cell table:style-name="Tabela13.A10"/>
          <table:table-cell table:style-name="Tabela13.B11" table:number-columns-spanned="2" office:value-type="string">
            <text:p text:style-name="P63">Administrador</text:p>
          </table:table-cell>
          <table:covered-table-cell/>
        </table:table-row>
        <table:table-row table:style-name="Tabela13.1">
          <table:table-cell table:style-name="Tabela13.A12" table:number-rows-spanned="2" office:value-type="string">
            <text:p text:style-name="P63">F<text:span text:style-name="T95">5</text:span>.5</text:p>
          </table:table-cell>
          <table:table-cell table:style-name="Tabela13.B12" table:number-columns-spanned="2" office:value-type="string">
            <text:p text:style-name="P43">Reportar Problemas ou Abusos</text:p>
          </table:table-cell>
          <table:covered-table-cell/>
        </table:table-row>
        <table:table-row table:style-name="Tabela13.1">
          <table:covered-table-cell table:style-name="Tabela13.A13"/>
          <table:table-cell table:style-name="Tabela13.B13" table:number-columns-spanned="2" office:value-type="string">
            <text:p text:style-name="P63">Usuário</text:p>
          </table:table-cell>
          <table:covered-table-cell/>
        </table:table-row>
      </table:table>
      <text:p text:style-name="P108"/>
      <text:p text:style-name="P108"/>
      <table:table table:name="Tabela14" table:style-name="Tabela14">
        <table:table-column table:style-name="Tabela14.A"/>
        <table:table-column table:style-name="Tabela14.B"/>
        <table:table-column table:style-name="Tabela14.C"/>
        <table:table-row table:style-name="Tabela14.1">
          <table:table-cell table:style-name="Tabela14.A1" table:number-columns-spanned="2" office:value-type="string">
            <text:p text:style-name="P20"><text:span text:style-name="Fonte_20_parág._20_padrão1"><text:span text:style-name="T91">Necessidade </text:span></text:span><text:span text:style-name="Fonte_20_parág._20_padrão1"><text:span text:style-name="T92">6</text:span></text:span></text:p>
          </table:table-cell>
          <table:covered-table-cell/>
          <table:table-cell table:style-name="Tabela14.C1" office:value-type="string">
            <text:p text:style-name="P76"><text:span text:style-name="T9">Benefício</text:span></text:p>
          </table:table-cell>
        </table:table-row>
        <table:table-row table:style-name="Tabela14.1">
          <table:table-cell table:style-name="Tabela14.A2" table:number-columns-spanned="2" office:value-type="string">
            <text:p text:style-name="P20"><text:span text:style-name="Fonte_20_parág._20_padrão1"><text:span text:style-name="T90">Gerenciar Suporte e Comunicação</text:span></text:span></text:p>
          </table:table-cell>
          <table:covered-table-cell/>
          <table:table-cell table:style-name="Tabela14.C2" office:value-type="string">
            <text:p text:style-name="P24"><text:span text:style-name="Fonte_20_parág._20_padrão1"><text:span text:style-name="T91">&lt;</text:span></text:span><text:span text:style-name="Fonte_20_parág._20_padrão1"><text:span text:style-name="T92">Alto</text:span></text:span><text:span text:style-name="Fonte_20_parág._20_padrão1"><text:span text:style-name="T91">&gt;</text:span></text:span></text:p>
          </table:table-cell>
        </table:table-row>
        <table:table-row table:style-name="Tabela14.1">
          <table:table-cell table:style-name="Tabela14.A3" office:value-type="string">
            <text:p text:style-name="P77"><text:span text:style-name="T7">Id Func.</text:span></text:p>
          </table:table-cell>
          <table:table-cell table:style-name="Tabela14.B3" table:number-columns-spanned="2" office:value-type="string">
            <text:p text:style-name="P70">Descrição das Funcionalidades/atores envolvidos</text:p>
          </table:table-cell>
          <table:covered-table-cell/>
        </table:table-row>
        <table:table-row table:style-name="Tabela14.1">
          <table:table-cell table:style-name="Tabela14.A4" table:number-rows-spanned="2" office:value-type="string">
            <text:p text:style-name="P70">F<text:span text:style-name="T95">6</text:span>.1</text:p>
          </table:table-cell>
          <table:table-cell table:style-name="Tabela14.B4" table:number-columns-spanned="2" office:value-type="string">
            <text:p text:style-name="P77"><text:span text:style-name="T1">Abrir Chamado de Suporte</text:span></text:p>
          </table:table-cell>
          <table:covered-table-cell/>
        </table:table-row>
        <table:table-row table:style-name="Tabela14.1">
          <table:covered-table-cell table:style-name="Tabela14.A4"/>
          <table:table-cell table:style-name="Tabela14.B5" table:number-columns-spanned="2" office:value-type="string">
            <text:p text:style-name="P70">Inquilino</text:p>
          </table:table-cell>
          <table:covered-table-cell/>
        </table:table-row>
        <table:table-row table:style-name="Tabela14.1">
          <table:table-cell table:style-name="Tabela14.A6" table:number-rows-spanned="2" office:value-type="string">
            <text:p text:style-name="P70">F<text:span text:style-name="T95">6</text:span>.2</text:p>
          </table:table-cell>
          <table:table-cell table:style-name="Tabela14.B6" table:number-columns-spanned="2" office:value-type="string">
            <text:p text:style-name="P72">Visualizar Status do Chamado</text:p>
          </table:table-cell>
          <table:covered-table-cell/>
        </table:table-row>
        <table:table-row table:style-name="Tabela14.1">
          <table:covered-table-cell table:style-name="Tabela14.A6"/>
          <table:table-cell table:style-name="Tabela14.B7" table:number-columns-spanned="2" office:value-type="string">
            <text:p text:style-name="P70">Proprietário</text:p>
          </table:table-cell>
          <table:covered-table-cell/>
        </table:table-row>
        <text:soft-page-break/>
        <table:table-row table:style-name="Tabela14.1">
          <table:table-cell table:style-name="Tabela14.A8" table:number-rows-spanned="2" office:value-type="string">
            <text:p text:style-name="P70">F<text:span text:style-name="T95">6</text:span>.3</text:p>
          </table:table-cell>
          <table:table-cell table:style-name="Tabela14.B8" table:number-columns-spanned="2" office:value-type="string">
            <text:p text:style-name="P72">Responder Chamados</text:p>
          </table:table-cell>
          <table:covered-table-cell/>
        </table:table-row>
        <table:table-row table:style-name="Tabela14.1">
          <table:covered-table-cell table:style-name="Tabela14.A8"/>
          <table:table-cell table:style-name="Tabela14.B9" table:number-columns-spanned="2" office:value-type="string">
            <text:p text:style-name="P70">Proprietário, Inquilino</text:p>
          </table:table-cell>
          <table:covered-table-cell/>
        </table:table-row>
        <table:table-row table:style-name="Tabela14.1">
          <table:table-cell table:style-name="Tabela14.A10" table:number-rows-spanned="2" office:value-type="string">
            <text:p text:style-name="P70">F<text:span text:style-name="T95">6</text:span>.4</text:p>
          </table:table-cell>
          <table:table-cell table:style-name="Tabela14.B10" table:number-columns-spanned="2" office:value-type="string">
            <text:p text:style-name="P72">Atendimento via Chat</text:p>
          </table:table-cell>
          <table:covered-table-cell/>
        </table:table-row>
        <table:table-row table:style-name="Tabela14.1">
          <table:covered-table-cell table:style-name="Tabela14.A10"/>
          <table:table-cell table:style-name="Tabela14.B11" table:number-columns-spanned="2" office:value-type="string">
            <text:p text:style-name="P70">Administrador</text:p>
          </table:table-cell>
          <table:covered-table-cell/>
        </table:table-row>
        <table:table-row table:style-name="Tabela14.1">
          <table:table-cell table:style-name="Tabela14.A12" table:number-rows-spanned="2" office:value-type="string">
            <text:p text:style-name="P70">F<text:span text:style-name="T95">6</text:span>.5</text:p>
          </table:table-cell>
          <table:table-cell table:style-name="Tabela14.B12" table:number-columns-spanned="2" office:value-type="string">
            <text:p text:style-name="P72">Enviar Notificações e Alertas</text:p>
          </table:table-cell>
          <table:covered-table-cell/>
        </table:table-row>
        <table:table-row table:style-name="Tabela14.1">
          <table:covered-table-cell table:style-name="Tabela14.A13"/>
          <table:table-cell table:style-name="Tabela14.B13" table:number-columns-spanned="2" office:value-type="string">
            <text:p text:style-name="P70">Usuário</text:p>
          </table:table-cell>
          <table:covered-table-cell/>
        </table:table-row>
      </table:table>
      <text:p text:style-name="P108"/>
      <text:p text:style-name="P108"/>
      <table:table table:name="Tabela15" table:style-name="Tabela15">
        <table:table-column table:style-name="Tabela15.A"/>
        <table:table-column table:style-name="Tabela15.B"/>
        <table:table-column table:style-name="Tabela15.C"/>
        <table:table-row table:style-name="Tabela15.1">
          <table:table-cell table:style-name="Tabela15.A1" table:number-columns-spanned="2" office:value-type="string">
            <text:p text:style-name="P20"><text:span text:style-name="Fonte_20_parág._20_padrão1"><text:span text:style-name="T91">Necessidade </text:span></text:span><text:span text:style-name="Fonte_20_parág._20_padrão1"><text:span text:style-name="T92">7</text:span></text:span></text:p>
          </table:table-cell>
          <table:covered-table-cell/>
          <table:table-cell table:style-name="Tabela15.C1" office:value-type="string">
            <text:p text:style-name="P24"><text:span text:style-name="T91">Benefício</text:span></text:p>
          </table:table-cell>
        </table:table-row>
        <table:table-row table:style-name="Tabela15.1">
          <table:table-cell table:style-name="Tabela15.A2" table:number-columns-spanned="2" office:value-type="string">
            <text:p text:style-name="P20"><text:span text:style-name="Fonte_20_parág._20_padrão1"><text:span text:style-name="T90">Gerenciar Relatórios e Estatísticas</text:span></text:span></text:p>
          </table:table-cell>
          <table:covered-table-cell/>
          <table:table-cell table:style-name="Tabela15.C2" office:value-type="string">
            <text:p text:style-name="P24"><text:span text:style-name="Fonte_20_parág._20_padrão1"><text:span text:style-name="T91">&lt;</text:span></text:span><text:span text:style-name="Fonte_20_parág._20_padrão1"><text:span text:style-name="T92">M</text:span></text:span><text:span text:style-name="Fonte_20_parág._20_padrão1"><text:span text:style-name="T84">édio</text:span></text:span><text:span text:style-name="Fonte_20_parág._20_padrão1"><text:span text:style-name="T91">&gt;</text:span></text:span></text:p>
          </table:table-cell>
        </table:table-row>
        <table:table-row table:style-name="Tabela15.1">
          <table:table-cell table:style-name="Tabela15.A3" office:value-type="string">
            <text:p text:style-name="P20"><text:span text:style-name="T90">Id Func.</text:span></text:p>
          </table:table-cell>
          <table:table-cell table:style-name="Tabela15.B3" table:number-columns-spanned="2" office:value-type="string">
            <text:p text:style-name="P70">Descrição das Funcionalidades/atores envolvidos</text:p>
          </table:table-cell>
          <table:covered-table-cell/>
        </table:table-row>
        <table:table-row table:style-name="Tabela15.1">
          <table:table-cell table:style-name="Tabela15.A4" table:number-rows-spanned="2" office:value-type="string">
            <text:p text:style-name="P70">F<text:span text:style-name="T95">4</text:span>.1</text:p>
          </table:table-cell>
          <table:table-cell table:style-name="Tabela15.B4" table:number-columns-spanned="2" office:value-type="string">
            <text:p text:style-name="P33"><text:span text:style-name="Strong_20_Emphasis"><text:span text:style-name="T93">Gerar Relatórios de Imóveis Cadastrados</text:span></text:span></text:p>
          </table:table-cell>
          <table:covered-table-cell/>
        </table:table-row>
        <table:table-row table:style-name="Tabela15.1">
          <table:covered-table-cell table:style-name="Tabela15.A4"/>
          <table:table-cell table:style-name="Tabela15.B5" table:number-columns-spanned="2" office:value-type="string">
            <text:p text:style-name="P71">Administrador</text:p>
          </table:table-cell>
          <table:covered-table-cell/>
        </table:table-row>
        <table:table-row table:style-name="Tabela15.1">
          <table:table-cell table:style-name="Tabela15.A6" table:number-rows-spanned="2" office:value-type="string">
            <text:p text:style-name="P70">F<text:span text:style-name="T95">4</text:span>.2</text:p>
          </table:table-cell>
          <table:table-cell table:style-name="Tabela15.B6" table:number-columns-spanned="2" office:value-type="string">
            <text:p text:style-name="P72">Gerar Relatórios de Contratos Ativos</text:p>
          </table:table-cell>
          <table:covered-table-cell/>
        </table:table-row>
        <table:table-row table:style-name="Tabela15.1">
          <table:covered-table-cell table:style-name="Tabela15.A6"/>
          <table:table-cell table:style-name="Tabela15.B7" table:number-columns-spanned="2" office:value-type="string">
            <text:p text:style-name="P71">Administrador</text:p>
          </table:table-cell>
          <table:covered-table-cell/>
        </table:table-row>
        <table:table-row table:style-name="Tabela15.1">
          <table:table-cell table:style-name="Tabela15.A8" table:number-rows-spanned="2" office:value-type="string">
            <text:p text:style-name="P70">F<text:span text:style-name="T95">4</text:span>.3</text:p>
          </table:table-cell>
          <table:table-cell table:style-name="Tabela15.B8" table:number-columns-spanned="2" office:value-type="string">
            <text:p text:style-name="P72">Analisar Estatísticas de Pagamentos</text:p>
          </table:table-cell>
          <table:covered-table-cell/>
        </table:table-row>
        <table:table-row table:style-name="Tabela15.1">
          <table:covered-table-cell table:style-name="Tabela15.A8"/>
          <table:table-cell table:style-name="Tabela15.B9" table:number-columns-spanned="2" office:value-type="string">
            <text:p text:style-name="P71">Administrador</text:p>
          </table:table-cell>
          <table:covered-table-cell/>
        </table:table-row>
        <table:table-row table:style-name="Tabela15.1">
          <table:table-cell table:style-name="Tabela15.A10" table:number-rows-spanned="2" office:value-type="string">
            <text:p text:style-name="P70">F<text:span text:style-name="T95">4</text:span>.4</text:p>
          </table:table-cell>
          <table:table-cell table:style-name="Tabela15.B10" table:number-columns-spanned="2" office:value-type="string">
            <text:p text:style-name="P72">Relatório de Feedbacks e Avaliações</text:p>
          </table:table-cell>
          <table:covered-table-cell/>
        </table:table-row>
        <table:table-row table:style-name="Tabela15.1">
          <table:covered-table-cell table:style-name="Tabela15.A11"/>
          <table:table-cell table:style-name="Tabela15.B11" table:number-columns-spanned="2" office:value-type="string">
            <text:p text:style-name="P70">Administrador</text:p>
          </table:table-cell>
          <table:covered-table-cell/>
        </table:table-row>
      </table:table>
      <text:p text:style-name="P108"/>
      <text:list xml:id="list183552999361435" text:continue-numbering="true" text:style-name="WW8Num18">
        <text:list-item>
          <text:p text:style-name="P87">Restrições Tecnológicas</text:p>
        </text:list-item>
      </text:list>
      <text:p text:style-name="P78"/>
      <text:p text:style-name="P121"><text:span text:style-name="Fonte_20_parág._20_padrão1"><text:span text:style-name="T83">1. </text:span></text:span><text:span text:style-name="Fonte_20_parág._20_padrão1"><text:span text:style-name="T79">Plataforma Web</text:span></text:span></text:p>
      <text:p text:style-name="P123"><text:span text:style-name="Fonte_20_parág._20_padrão1"><text:span text:style-name="T83"><text:tab/>RentEase deve ser acessível via navegadores modernos (Google Chrome, Mozilla Firefox, Microsoft <text:tab/>Edge, Safari) em dispositivos desktop e mobile.</text:span></text:span></text:p>
      <text:p text:style-name="P121"><text:span text:style-name="Fonte_20_parág._20_padrão1"><text:span text:style-name="T83">2. </text:span></text:span><text:span text:style-name="Fonte_20_parág._20_padrão1"><text:span text:style-name="T79">Plataforma Mobile</text:span></text:span></text:p>
      <text:p text:style-name="P121"><text:span text:style-name="Fonte_20_parág._20_padrão1"><text:span text:style-name="T83"><text:tab/>Além da versão web, RentEase deve ser desenvolvida como um aplicativo mobile, disponível para os <text:tab/>sistemas operacionais Android e iOS. O aplicativo deve ter funcionalidades nativas que permitam aos <text:tab/>usuários realizar as mesmas ações que a versão web, de forma otimizada para dispositivos móveis.</text:span></text:span></text:p>
      <text:p text:style-name="P121"><text:span text:style-name="Fonte_20_parág._20_padrão1"><text:span text:style-name="T83">3. </text:span></text:span><text:span text:style-name="Fonte_20_parág._20_padrão1"><text:span text:style-name="T79">Autenticação Digital</text:span></text:span></text:p>
      <text:p text:style-name="P121"><text:span text:style-name="Fonte_20_parág._20_padrão1"><text:span text:style-name="T83"><text:tab/>O sistema deve possuir autenticação digital segura para acesso de usuários, utilizando métodos como <text:tab/>login e senha</text:span></text:span></text:p>
      <text:p text:style-name="P121"><text:span text:style-name="Fonte_20_parág._20_padrão1"><text:span text:style-name="T83">4. </text:span></text:span><text:span text:style-name="Fonte_20_parág._20_padrão1"><text:span text:style-name="T79">Acesso via Internet</text:span></text:span></text:p>
      <text:p text:style-name="P121"><text:span text:style-name="Fonte_20_parág._20_padrão1"><text:span text:style-name="T83"><text:tab/>O sistema deve ser hospedado em ambiente online e estar disponível 24/7 com alta disponibilidade e <text:tab/>desempenho adequado para múltiplos usuários simultâneos.</text:span></text:span></text:p>
      <text:p text:style-name="P85"><text:span text:style-name="Fonte_20_parág._20_padrão1"><text:span text:style-name="T82"/></text:span></text:p>
      <text:p text:style-name="P25"><text:span text:style-name="Fonte_20_parág._20_padrão1"><text:span text:style-name="T82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 Unicode MS" svg:font-family="'Arial Unicode MS'" style:font-family-generic="swiss" style:font-pitch="variable"/>
    <style:font-face style:name="Arial1" svg:font-family="Arial" style:font-family-generic="swiss" style:font-pitch="variable"/>
    <style:font-face style:name="Century Gothic" svg:font-family="'Century Gothic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pranq eco sans" svg:font-family="'Spranq eco sans', 'Arial Unicode MS'" style:font-family-generic="swiss" style:font-pitch="variable"/>
    <style:font-face style:name="StarSymbol" svg:font-family="StarSymbol, 'Arial Unicode MS'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176cm" fo:orphans="0" fo:widows="0" fo:hyphenation-ladder-count="no-limit" style:vertical-align="baseline" style:writing-mode="lr-tb"/>
      <style:text-properties style:use-window-font-color="true" loext:opacity="0%" style:font-name="Arial1" fo:font-family="Arial" style:font-family-generic="swiss" style:font-pitch="variable" fo:font-size="10pt" fo:language="pt" fo:country="BR" style:letter-kerning="true" style:font-name-asian="DejaVu Sans" style:font-family-asian="'DejaVu Sans'" style:font-family-generic-asian="swiss" style:font-pitch-asian="variable" style:font-size-asian="10pt" style:font-name-complex="DejaVu Sans" style:font-family-complex="'DejaVu Sans'" style:font-family-generic-complex="swiss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Normal1" style:class="text">
      <style:paragraph-properties fo:margin-top="0cm" fo:margin-bottom="0.212cm" style:contextual-spacing="false" fo:hyphenation-ladder-count="no-limit"/>
      <style:text-properties fo:hyphenate="false" fo:hyphenation-remain-char-count="2" fo:hyphenation-push-char-count="2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2" fo:hyphenation-push-char-count="2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2" fo:hyphenation-push-char-count="2" loext:hyphenation-no-caps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212cm" style:contextual-spacing="false" fo:hyphenation-ladder-count="no-limit" fo:keep-with-next="always">
        <style:tab-stops>
          <style:tab-stop style:position="0.762cm"/>
        </style:tab-stops>
      </style:paragraph-properties>
      <style:text-properties fo:font-size="16pt" fo:font-weight="bold" style:font-size-asian="16pt" style:font-weight-asian="bold" style:font-size-complex="16pt" style:font-weight-complex="bold" fo:hyphenate="false" fo:hyphenation-remain-char-count="2" fo:hyphenation-push-char-count="2" loext:hyphenation-no-caps="fals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1cm" fo:margin-right="0cm" fo:margin-top="0.423cm" fo:margin-bottom="0.212cm" style:contextual-spacing="false" fo:hyphenation-ladder-count="no-limit" fo:text-indent="0cm" style:auto-text-indent="false" fo:keep-with-next="always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 fo:hyphenate="false" fo:hyphenation-remain-char-count="2" fo:hyphenation-push-char-count="2" loext:hyphenation-no-caps="false"/>
    </style:style>
    <style:style style:name="Heading_20_3" style:display-name="Heading 3" style:family="paragraph" style:parent-style-name="Heading_20_1" style:next-style-name="Standard" style:default-outline-level="3" style:class="text">
      <style:paragraph-properties fo:margin-top="0.212cm" fo:margin-bottom="0.423cm" style:contextual-spacing="false" style:line-height-at-least="0.423cm" fo:hyphenation-ladder-count="no-limit">
        <style:tab-stops>
          <style:tab-stop style:position="0.762cm"/>
          <style:tab-stop style:position="1.27cm"/>
        </style:tab-stops>
      </style:paragraph-properties>
      <style:text-properties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font-weight-complex="normal" fo:hyphenate="true" fo:hyphenation-remain-char-count="2" fo:hyphenation-push-char-count="2" loext:hyphenation-no-caps="false"/>
    </style:style>
    <style:style style:name="Heading_20_4" style:display-name="Heading 4" style:family="paragraph" style:parent-style-name="Heading_20_1" style:next-style-name="Standard" style:default-outline-level="4" style:class="text">
      <style:paragraph-properties fo:margin-top="0.212cm" fo:margin-bottom="0.423cm" style:contextual-spacing="false" style:line-height-at-least="0.423cm" fo:hyphenation-ladder-count="no-limit">
        <style:tab-stops>
          <style:tab-stop style:position="0.762cm"/>
          <style:tab-stop style:position="1.524cm"/>
        </style:tab-stops>
      </style:paragraph-properties>
      <style:text-properties fo:font-size="10pt" fo:font-weight="normal" style:font-name-asian="Times New Roman" style:font-family-asian="'Times New Roman'" style:font-family-generic-asian="roman" style:font-pitch-asian="variable" style:font-size-asian="10pt" style:font-weight-asian="normal" style:font-name-complex="Times New Roman" style:font-family-complex="'Times New Roman'" style:font-family-generic-complex="roman" style:font-pitch-complex="variable" style:font-size-complex="10pt" style:font-weight-complex="normal" fo:hyphenate="true" fo:hyphenation-remain-char-count="2" fo:hyphenation-push-char-count="2" loext:hyphenation-no-caps="fals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style:contextual-spacing="false" style:line-height-at-least="0.423cm" fo:hyphenation-ladder-count="no-limit"/>
      <style:text-properties style:font-name="Times New Roman" fo:font-family="'Times New Roman'" style:font-family-generic="roman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0pt" fo:hyphenate="true" fo:hyphenation-remain-char-count="2" fo:hyphenation-push-char-count="2" loext:hyphenation-no-caps="fals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style:contextual-spacing="false" style:line-height-at-least="0.423cm" fo:hyphenation-ladder-count="no-limit"/>
      <style:text-properties style:font-name="Times New Roman" fo:font-family="'Times New Roman'" style:font-family-generic="roman" style:font-pitch="variable" fo:font-size="11pt" fo:font-style="italic" style:font-name-asian="Times New Roman" style:font-family-asian="'Times New Roman'" style:font-family-generic-asian="roman" style:font-pitch-asian="variable" style:font-size-asian="11pt" style:font-style-asian="italic" style:font-name-complex="Times New Roman" style:font-family-complex="'Times New Roman'" style:font-family-generic-complex="roman" style:font-pitch-complex="variable" style:font-size-complex="10pt" fo:hyphenate="true" fo:hyphenation-remain-char-count="2" fo:hyphenation-push-char-count="2" loext:hyphenation-no-caps="fals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style:contextual-spacing="false" style:line-height-at-least="0.423cm" fo:hyphenation-ladder-count="no-limit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fo:hyphenate="true" fo:hyphenation-remain-char-count="2" fo:hyphenation-push-char-count="2" loext:hyphenation-no-caps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style:contextual-spacing="false" style:line-height-at-least="0.423cm" fo:hyphenation-ladder-count="no-limit"/>
      <style:text-properties style:font-name="Times New Roman" fo:font-family="'Times New Roman'" style:font-family-generic="roman" style:font-pitch="variable" fo:font-size="12pt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0pt" fo:hyphenate="true" fo:hyphenation-remain-char-count="2" fo:hyphenation-push-char-count="2" loext:hyphenation-no-caps="fals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style:contextual-spacing="false" style:line-height-at-least="0.423cm" fo:hyphenation-ladder-count="no-limit"/>
      <style:text-properties style:font-name="Times New Roman" fo:font-family="'Times New Roman'" style:font-family-generic="roman" style:font-pitch="variable" fo:font-size="9pt" fo:font-style="italic" fo:font-weight="bold" style:font-name-asian="Times New Roman" style:font-family-asian="'Times New Roman'" style:font-family-generic-asian="roman" style:font-pitch-asian="variable" style:font-size-asian="9pt" style:font-style-asian="italic" style:font-weight-asian="bold" style:font-name-complex="Times New Roman" style:font-family-complex="'Times New Roman'" style:font-family-generic-complex="roman" style:font-pitch-complex="variable" style:font-size-complex="10pt" fo:hyphenate="true" fo:hyphenation-remain-char-count="2" fo:hyphenation-push-char-count="2" loext:hyphenation-no-caps="false"/>
    </style:style>
    <style:style style:name="Título1" style:family="paragraph" style:parent-style-name="Standard" style:next-style-name="Text_20_body">
      <style:paragraph-properties fo:margin-top="0.423cm" fo:margin-bottom="0.212cm" style:contextual-spacing="false" fo:hyphenation-ladder-count="no-limit" fo:keep-with-next="always"/>
      <style:text-properties fo:font-size="14pt" style:font-size-asian="14pt" style:font-size-complex="14pt" fo:hyphenate="false" fo:hyphenation-remain-char-count="2" fo:hyphenation-push-char-count="2" loext:hyphenation-no-caps="false"/>
    </style:style>
    <style:style style:name="Normal1" style:family="paragraph">
      <style:paragraph-properties style:line-height-at-least="0.176cm" fo:orphans="0" fo:widows="0" fo:hyphenation-ladder-count="no-limit" style:vertical-align="baseli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BR" style:letter-kerning="true" style:font-name-asian="Tahoma" style:font-family-asian="Tahoma" style:font-family-generic-asian="swiss" style:font-pitch-asian="variable" style:font-size-asian="12pt" style:font-name-complex="Tahoma" style:font-family-complex="Tahoma" style:font-family-generic-complex="swiss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Subtitle" style:family="paragraph" style:parent-style-name="Título1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2" fo:hyphenation-push-char-count="2" loext:hyphenation-no-caps="false"/>
    </style:style>
    <style:style style:name="Legenda1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style-complex="italic" fo:hyphenate="false" fo:hyphenation-remain-char-count="2" fo:hyphenation-push-char-count="2" loext:hyphenation-no-caps="false"/>
    </style:style>
    <style:style style:name="WW-Título" style:family="paragraph" style:parent-style-name="Standard" style:next-style-name="Text_20_body">
      <style:paragraph-properties fo:margin-top="0.423cm" fo:margin-bottom="0.212cm" style:contextual-spacing="false" fo:hyphenation-ladder-count="no-limit" fo:keep-with-next="always"/>
      <style:text-properties fo:font-size="14pt" style:font-size-asian="14pt" style:font-size-complex="14pt" fo:hyphenate="false" fo:hyphenation-remain-char-count="2" fo:hyphenation-push-char-count="2" loext:hyphenation-no-caps="false"/>
    </style:style>
    <style:style style:name="PSDS_20_-_20_Corpo_20_de_20_Texto" style:display-name="PSDS - Corpo de Texto" style:family="paragraph" style:parent-style-name="Standard">
      <style:paragraph-properties fo:margin-left="0cm" fo:margin-right="0cm" fo:text-align="justify" style:justify-single-word="false" fo:orphans="2" fo:widows="2" fo:hyphenation-ladder-count="no-limit" fo:text-indent="1.251cm" style:auto-text-indent="false"/>
      <style:text-properties style:font-name="Spranq eco sans" fo:font-family="'Spranq eco sans', 'Arial Unicode MS'" style:font-family-generic="swiss" style:font-pitch="variable" style:font-name-complex="Spranq eco sans" style:font-family-complex="'Spranq eco sans', 'Arial Unicode MS'" style:font-family-generic-complex="swiss" style:font-pitch-complex="variable" fo:hyphenate="false" fo:hyphenation-remain-char-count="2" fo:hyphenation-push-char-count="2" loext:hyphenation-no-caps="false"/>
    </style:style>
    <style:style style:name="PSDS_20_-_20_Rodape" style:display-name="PSDS - Rodape" style:family="paragraph" style:parent-style-name="Standard">
      <style:paragraph-properties fo:margin-top="0.3cm" fo:margin-bottom="0cm" style:contextual-spacing="false" fo:hyphenation-ladder-count="no-limit" fo:padding-left="0cm" fo:padding-right="0cm" fo:padding-top="0.353cm" fo:padding-bottom="0cm" fo:border-left="none" fo:border-right="none" fo:border-top="0.51pt solid #000000" fo:border-bottom="none" style:shadow="none" text:number-lines="false" text:line-number="0">
        <style:tab-stops>
          <style:tab-stop style:position="8.901cm" style:type="center"/>
          <style:tab-stop style:position="18.002cm" style:type="right"/>
        </style:tab-stops>
      </style:paragraph-properties>
      <style:text-properties style:font-name="Spranq eco sans" fo:font-family="'Spranq eco sans', 'Arial Unicode MS'" style:font-family-generic="swiss" style:font-pitch="variable" fo:font-size="8pt" style:font-size-asian="8pt" style:font-name-complex="Spranq eco sans" style:font-family-complex="'Spranq eco sans', 'Arial Unicode MS'" style:font-family-generic-complex="swiss" style:font-pitch-complex="variable" fo:hyphenate="false" fo:hyphenation-remain-char-count="2" fo:hyphenation-push-char-count="2" loext:hyphenation-no-caps="false"/>
    </style:style>
    <style:style style:name="PSDS_20_-_20_Cabecalho" style:display-name="PSDS - Cabecalho" style:family="paragraph" style:parent-style-name="Standard">
      <style:paragraph-properties style:line-height-at-least="0.42cm" fo:hyphenation-ladder-count="no-limit" text:number-lines="false" text:line-number="0">
        <style:tab-stops>
          <style:tab-stop style:position="18.002cm" style:type="right"/>
        </style:tab-stops>
      </style:paragraph-properties>
      <style:text-properties style:font-name="Spranq eco sans" fo:font-family="'Spranq eco sans', 'Arial Unicode MS'" style:font-family-generic="swiss" style:font-pitch="variable" fo:font-weight="bold" style:font-weight-asian="bold" style:font-name-complex="Spranq eco sans" style:font-family-complex="'Spranq eco sans', 'Arial Unicode MS'" style:font-family-generic-complex="swiss" style:font-pitch-complex="variable" fo:hyphenate="false" fo:hyphenation-remain-char-count="2" fo:hyphenation-push-char-count="2" loext:hyphenation-no-caps="false"/>
    </style:style>
    <style:style style:name="PSDS_20_-_20_Nome_20_do_20_Caso_20_de_20_Uso" style:display-name="PSDS - Nome do Caso de Uso" style:family="paragraph" style:parent-style-name="Heading_20_2" style:default-outline-level="" style:list-style-name="">
      <style:paragraph-properties fo:margin-left="0cm" fo:margin-right="0cm" fo:margin-top="0.42cm" fo:margin-bottom="0cm" style:contextual-spacing="false" fo:hyphenation-ladder-count="no-limit" fo:text-indent="0cm" style:auto-text-indent="false"/>
      <style:text-properties style:font-name="Spranq eco sans" fo:font-family="'Spranq eco sans', 'Arial Unicode MS'" style:font-family-generic="swiss" style:font-pitch="variable" fo:font-style="normal" style:font-style-asian="normal" style:font-name-complex="Spranq eco sans" style:font-family-complex="'Spranq eco sans', 'Arial Unicode MS'" style:font-family-generic-complex="swiss" style:font-pitch-complex="variable" style:font-weight-complex="normal" fo:hyphenate="false" fo:hyphenation-remain-char-count="2" fo:hyphenation-push-char-count="2" loext:hyphenation-no-caps="false"/>
    </style:style>
    <style:style style:name="PSDS_20_-_20_Titulo" style:display-name="PSDS - Titulo" style:family="paragraph" style:parent-style-name="Heading_20_1" style:default-outline-level="" style:list-style-name="">
      <style:paragraph-properties fo:margin-left="0cm" fo:margin-right="0cm" fo:margin-top="0cm" fo:margin-bottom="0.423cm" style:contextual-spacing="false" fo:hyphenation-ladder-count="no-limit" fo:text-indent="0cm" style:auto-text-indent="false"/>
      <style:text-properties style:font-name="Spranq eco sans" fo:font-family="'Spranq eco sans', 'Arial Unicode MS'" style:font-family-generic="swiss" style:font-pitch="variable" fo:font-size="22pt" style:font-size-asian="22pt" style:font-name-complex="Spranq eco sans" style:font-family-complex="'Spranq eco sans', 'Arial Unicode MS'" style:font-family-generic-complex="swiss" style:font-pitch-complex="variable" fo:hyphenate="false" fo:hyphenation-remain-char-count="2" fo:hyphenation-push-char-count="2" loext:hyphenation-no-caps="false"/>
    </style:style>
    <style:style style:name="PSDS_20_-_20_Titulo_20_de_20_tabela" style:display-name="PSDS - Titulo de tabela" style:family="paragraph" style:parent-style-name="Standard" style:next-style-name="Standard">
      <style:paragraph-properties fo:text-align="center" style:justify-single-word="false" fo:hyphenation-ladder-count="no-limit" text:number-lines="false" text:line-number="0"/>
      <style:text-properties style:font-name="Spranq eco sans" fo:font-family="'Spranq eco sans', 'Arial Unicode MS'" style:font-family-generic="swiss" style:font-pitch="variable" fo:font-weight="bold" style:font-weight-asian="bold" style:font-name-complex="Spranq eco sans" style:font-family-complex="'Spranq eco sans', 'Arial Unicode MS'" style:font-family-generic-complex="swiss" style:font-pitch-complex="variable" fo:hyphenate="false" fo:hyphenation-remain-char-count="2" fo:hyphenation-push-char-count="2" loext:hyphenation-no-caps="false"/>
    </style:style>
    <style:style style:name="PSDS_20_-_20_Marcadores_20_Nivel_20_1" style:display-name="PSDS - Marcadores Nivel 1" style:family="paragraph" style:parent-style-name="PSDS_20_-_20_Corpo_20_de_20_Texto" style:list-style-name="WW8Num18">
      <style:paragraph-properties fo:margin-left="0cm" fo:margin-right="0cm" fo:hyphenation-ladder-count="no-limit" fo:text-indent="0cm" style:auto-text-indent="false"/>
      <style:text-properties fo:font-size="12pt" fo:font-weight="bold" style:font-size-asian="12pt" style:font-weight-asian="bold" fo:hyphenate="false" fo:hyphenation-remain-char-count="2" fo:hyphenation-push-char-count="2" loext:hyphenation-no-caps="false"/>
    </style:style>
    <style:style style:name="PSDS_20_-_20_Fluxo_20_Principal_20_-_20_Descricao" style:display-name="PSDS - Fluxo Principal - Descricao" style:family="paragraph" style:parent-style-name="PSDS_20_-_20_Corpo_20_de_20_Texto">
      <style:paragraph-properties fo:margin-left="0cm" fo:margin-right="0cm" fo:margin-top="0.049cm" fo:margin-bottom="0.049cm" style:contextual-spacing="false" fo:hyphenation-ladder-count="no-limit" fo:text-indent="0cm" style:auto-text-indent="false"/>
      <style:text-properties fo:hyphenate="false" fo:hyphenation-remain-char-count="2" fo:hyphenation-push-char-count="2" loext:hyphenation-no-caps="false"/>
    </style:style>
    <style:style style:name="PSDS_20_-_20_Fluxo_20_Principal_20_-_20_Titulo" style:display-name="PSDS - Fluxo Principal - Titulo" style:family="paragraph" style:parent-style-name="PSDS_20_-_20_Fluxo_20_Principal_20_-_20_Descricao" style:list-style-name="WW8Num3">
      <style:paragraph-properties fo:margin-top="0cm" fo:margin-bottom="0cm" style:contextual-spacing="false" fo:hyphenation-ladder-count="no-limit"/>
      <style:text-properties fo:font-weight="bold" style:font-weight-asian="bold" fo:hyphenate="false" fo:hyphenation-remain-char-count="2" fo:hyphenation-push-char-count="2" loext:hyphenation-no-caps="false"/>
    </style:style>
    <style:style style:name="PSDS_20_-_20_Fluxo_20_Alternativo_20_-_20_Descricao" style:display-name="PSDS - Fluxo Alternativo - Descricao" style:family="paragraph" style:parent-style-name="PSDS_20_-_20_Corpo_20_de_20_Texto">
      <style:paragraph-properties fo:margin-top="0.049cm" fo:margin-bottom="0.049cm" style:contextual-spacing="false" fo:hyphenation-ladder-count="no-limit"/>
      <style:text-properties fo:hyphenate="false" fo:hyphenation-remain-char-count="2" fo:hyphenation-push-char-count="2" loext:hyphenation-no-caps="false"/>
    </style:style>
    <style:style style:name="PSDS_20_-_20_Fluxo_20_de_20_Excecao_20_-_20_Descricao" style:display-name="PSDS - Fluxo de Excecao - Descricao" style:family="paragraph" style:parent-style-name="PSDS_20_-_20_Fluxo_20_Principal_20_-_20_Descricao">
      <style:paragraph-properties fo:margin-top="0cm" fo:margin-bottom="0cm" style:contextual-spacing="false" fo:hyphenation-ladder-count="no-limit"/>
      <style:text-properties fo:hyphenate="false" fo:hyphenation-remain-char-count="2" fo:hyphenation-push-char-count="2" loext:hyphenation-no-caps="false"/>
    </style:style>
    <style:style style:name="PSDS_20_-_20_Fluxo_20_Alternativo_20_-_20_Titulo" style:display-name="PSDS - Fluxo Alternativo - Titulo" style:family="paragraph" style:parent-style-name="PSDS_20_-_20_Fluxo_20_Alternativo_20_-_20_Descricao" style:list-style-name="WW8Num4">
      <style:paragraph-properties fo:hyphenation-ladder-count="no-limit"/>
      <style:text-properties fo:font-weight="bold" style:font-weight-asian="bold" fo:hyphenate="false" fo:hyphenation-remain-char-count="2" fo:hyphenation-push-char-count="2" loext:hyphenation-no-caps="false"/>
    </style:style>
    <style:style style:name="PSDS_20_-_20_Fluxo_20_de_20_Excecao_20_-_20_Titulo" style:display-name="PSDS - Fluxo de Excecao - Titulo" style:family="paragraph" style:parent-style-name="PSDS_20_-_20_Fluxo_20_de_20_Excecao_20_-_20_Descricao" style:list-style-name="WW8Num5">
      <style:paragraph-properties fo:hyphenation-ladder-count="no-limit"/>
      <style:text-properties fo:font-weight="bold" style:font-weight-asian="bold" fo:hyphenate="false" fo:hyphenation-remain-char-count="2" fo:hyphenation-push-char-count="2" loext:hyphenation-no-caps="false"/>
    </style:style>
    <style:style style:name="PSDS_20_-_20_Ponto_20_de_20_Extensao" style:display-name="PSDS - Ponto de Extensao" style:family="paragraph" style:parent-style-name="PSDS_20_-_20_Fluxo_20_Principal_20_-_20_Descricao" style:list-style-name="WW8Num6">
      <style:paragraph-properties fo:margin-top="0cm" fo:margin-bottom="0cm" style:contextual-spacing="false" fo:hyphenation-ladder-count="no-limit"/>
      <style:text-properties fo:font-weight="bold" style:font-weight-asian="bold" fo:hyphenate="false" fo:hyphenation-remain-char-count="2" fo:hyphenation-push-char-count="2" loext:hyphenation-no-caps="false"/>
    </style:style>
    <style:style style:name="PSDS_20_-_20_Corpo_20_de_20_Item" style:display-name="PSDS - Corpo de Item" style:family="paragraph" style:parent-style-name="PSDS_20_-_20_Corpo_20_de_20_Texto">
      <style:paragraph-properties fo:margin-left="1.251cm" fo:margin-right="0cm" fo:hyphenation-ladder-count="no-limit" fo:text-indent="0cm" style:auto-text-indent="false"/>
      <style:text-properties fo:hyphenate="false" fo:hyphenation-remain-char-count="2" fo:hyphenation-push-char-count="2" loext:hyphenation-no-caps="false"/>
    </style:style>
    <style:style style:name="PSDS_20_-_20_Criterio_20_de_20_Aceite_20_-_20_Titulo" style:display-name="PSDS - Criterio de Aceite - Titulo" style:family="paragraph" style:parent-style-name="PSDS_20_-_20_Fluxo_20_Principal_20_-_20_Descricao" style:list-style-name="WW8Num7">
      <style:paragraph-properties fo:margin-top="0.199cm" fo:margin-bottom="0.199cm" style:contextual-spacing="false" fo:hyphenation-ladder-count="no-limit"/>
      <style:text-properties fo:font-weight="bold" style:font-weight-asian="bold" fo:hyphenate="false" fo:hyphenation-remain-char-count="2" fo:hyphenation-push-char-count="2" loext:hyphenation-no-caps="false"/>
    </style:style>
    <style:style style:name="PSDS_20_-_20_Criterio_20_de_20_Aceite_20_-_20_Descricao" style:display-name="PSDS - Criterio de Aceite - Descricao" style:family="paragraph" style:parent-style-name="PSDS_20_-_20_Fluxo_20_Principal_20_-_20_Descricao">
      <style:paragraph-properties fo:margin-left="0cm" fo:margin-right="0cm" fo:margin-top="0cm" fo:margin-bottom="0cm" style:contextual-spacing="false" fo:hyphenation-ladder-count="no-limit" fo:text-indent="2.54cm" style:auto-text-indent="false"/>
      <style:text-properties fo:hyphenate="false" fo:hyphenation-remain-char-count="2" fo:hyphenation-push-char-count="2" loext:hyphenation-no-caps="false"/>
    </style:style>
    <style:style style:name="Conteúdo_20_de_20_tabela" style:display-name="Conteúdo de tabela" style:family="paragraph" style:parent-style-name="Standard">
      <style:paragraph-properties fo:hyphenation-ladder-count="no-limit" text:number-lines="false" text:line-number="0"/>
      <style:text-properties fo:hyphenate="fals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hyphenate="false" fo:hyphenation-remain-char-count="2" fo:hyphenation-push-char-count="2" loext:hyphenation-no-caps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hyphenate="fals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Conteúdo_20_de_20_tabela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2" fo:hyphenation-push-char-count="2" loext:hyphenation-no-caps="false"/>
    </style:style>
    <style:style style:name="PSDS_20_-_20_Marcadores_20_Nivel_20_2" style:display-name="PSDS - Marcadores Nivel 2" style:family="paragraph" style:parent-style-name="Standard">
      <style:paragraph-properties fo:margin-top="0.071cm" fo:margin-bottom="0.071cm" style:contextual-spacing="false" fo:orphans="2" fo:widows="2" fo:hyphenation-ladder-count="no-limit"/>
      <style:text-properties style:font-name="Spranq eco sans" fo:font-family="'Spranq eco sans', 'Arial Unicode MS'" style:font-family-generic="swiss" style:font-pitch="variable" fo:font-size="12pt" fo:font-weight="bold" style:font-size-asian="12pt" style:font-weight-asian="bold" style:font-name-complex="Spranq eco sans" style:font-family-complex="'Spranq eco sans', 'Arial Unicode MS'" style:font-family-generic-complex="swiss" style:font-pitch-complex="variable" fo:hyphenate="true" fo:hyphenation-remain-char-count="2" fo:hyphenation-push-char-count="2" loext:hyphenation-no-caps="false"/>
    </style:style>
    <style:style style:name="PSDS_20_-_20_Marcadores_20_Corpo_20_de_20_Texto" style:display-name="PSDS - Marcadores Corpo de Texto" style:family="paragraph" style:parent-style-name="PSDS_20_-_20_Corpo_20_de_20_Texto" style:list-style-name="WW8Num8">
      <style:paragraph-properties fo:text-align="start" style:justify-single-word="false" fo:hyphenation-ladder-count="no-limit"/>
      <style:text-properties style:font-name="Arial1" fo:font-family="Arial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0pt" fo:hyphenate="true" fo:hyphenation-remain-char-count="2" fo:hyphenation-push-char-count="2" loext:hyphenation-no-caps="false"/>
    </style:style>
    <style:style style:name="capa1" style:family="paragraph" style:parent-style-name="Standard">
      <style:paragraph-properties fo:margin-left="0cm" fo:margin-right="0.981cm" fo:margin-top="0cm" fo:margin-bottom="0.106cm" style:contextual-spacing="false" fo:text-align="end" style:justify-single-word="false" fo:hyphenation-ladder-count="no-limit" fo:text-indent="0cm" style:auto-text-indent="false"/>
      <style:text-properties fo:color="#ffffff" loext:opacity="100%" fo:font-size="26pt" fo:font-weight="bold" style:font-name-asian="Times New Roman" style:font-family-asian="'Times New Roman'" style:font-family-generic-asian="roman" style:font-pitch-asian="variable" style:font-size-asian="26pt" style:font-weight-asian="bold" style:font-name-complex="Times New Roman" style:font-family-complex="'Times New Roman'" style:font-family-generic-complex="roman" style:font-pitch-complex="variable" style:font-size-complex="10pt" fo:hyphenate="true" fo:hyphenation-remain-char-count="2" fo:hyphenation-push-char-count="2" loext:hyphenation-no-caps="false"/>
    </style:style>
    <style:style style:name="PSDS_20_-_20_Marcadores" style:display-name="PSDS - Marcadores" style:family="paragraph" style:parent-style-name="Standard" style:list-style-name="WW8Num17">
      <style:paragraph-properties fo:margin-top="0.071cm" fo:margin-bottom="0.071cm" style:contextual-spacing="false" fo:orphans="2" fo:widows="2" fo:hyphenation-ladder-count="no-limit"/>
      <style:text-properties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0pt" fo:hyphenate="true" fo:hyphenation-remain-char-count="2" fo:hyphenation-push-char-count="2" loext:hyphenation-no-caps="false"/>
    </style:style>
    <style:style style:name="PSDS_20_-_20_Marcadores_20_Nivel_20_3" style:display-name="PSDS - Marcadores Nivel 3" style:family="paragraph" style:parent-style-name="PSDS_20_-_20_Marcadores_20_Nivel_20_1" style:list-style-name="WW8Num9">
      <style:paragraph-properties fo:margin-top="0.071cm" fo:margin-bottom="0.071cm" style:contextual-spacing="false" fo:text-align="start" style:justify-single-word="false" fo:hyphenation-ladder-count="no-limit"/>
      <style:text-properties style:font-name="Arial1" fo:font-family="Arial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0pt" fo:hyphenate="true" fo:hyphenation-remain-char-count="2" fo:hyphenation-push-char-count="2" loext:hyphenation-no-caps="false"/>
    </style:style>
    <style:style style:name="Normal_20__28_Web_29_" style:display-name="Normal (Web)" style:family="paragraph" style:parent-style-name="Standard">
      <style:paragraph-properties fo:margin-top="0.176cm" fo:margin-bottom="0.21cm" style:contextual-spacing="false" fo:orphans="2" fo:widows="2" fo:hyphenation-ladder-count="no-limit"/>
      <style:text-properties style:font-name="Arial Unicode MS" fo:font-family="'Arial Unicode MS'" style:font-family-generic="swiss" style:font-pitch="variable" fo:font-size="12pt" style:font-name-asian="Arial Unicode MS" style:font-family-asian="'Arial Unicode MS'" style:font-family-generic-asian="swiss" style:font-pitch-asian="variable" style:font-size-asian="12pt" style:font-name-complex="Arial Unicode MS" style:font-family-complex="'Arial Unicode MS'" style:font-family-generic-complex="swiss" style:font-pitch-complex="variable" fo:hyphenate="true" fo:hyphenation-remain-char-count="2" fo:hyphenation-push-char-count="2" loext:hyphenation-no-caps="false"/>
    </style:style>
    <style:style style:name="Texto_20_de_20_balão" style:display-name="Texto de balão" style:family="paragraph" style:parent-style-name="Normal1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 loext:hyphenation-no-caps="false"/>
    </style:style>
    <style:style style:name="Corpo_20_de_20_texto_20_31" style:display-name="Corpo de texto 31" style:family="paragraph" style:parent-style-name="Normal1">
      <style:paragraph-properties fo:orphans="2" fo:widows="2" fo:hyphenation-ladder-count="no-limit" style:vertical-align="auto"/>
      <style:text-properties fo:color="#808080" loext:opacity="100%" style:font-name="Arial1" fo:font-family="Arial" style:font-family-generic="swiss" style:font-pitch="variable" fo:font-size="11pt" style:letter-kerning="false" style:font-name-asian="Times New Roman" style:font-family-asian="'Times New Roman'" style:font-family-generic-asian="roman" style:font-pitch-asian="variable" style:font-size-asian="11pt" style:font-name-complex="Arial1" style:font-family-complex="Arial" style:font-family-generic-complex="swiss" style:font-pitch-complex="variable" fo:hyphenate="false" fo:hyphenation-remain-char-count="2" fo:hyphenation-push-char-count="2" loext:hyphenation-no-caps="false"/>
    </style:style>
    <style:style style:name="InfoBlue" style:family="paragraph" style:parent-style-name="Normal1" style:next-style-name="Text_20_body">
      <style:paragraph-properties fo:margin-top="0cm" fo:margin-bottom="0.212cm" style:contextual-spacing="false" style:line-height-at-least="0.423cm" fo:text-align="justify" style:justify-single-word="false" fo:hyphenation-ladder-count="no-limit" style:vertical-align="auto"/>
      <style:text-properties style:font-name="Century Gothic" fo:font-family="'Century Gothic'" style:font-family-generic="swiss" style:font-pitch="variable" fo:font-size="10pt" fo:font-style="italic" style:letter-kerning="false" style:font-name-asian="Times New Roman" style:font-family-asian="'Times New Roman'" style:font-family-generic-asian="roman" style:font-pitch-asian="variable" style:font-size-asian="10pt" style:font-style-asian="italic" style:font-name-complex="Century Gothic" style:font-family-complex="'Century Gothic'" style:font-family-generic-complex="swiss" style:font-pitch-complex="variable" style:font-size-complex="10pt" fo:hyphenate="false" fo:hyphenation-remain-char-count="2" fo:hyphenation-push-char-count="2" loext:hyphenation-no-caps="false"/>
    </style:style>
    <style:style style:name="Frame_20_contents" style:display-name="Frame contents" style:family="paragraph" style:parent-style-name="Standard" style:class="extra"/>
    <style:style style:name="WW8Num2z0" style:family="text">
      <style:text-properties fo:font-style="normal" fo:font-weight="bold" style:font-style-asian="normal" style:font-weight-asian="bold"/>
    </style:style>
    <style:style style:name="WW8Num3z0" style:family="text">
      <style:text-properties fo:font-style="normal" fo:font-weight="bold" style:font-style-asian="normal" style:font-weight-asian="bold"/>
    </style:style>
    <style:style style:name="WW8Num4z0" style:family="text">
      <style:text-properties fo:font-style="normal" fo:font-weight="bold" style:font-style-asian="normal" style:font-weight-asian="bold"/>
    </style:style>
    <style:style style:name="WW8Num5z0" style:family="text">
      <style:text-properties fo:font-style="normal" fo:font-weight="bold" style:font-style-asian="normal" style:font-weight-asian="bold"/>
    </style:style>
    <style:style style:name="WW8Num6z0" style:family="text">
      <style:text-properties fo:font-style="normal" fo:font-weight="bold" style:font-style-asian="normal" style:font-weight-asian="bold"/>
    </style:style>
    <style:style style:name="WW8Num8z0" style:family="text">
      <style:text-properties style:font-name="Arial1" fo:font-family="Arial" style:font-family-generic="swiss" style:font-pitch="variable" fo:font-size="10pt" fo:font-style="normal" fo:font-weight="bold" style:font-size-asian="10pt" style:font-style-asian="normal" style:font-weight-asian="bold" style:font-name-complex="Arial1" style:font-family-complex="Arial" style:font-family-generic-complex="swiss" style:font-pitch-complex="variable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3" style:family="text">
      <style:text-properties fo:color="#000000" loext:opacity="100%" style:font-name="Arial1" fo:font-family="Arial" style:font-family-generic="swiss" style:font-pitch="variable" fo:font-size="12pt" fo:font-style="normal" fo:font-weight="bold" style:font-size-asian="12pt" style:font-style-asian="normal" style:font-weight-asian="bold" style:font-name-complex="Arial1" style:font-family-complex="Arial" style:font-family-generic-complex="swiss" style:font-pitch-complex="variable"/>
    </style:style>
    <style:style style:name="WW8Num11z0" style:family="text">
      <style:text-properties style:font-name="Wingdings 2" fo:font-family="'Wingdings 2'" style:font-family-generic="roman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11z1" style:family="text">
      <style:text-properties style:font-name="StarSymbol" fo:font-family="StarSymbol, 'Arial Unicode MS'" fo:font-size="9pt" style:font-size-asian="9pt" style:font-name-complex="StarSymbol" style:font-family-complex="StarSymbol, 'Arial Unicode MS'" style:font-size-complex="9pt"/>
    </style:style>
    <style:style style:name="WW8Num12z0" style:family="text">
      <style:text-properties style:font-name="Wingdings 2" fo:font-family="'Wingdings 2'" style:font-family-generic="roman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12z1" style:family="text">
      <style:text-properties style:font-name="StarSymbol" fo:font-family="StarSymbol, 'Arial Unicode MS'" fo:font-size="9pt" style:font-size-asian="9pt" style:font-name-complex="StarSymbol" style:font-family-complex="StarSymbol, 'Arial Unicode MS'" style:font-size-complex="9pt"/>
    </style:style>
    <style:style style:name="WW8Num13z0" style:family="text">
      <style:text-properties style:font-name="Wingdings 2" fo:font-family="'Wingdings 2'" style:font-family-generic="roman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StarSymbol" fo:font-family="Star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Wingdings 2" fo:font-family="'Wingdings 2'" style:font-family-generic="roman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StarSymbol" fo:font-family="Star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Wingdings 2" fo:font-family="'Wingdings 2'" style:font-family-generic="roman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StarSymbol" fo:font-family="Star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fo:color="#000000" loext:opacity="100%" style:font-name="Arial1" fo:font-family="Arial" style:font-family-generic="swiss" style:font-pitch="variable" fo:font-size="12pt" fo:font-style="normal" fo:font-weight="bold" style:font-size-asian="12pt" style:font-style-asian="normal" style:font-weight-asian="bold" style:font-name-complex="Arial1" style:font-family-complex="Arial" style:font-family-generic-complex="swiss" style:font-pitch-complex="variable"/>
    </style:style>
    <style:style style:name="WW8Num18z0" style:family="text">
      <style:text-properties fo:font-style="normal" fo:font-weight="bold" style:font-style-asian="normal" style:font-weight-asian="bold"/>
    </style:style>
    <style:style style:name="Fonte_20_parág._20_padrão" style:display-name="Fonte parág. padrão" style:family="text"/>
    <style:style style:name="Fonte_20_parág._20_padrão1" style:display-name="Fonte parág. padrão1" style:family="text"/>
    <style:style style:name="WW8Num7z0" style:family="text">
      <style:text-properties fo:font-style="normal" fo:font-weight="bold" style:font-style-asian="normal" style:font-weight-asian="bold"/>
    </style:style>
    <style:style style:name="WW8Num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5z0" style:family="text">
      <style:text-properties style:font-name="Arial1" fo:font-family="Arial" style:font-family-generic="swiss" style:font-pitch="variable" fo:font-size="8pt" style:font-size-asian="8pt" style:font-name-complex="Arial1" style:font-family-complex="Arial" style:font-family-generic-complex="swiss" style:font-pitch-complex="variable"/>
    </style:style>
    <style:style style:name="WW8Num36z0" style:family="text">
      <style:text-properties style:font-name="Arial1" fo:font-family="Arial" style:font-family-generic="swiss" style:font-pitch="variable" fo:font-size="10pt" fo:font-style="normal" fo:font-weight="bold" style:font-size-asian="10pt" style:font-style-asian="normal" style:font-weight-asian="bold" style:font-name-complex="Arial1" style:font-family-complex="Arial" style:font-family-generic-complex="swiss" style:font-pitch-complex="variable"/>
    </style:style>
    <style:style style:name="WW8Num3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9z0" style:family="text">
      <style:text-properties style:font-name="Courier New" fo:font-family="'Courier New'" style:font-family-generic="modern" fo:font-size="8pt" style:font-size-asian="8pt" style:font-name-complex="Courier New" style:font-family-complex="'Courier New'" style:font-family-generic-complex="modern"/>
    </style:style>
    <style:style style:name="WW8Num4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9z3" style:family="text">
      <style:text-properties fo:color="#000000" loext:opacity="100%" style:font-name="Arial1" fo:font-family="Arial" style:font-family-generic="swiss" style:font-pitch="variable" fo:font-size="12pt" fo:font-style="normal" fo:font-weight="bold" style:font-size-asian="12pt" style:font-style-asian="normal" style:font-weight-asian="bold" style:font-name-complex="Arial1" style:font-family-complex="Arial" style:font-family-generic-complex="swiss" style:font-pitch-complex="variable"/>
    </style:style>
    <style:style style:name="WW8Num5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3z3" style:family="text">
      <style:text-properties fo:color="#000000" loext:opacity="100%" style:font-name="Arial1" fo:font-family="Arial" style:font-family-generic="swiss" style:font-pitch="variable" fo:font-size="12pt" fo:font-style="normal" fo:font-weight="bold" style:font-size-asian="12pt" style:font-style-asian="normal" style:font-weight-asian="bold" style:font-name-complex="Arial1" style:font-family-complex="Arial" style:font-family-generic-complex="swiss" style:font-pitch-complex="variable"/>
    </style:style>
    <style:style style:name="WW8Num55z0" style:family="text">
      <style:text-properties fo:font-size="12pt" style:font-size-asian="12pt"/>
    </style:style>
    <style:style style:name="WW8Num5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4z3" style:family="text">
      <style:text-properties fo:color="#000000" loext:opacity="100%" style:font-name="Arial1" fo:font-family="Arial" style:font-family-generic="swiss" style:font-pitch="variable" fo:font-size="12pt" fo:font-style="normal" fo:font-weight="bold" style:font-size-asian="12pt" style:font-style-asian="normal" style:font-weight-asian="bold" style:font-name-complex="Arial1" style:font-family-complex="Arial" style:font-family-generic-complex="swiss" style:font-pitch-complex="variable"/>
    </style:style>
    <style:style style:name="WW8Num6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2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2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-Fonte_20_parág._20_padrão" style:display-name="WW-Fonte parág. padrão" style:family="text"/>
    <style:style style:name="WW-Fonte_20_parág._20_padrão1" style:display-name="WW-Fonte parág. padrão1" style:family="text"/>
    <style:style style:name="Marcas" style:family="text">
      <style:text-properties style:font-name="StarSymbol" fo:font-family="StarSymbol, 'Arial Unicode MS'" fo:font-size="9pt" style:font-name-asian="StarSymbol" style:font-family-asian="StarSymbol, 'Arial Unicode MS'" style:font-size-asian="9pt" style:font-name-complex="StarSymbol" style:font-family-complex="StarSymbol, 'Arial Unicode MS'" style:font-size-complex="9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rpo_20_de_20_texto_20_Char" style:display-name="Corpo de texto Char" style:family="text" style:parent-style-name="Fonte_20_parág._20_padrão1"/>
    <style:style style:name="WW_5f_CharLFO8LVL1" style:display-name="WW_CharLFO8LVL1" style:family="text">
      <style:text-properties fo:font-style="normal" fo:font-weight="bold" style:font-style-asian="normal" style:font-weight-asian="bold"/>
    </style:style>
    <style:style style:name="WW_5f_CharLFO8LVL2" style:display-name="WW_CharLFO8LVL2" style:family="text">
      <style:text-properties fo:font-style="normal" fo:font-weight="bold" style:font-style-asian="normal" style:font-weight-asian="bold"/>
    </style:style>
    <style:style style:name="WW_5f_CharLFO8LVL3" style:display-name="WW_CharLFO8LVL3" style:family="text">
      <style:text-properties fo:font-style="normal" fo:font-weight="bold" style:font-style-asian="normal" style:font-weight-asian="bold"/>
    </style:style>
    <style:style style:name="WW_5f_CharLFO8LVL4" style:display-name="WW_CharLFO8LVL4" style:family="text">
      <style:text-properties fo:font-style="normal" fo:font-weight="bold" style:font-style-asian="normal" style:font-weight-asian="bold"/>
    </style:style>
    <style:style style:name="WW_5f_CharLFO8LVL5" style:display-name="WW_CharLFO8LVL5" style:family="text">
      <style:text-properties fo:font-style="normal" fo:font-weight="bold" style:font-style-asian="normal" style:font-weight-asian="bold"/>
    </style:style>
    <style:style style:name="WW_5f_CharLFO8LVL6" style:display-name="WW_CharLFO8LVL6" style:family="text">
      <style:text-properties fo:font-style="normal" fo:font-weight="bold" style:font-style-asian="normal" style:font-weight-asian="bold"/>
    </style:style>
    <style:style style:name="WW_5f_CharLFO8LVL7" style:display-name="WW_CharLFO8LVL7" style:family="text">
      <style:text-properties fo:font-style="normal" fo:font-weight="bold" style:font-style-asian="normal" style:font-weight-asian="bold"/>
    </style:style>
    <style:style style:name="WW_5f_CharLFO8LVL8" style:display-name="WW_CharLFO8LVL8" style:family="text">
      <style:text-properties fo:font-style="normal" fo:font-weight="bold" style:font-style-asian="normal" style:font-weight-asian="bold"/>
    </style:style>
    <style:style style:name="WW_5f_CharLFO8LVL9" style:display-name="WW_CharLFO8LVL9" style:family="text">
      <style:text-properties fo:font-style="normal" fo:font-weight="bold" style:font-style-asian="normal" style:font-weight-asian="bold"/>
    </style:style>
    <style:style style:name="WW_5f_CharLFO9LVL1" style:display-name="WW_CharLFO9LVL1" style:family="text">
      <style:text-properties fo:font-style="normal" fo:font-weight="bold" style:font-style-asian="normal" style:font-weight-asian="bold"/>
    </style:style>
    <style:style style:name="WW_5f_CharLFO9LVL2" style:display-name="WW_CharLFO9LVL2" style:family="text">
      <style:text-properties fo:font-style="normal" fo:font-weight="bold" style:font-style-asian="normal" style:font-weight-asian="bold"/>
    </style:style>
    <style:style style:name="WW_5f_CharLFO9LVL3" style:display-name="WW_CharLFO9LVL3" style:family="text">
      <style:text-properties fo:font-style="normal" fo:font-weight="bold" style:font-style-asian="normal" style:font-weight-asian="bold"/>
    </style:style>
    <style:style style:name="WW_5f_CharLFO9LVL4" style:display-name="WW_CharLFO9LVL4" style:family="text">
      <style:text-properties fo:font-style="normal" fo:font-weight="bold" style:font-style-asian="normal" style:font-weight-asian="bold"/>
    </style:style>
    <style:style style:name="WW_5f_CharLFO9LVL5" style:display-name="WW_CharLFO9LVL5" style:family="text">
      <style:text-properties fo:font-style="normal" fo:font-weight="bold" style:font-style-asian="normal" style:font-weight-asian="bold"/>
    </style:style>
    <style:style style:name="WW_5f_CharLFO9LVL6" style:display-name="WW_CharLFO9LVL6" style:family="text">
      <style:text-properties fo:font-style="normal" fo:font-weight="bold" style:font-style-asian="normal" style:font-weight-asian="bold"/>
    </style:style>
    <style:style style:name="WW_5f_CharLFO9LVL7" style:display-name="WW_CharLFO9LVL7" style:family="text">
      <style:text-properties fo:font-style="normal" fo:font-weight="bold" style:font-style-asian="normal" style:font-weight-asian="bold"/>
    </style:style>
    <style:style style:name="WW_5f_CharLFO9LVL8" style:display-name="WW_CharLFO9LVL8" style:family="text">
      <style:text-properties fo:font-style="normal" fo:font-weight="bold" style:font-style-asian="normal" style:font-weight-asian="bold"/>
    </style:style>
    <style:style style:name="WW_5f_CharLFO9LVL9" style:display-name="WW_CharLFO9LVL9" style:family="text">
      <style:text-properties fo:font-style="normal" fo:font-weight="bold" style:font-style-asian="normal" style:font-weight-asian="bold"/>
    </style:style>
    <style:style style:name="WW_5f_CharLFO10LVL1" style:display-name="WW_CharLFO10LVL1" style:family="text">
      <style:text-properties fo:font-style="normal" fo:font-weight="bold" style:font-style-asian="normal" style:font-weight-asian="bold"/>
    </style:style>
    <style:style style:name="WW_5f_CharLFO10LVL2" style:display-name="WW_CharLFO10LVL2" style:family="text">
      <style:text-properties fo:font-style="normal" fo:font-weight="bold" style:font-style-asian="normal" style:font-weight-asian="bold"/>
    </style:style>
    <style:style style:name="WW_5f_CharLFO10LVL3" style:display-name="WW_CharLFO10LVL3" style:family="text">
      <style:text-properties fo:font-style="normal" fo:font-weight="bold" style:font-style-asian="normal" style:font-weight-asian="bold"/>
    </style:style>
    <style:style style:name="WW_5f_CharLFO10LVL4" style:display-name="WW_CharLFO10LVL4" style:family="text">
      <style:text-properties fo:font-style="normal" fo:font-weight="bold" style:font-style-asian="normal" style:font-weight-asian="bold"/>
    </style:style>
    <style:style style:name="WW_5f_CharLFO10LVL5" style:display-name="WW_CharLFO10LVL5" style:family="text">
      <style:text-properties fo:font-style="normal" fo:font-weight="bold" style:font-style-asian="normal" style:font-weight-asian="bold"/>
    </style:style>
    <style:style style:name="WW_5f_CharLFO10LVL6" style:display-name="WW_CharLFO10LVL6" style:family="text">
      <style:text-properties fo:font-style="normal" fo:font-weight="bold" style:font-style-asian="normal" style:font-weight-asian="bold"/>
    </style:style>
    <style:style style:name="WW_5f_CharLFO10LVL7" style:display-name="WW_CharLFO10LVL7" style:family="text">
      <style:text-properties fo:font-style="normal" fo:font-weight="bold" style:font-style-asian="normal" style:font-weight-asian="bold"/>
    </style:style>
    <style:style style:name="WW_5f_CharLFO10LVL8" style:display-name="WW_CharLFO10LVL8" style:family="text">
      <style:text-properties fo:font-style="normal" fo:font-weight="bold" style:font-style-asian="normal" style:font-weight-asian="bold"/>
    </style:style>
    <style:style style:name="WW_5f_CharLFO10LVL9" style:display-name="WW_CharLFO10LVL9" style:family="text">
      <style:text-properties fo:font-style="normal" fo:font-weight="bold" style:font-style-asian="normal" style:font-weight-asian="bold"/>
    </style:style>
    <style:style style:name="WW_5f_CharLFO11LVL1" style:display-name="WW_CharLFO11LVL1" style:family="text">
      <style:text-properties fo:font-style="normal" fo:font-weight="bold" style:font-style-asian="normal" style:font-weight-asian="bold"/>
    </style:style>
    <style:style style:name="WW_5f_CharLFO11LVL2" style:display-name="WW_CharLFO11LVL2" style:family="text">
      <style:text-properties fo:font-style="normal" fo:font-weight="bold" style:font-style-asian="normal" style:font-weight-asian="bold"/>
    </style:style>
    <style:style style:name="WW_5f_CharLFO11LVL3" style:display-name="WW_CharLFO11LVL3" style:family="text">
      <style:text-properties fo:font-style="normal" fo:font-weight="bold" style:font-style-asian="normal" style:font-weight-asian="bold"/>
    </style:style>
    <style:style style:name="WW_5f_CharLFO11LVL4" style:display-name="WW_CharLFO11LVL4" style:family="text">
      <style:text-properties fo:font-style="normal" fo:font-weight="bold" style:font-style-asian="normal" style:font-weight-asian="bold"/>
    </style:style>
    <style:style style:name="WW_5f_CharLFO11LVL5" style:display-name="WW_CharLFO11LVL5" style:family="text">
      <style:text-properties fo:font-style="normal" fo:font-weight="bold" style:font-style-asian="normal" style:font-weight-asian="bold"/>
    </style:style>
    <style:style style:name="WW_5f_CharLFO11LVL6" style:display-name="WW_CharLFO11LVL6" style:family="text">
      <style:text-properties fo:font-style="normal" fo:font-weight="bold" style:font-style-asian="normal" style:font-weight-asian="bold"/>
    </style:style>
    <style:style style:name="WW_5f_CharLFO11LVL7" style:display-name="WW_CharLFO11LVL7" style:family="text">
      <style:text-properties fo:font-style="normal" fo:font-weight="bold" style:font-style-asian="normal" style:font-weight-asian="bold"/>
    </style:style>
    <style:style style:name="WW_5f_CharLFO11LVL8" style:display-name="WW_CharLFO11LVL8" style:family="text">
      <style:text-properties fo:font-style="normal" fo:font-weight="bold" style:font-style-asian="normal" style:font-weight-asian="bold"/>
    </style:style>
    <style:style style:name="WW_5f_CharLFO11LVL9" style:display-name="WW_CharLFO11LVL9" style:family="text">
      <style:text-properties fo:font-style="normal" fo:font-weight="bold" style:font-style-asian="normal" style:font-weight-asian="bold"/>
    </style:style>
    <style:style style:name="WW_5f_CharLFO12LVL1" style:display-name="WW_CharLFO12LVL1" style:family="text">
      <style:text-properties fo:font-style="normal" fo:font-weight="bold" style:font-style-asian="normal" style:font-weight-asian="bold"/>
    </style:style>
    <style:style style:name="WW_5f_CharLFO12LVL2" style:display-name="WW_CharLFO12LVL2" style:family="text">
      <style:text-properties fo:font-style="normal" fo:font-weight="bold" style:font-style-asian="normal" style:font-weight-asian="bold"/>
    </style:style>
    <style:style style:name="WW_5f_CharLFO12LVL3" style:display-name="WW_CharLFO12LVL3" style:family="text">
      <style:text-properties fo:font-style="normal" fo:font-weight="bold" style:font-style-asian="normal" style:font-weight-asian="bold"/>
    </style:style>
    <style:style style:name="WW_5f_CharLFO12LVL4" style:display-name="WW_CharLFO12LVL4" style:family="text">
      <style:text-properties fo:font-style="normal" fo:font-weight="bold" style:font-style-asian="normal" style:font-weight-asian="bold"/>
    </style:style>
    <style:style style:name="WW_5f_CharLFO12LVL5" style:display-name="WW_CharLFO12LVL5" style:family="text">
      <style:text-properties fo:font-style="normal" fo:font-weight="bold" style:font-style-asian="normal" style:font-weight-asian="bold"/>
    </style:style>
    <style:style style:name="WW_5f_CharLFO12LVL6" style:display-name="WW_CharLFO12LVL6" style:family="text">
      <style:text-properties fo:font-style="normal" fo:font-weight="bold" style:font-style-asian="normal" style:font-weight-asian="bold"/>
    </style:style>
    <style:style style:name="WW_5f_CharLFO12LVL7" style:display-name="WW_CharLFO12LVL7" style:family="text">
      <style:text-properties fo:font-style="normal" fo:font-weight="bold" style:font-style-asian="normal" style:font-weight-asian="bold"/>
    </style:style>
    <style:style style:name="WW_5f_CharLFO12LVL8" style:display-name="WW_CharLFO12LVL8" style:family="text">
      <style:text-properties fo:font-style="normal" fo:font-weight="bold" style:font-style-asian="normal" style:font-weight-asian="bold"/>
    </style:style>
    <style:style style:name="WW_5f_CharLFO12LVL9" style:display-name="WW_CharLFO12LVL9" style:family="text">
      <style:text-properties fo:font-style="normal" fo:font-weight="bold" style:font-style-asian="normal" style:font-weight-asian="bold"/>
    </style:style>
    <style:style style:name="WW_5f_CharLFO17LVL1" style:display-name="WW_CharLFO17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9LVL1" style:display-name="WW_CharLFO19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0LVL1" style:display-name="WW_CharLFO20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2LVL1" style:display-name="WW_CharLFO22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3LVL1" style:display-name="WW_CharLFO23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5LVL1" style:display-name="WW_CharLFO25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5LVL2" style:display-name="WW_CharLFO25LVL2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_5f_CharLFO25LVL3" style:display-name="WW_CharLFO25LVL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25LVL4" style:display-name="WW_CharLFO25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5LVL5" style:display-name="WW_CharLFO25LVL5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_5f_CharLFO25LVL6" style:display-name="WW_CharLFO25LVL6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25LVL7" style:display-name="WW_CharLFO25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5LVL8" style:display-name="WW_CharLFO25LVL8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_5f_CharLFO25LVL9" style:display-name="WW_CharLFO25LVL9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26LVL1" style:display-name="WW_CharLFO26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0LVL1" style:display-name="WW_CharLFO30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3LVL1" style:display-name="WW_CharLFO33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4LVL1" style:display-name="WW_CharLFO34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5LVL1" style:display-name="WW_CharLFO35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7LVL1" style:display-name="WW_CharLFO37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8LVL1" style:display-name="WW_CharLFO38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9LVL1" style:display-name="WW_CharLFO39LVL1" style:family="text">
      <style:text-properties style:font-name="Arial1" fo:font-family="Arial" style:font-family-generic="swiss" style:font-pitch="variable" fo:font-size="8pt" style:font-size-asian="8pt" style:font-name-complex="Arial1" style:font-family-complex="Arial" style:font-family-generic-complex="swiss" style:font-pitch-complex="variable"/>
    </style:style>
    <style:style style:name="WW_5f_CharLFO40LVL1" style:display-name="WW_CharLFO40LVL1" style:family="text">
      <style:text-properties style:font-name="Arial1" fo:font-family="Arial" style:font-family-generic="swiss" style:font-pitch="variable" fo:font-size="10pt" fo:font-style="normal" fo:font-weight="bold" style:font-size-asian="10pt" style:font-style-asian="normal" style:font-weight-asian="bold" style:font-name-complex="Arial1" style:font-family-complex="Arial" style:font-family-generic-complex="swiss" style:font-pitch-complex="variable"/>
    </style:style>
    <style:style style:name="WW_5f_CharLFO40LVL2" style:display-name="WW_CharLFO40LVL2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_5f_CharLFO40LVL3" style:display-name="WW_CharLFO40LVL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40LVL4" style:display-name="WW_CharLFO40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0LVL5" style:display-name="WW_CharLFO40LVL5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_5f_CharLFO40LVL6" style:display-name="WW_CharLFO40LVL6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40LVL7" style:display-name="WW_CharLFO40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0LVL8" style:display-name="WW_CharLFO40LVL8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_5f_CharLFO40LVL9" style:display-name="WW_CharLFO40LVL9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41LVL1" style:display-name="WW_CharLFO41LVL1" style:family="text">
      <style:text-properties style:font-name="StarSymbol" fo:font-family="StarSymbol, 'Arial Unicode MS'" style:font-name-complex="StarSymbol" style:font-family-complex="StarSymbol, 'Arial Unicode MS'"/>
    </style:style>
    <style:style style:name="WW_5f_CharLFO42LVL1" style:display-name="WW_CharLFO42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3LVL1" style:display-name="WW_CharLFO43LVL1" style:family="text">
      <style:text-properties style:font-name="Courier New" fo:font-family="'Courier New'" style:font-family-generic="modern" fo:font-size="8pt" style:font-size-asian="8pt" style:font-name-complex="Courier New" style:font-family-complex="'Courier New'" style:font-family-generic-complex="modern"/>
    </style:style>
    <style:style style:name="WW_5f_CharLFO44LVL1" style:display-name="WW_CharLFO44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5LVL1" style:display-name="WW_CharLFO45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6LVL1" style:display-name="WW_CharLFO46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6LVL2" style:display-name="WW_CharLFO46LVL2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_5f_CharLFO46LVL3" style:display-name="WW_CharLFO46LVL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46LVL4" style:display-name="WW_CharLFO46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6LVL5" style:display-name="WW_CharLFO46LVL5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_5f_CharLFO46LVL6" style:display-name="WW_CharLFO46LVL6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46LVL7" style:display-name="WW_CharLFO46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6LVL8" style:display-name="WW_CharLFO46LVL8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_5f_CharLFO46LVL9" style:display-name="WW_CharLFO46LVL9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47LVL1" style:display-name="WW_CharLFO47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8LVL1" style:display-name="WW_CharLFO48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0LVL1" style:display-name="WW_CharLFO50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1LVL1" style:display-name="WW_CharLFO51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2LVL1" style:display-name="WW_CharLFO52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3LVL4" style:display-name="WW_CharLFO53LVL4" style:family="text">
      <style:text-properties fo:color="#000000" loext:opacity="100%" style:font-name="Arial1" fo:font-family="Arial" style:font-family-generic="swiss" style:font-pitch="variable" fo:font-size="12pt" fo:font-style="normal" fo:font-weight="bold" style:font-size-asian="12pt" style:font-style-asian="normal" style:font-weight-asian="bold" style:font-name-complex="Arial1" style:font-family-complex="Arial" style:font-family-generic-complex="swiss" style:font-pitch-complex="variable"/>
    </style:style>
    <style:style style:name="WW_5f_CharLFO54LVL1" style:display-name="WW_CharLFO54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5LVL1" style:display-name="WW_CharLFO55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7LVL4" style:display-name="WW_CharLFO57LVL4" style:family="text">
      <style:text-properties fo:color="#000000" loext:opacity="100%" style:font-name="Arial1" fo:font-family="Arial" style:font-family-generic="swiss" style:font-pitch="variable" fo:font-size="12pt" fo:font-style="normal" fo:font-weight="bold" style:font-size-asian="12pt" style:font-style-asian="normal" style:font-weight-asian="bold" style:font-name-complex="Arial1" style:font-family-complex="Arial" style:font-family-generic-complex="swiss" style:font-pitch-complex="variable"/>
    </style:style>
    <style:style style:name="WW_5f_CharLFO59LVL1" style:display-name="WW_CharLFO59LVL1" style:family="text">
      <style:text-properties fo:font-size="12pt" style:font-size-asian="12pt"/>
    </style:style>
    <style:style style:name="WW_5f_CharLFO62LVL1" style:display-name="WW_CharLFO62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63LVL1" style:display-name="WW_CharLFO63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64LVL1" style:display-name="WW_CharLFO64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67LVL1" style:display-name="WW_CharLFO67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68LVL4" style:display-name="WW_CharLFO68LVL4" style:family="text">
      <style:text-properties fo:color="#000000" loext:opacity="100%" style:font-name="Arial1" fo:font-family="Arial" style:font-family-generic="swiss" style:font-pitch="variable" fo:font-size="12pt" fo:font-style="normal" fo:font-weight="bold" style:font-size-asian="12pt" style:font-style-asian="normal" style:font-weight-asian="bold" style:font-name-complex="Arial1" style:font-family-complex="Arial" style:font-family-generic-complex="swiss" style:font-pitch-complex="variable"/>
    </style:style>
    <style:style style:name="WW_5f_CharLFO69LVL1" style:display-name="WW_CharLFO69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70LVL1" style:display-name="WW_CharLFO70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71LVL1" style:display-name="WW_CharLFO71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72LVL1" style:display-name="WW_CharLFO72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73LVL1" style:display-name="WW_CharLFO73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76LVL1" style:display-name="WW_CharLFO76LVL1" style:family="text">
      <style:text-properties style:font-name="StarSymbol" fo:font-family="StarSymbol, 'Arial Unicode MS'" fo:font-size="9pt" style:font-name-asian="StarSymbol" style:font-family-asian="StarSymbol, 'Arial Unicode MS'" style:font-size-asian="9pt" style:font-name-complex="StarSymbol" style:font-family-complex="StarSymbol, 'Arial Unicode MS'" style:font-size-complex="9pt"/>
    </style:style>
    <style:style style:name="WW_5f_CharLFO76LVL2" style:display-name="WW_CharLFO76LVL2" style:family="text">
      <style:text-properties style:font-name="StarSymbol" fo:font-family="StarSymbol, 'Arial Unicode MS'" fo:font-size="9pt" style:font-name-asian="StarSymbol" style:font-family-asian="StarSymbol, 'Arial Unicode MS'" style:font-size-asian="9pt" style:font-name-complex="StarSymbol" style:font-family-complex="StarSymbol, 'Arial Unicode MS'" style:font-size-complex="9pt"/>
    </style:style>
    <style:style style:name="WW_5f_CharLFO76LVL3" style:display-name="WW_CharLFO76LVL3" style:family="text">
      <style:text-properties style:font-name="StarSymbol" fo:font-family="StarSymbol, 'Arial Unicode MS'" fo:font-size="9pt" style:font-name-asian="StarSymbol" style:font-family-asian="StarSymbol, 'Arial Unicode MS'" style:font-size-asian="9pt" style:font-name-complex="StarSymbol" style:font-family-complex="StarSymbol, 'Arial Unicode MS'" style:font-size-complex="9pt"/>
    </style:style>
    <style:style style:name="WW_5f_CharLFO76LVL4" style:display-name="WW_CharLFO76LVL4" style:family="text">
      <style:text-properties style:font-name="StarSymbol" fo:font-family="StarSymbol, 'Arial Unicode MS'" fo:font-size="9pt" style:font-name-asian="StarSymbol" style:font-family-asian="StarSymbol, 'Arial Unicode MS'" style:font-size-asian="9pt" style:font-name-complex="StarSymbol" style:font-family-complex="StarSymbol, 'Arial Unicode MS'" style:font-size-complex="9pt"/>
    </style:style>
    <style:style style:name="WW_5f_CharLFO76LVL5" style:display-name="WW_CharLFO76LVL5" style:family="text">
      <style:text-properties style:font-name="StarSymbol" fo:font-family="StarSymbol, 'Arial Unicode MS'" fo:font-size="9pt" style:font-name-asian="StarSymbol" style:font-family-asian="StarSymbol, 'Arial Unicode MS'" style:font-size-asian="9pt" style:font-name-complex="StarSymbol" style:font-family-complex="StarSymbol, 'Arial Unicode MS'" style:font-size-complex="9pt"/>
    </style:style>
    <style:style style:name="WW_5f_CharLFO76LVL6" style:display-name="WW_CharLFO76LVL6" style:family="text">
      <style:text-properties style:font-name="StarSymbol" fo:font-family="StarSymbol, 'Arial Unicode MS'" fo:font-size="9pt" style:font-name-asian="StarSymbol" style:font-family-asian="StarSymbol, 'Arial Unicode MS'" style:font-size-asian="9pt" style:font-name-complex="StarSymbol" style:font-family-complex="StarSymbol, 'Arial Unicode MS'" style:font-size-complex="9pt"/>
    </style:style>
    <style:style style:name="WW_5f_CharLFO76LVL7" style:display-name="WW_CharLFO76LVL7" style:family="text">
      <style:text-properties style:font-name="StarSymbol" fo:font-family="StarSymbol, 'Arial Unicode MS'" fo:font-size="9pt" style:font-name-asian="StarSymbol" style:font-family-asian="StarSymbol, 'Arial Unicode MS'" style:font-size-asian="9pt" style:font-name-complex="StarSymbol" style:font-family-complex="StarSymbol, 'Arial Unicode MS'" style:font-size-complex="9pt"/>
    </style:style>
    <style:style style:name="WW_5f_CharLFO76LVL8" style:display-name="WW_CharLFO76LVL8" style:family="text">
      <style:text-properties style:font-name="StarSymbol" fo:font-family="StarSymbol, 'Arial Unicode MS'" fo:font-size="9pt" style:font-name-asian="StarSymbol" style:font-family-asian="StarSymbol, 'Arial Unicode MS'" style:font-size-asian="9pt" style:font-name-complex="StarSymbol" style:font-family-complex="StarSymbol, 'Arial Unicode MS'" style:font-size-complex="9pt"/>
    </style:style>
    <style:style style:name="WW_5f_CharLFO76LVL9" style:display-name="WW_CharLFO76LVL9" style:family="text">
      <style:text-properties style:font-name="StarSymbol" fo:font-family="StarSymbol, 'Arial Unicode MS'" fo:font-size="9pt" style:font-name-asian="StarSymbol" style:font-family-asian="StarSymbol, 'Arial Unicode MS'" style:font-size-asian="9pt" style:font-name-complex="StarSymbol" style:font-family-complex="StarSymbol, 'Arial Unicode MS'" style:font-size-complex="9pt"/>
    </style:style>
    <style:style style:name="WW_5f_CharLFO77LVL1" style:display-name="WW_CharLFO77LVL1" style:family="text">
      <style:text-properties style:font-name="StarSymbol" fo:font-family="StarSymbol, 'Arial Unicode MS'" fo:font-size="9pt" style:font-name-asian="StarSymbol" style:font-family-asian="StarSymbol, 'Arial Unicode MS'" style:font-size-asian="9pt" style:font-name-complex="StarSymbol" style:font-family-complex="StarSymbol, 'Arial Unicode MS'" style:font-size-complex="9pt"/>
    </style:style>
    <style:style style:name="WW_5f_CharLFO77LVL2" style:display-name="WW_CharLFO77LVL2" style:family="text">
      <style:text-properties style:font-name="StarSymbol" fo:font-family="StarSymbol, 'Arial Unicode MS'" fo:font-size="9pt" style:font-name-asian="StarSymbol" style:font-family-asian="StarSymbol, 'Arial Unicode MS'" style:font-size-asian="9pt" style:font-name-complex="StarSymbol" style:font-family-complex="StarSymbol, 'Arial Unicode MS'" style:font-size-complex="9pt"/>
    </style:style>
    <style:style style:name="WW_5f_CharLFO77LVL3" style:display-name="WW_CharLFO77LVL3" style:family="text">
      <style:text-properties style:font-name="StarSymbol" fo:font-family="StarSymbol, 'Arial Unicode MS'" fo:font-size="9pt" style:font-name-asian="StarSymbol" style:font-family-asian="StarSymbol, 'Arial Unicode MS'" style:font-size-asian="9pt" style:font-name-complex="StarSymbol" style:font-family-complex="StarSymbol, 'Arial Unicode MS'" style:font-size-complex="9pt"/>
    </style:style>
    <style:style style:name="WW_5f_CharLFO77LVL4" style:display-name="WW_CharLFO77LVL4" style:family="text">
      <style:text-properties style:font-name="StarSymbol" fo:font-family="StarSymbol, 'Arial Unicode MS'" fo:font-size="9pt" style:font-name-asian="StarSymbol" style:font-family-asian="StarSymbol, 'Arial Unicode MS'" style:font-size-asian="9pt" style:font-name-complex="StarSymbol" style:font-family-complex="StarSymbol, 'Arial Unicode MS'" style:font-size-complex="9pt"/>
    </style:style>
    <style:style style:name="WW_5f_CharLFO77LVL5" style:display-name="WW_CharLFO77LVL5" style:family="text">
      <style:text-properties style:font-name="StarSymbol" fo:font-family="StarSymbol, 'Arial Unicode MS'" fo:font-size="9pt" style:font-name-asian="StarSymbol" style:font-family-asian="StarSymbol, 'Arial Unicode MS'" style:font-size-asian="9pt" style:font-name-complex="StarSymbol" style:font-family-complex="StarSymbol, 'Arial Unicode MS'" style:font-size-complex="9pt"/>
    </style:style>
    <style:style style:name="WW_5f_CharLFO77LVL6" style:display-name="WW_CharLFO77LVL6" style:family="text">
      <style:text-properties style:font-name="StarSymbol" fo:font-family="StarSymbol, 'Arial Unicode MS'" fo:font-size="9pt" style:font-name-asian="StarSymbol" style:font-family-asian="StarSymbol, 'Arial Unicode MS'" style:font-size-asian="9pt" style:font-name-complex="StarSymbol" style:font-family-complex="StarSymbol, 'Arial Unicode MS'" style:font-size-complex="9pt"/>
    </style:style>
    <style:style style:name="WW_5f_CharLFO77LVL7" style:display-name="WW_CharLFO77LVL7" style:family="text">
      <style:text-properties style:font-name="StarSymbol" fo:font-family="StarSymbol, 'Arial Unicode MS'" fo:font-size="9pt" style:font-name-asian="StarSymbol" style:font-family-asian="StarSymbol, 'Arial Unicode MS'" style:font-size-asian="9pt" style:font-name-complex="StarSymbol" style:font-family-complex="StarSymbol, 'Arial Unicode MS'" style:font-size-complex="9pt"/>
    </style:style>
    <style:style style:name="WW_5f_CharLFO77LVL8" style:display-name="WW_CharLFO77LVL8" style:family="text">
      <style:text-properties style:font-name="StarSymbol" fo:font-family="StarSymbol, 'Arial Unicode MS'" fo:font-size="9pt" style:font-name-asian="StarSymbol" style:font-family-asian="StarSymbol, 'Arial Unicode MS'" style:font-size-asian="9pt" style:font-name-complex="StarSymbol" style:font-family-complex="StarSymbol, 'Arial Unicode MS'" style:font-size-complex="9pt"/>
    </style:style>
    <style:style style:name="WW_5f_CharLFO77LVL9" style:display-name="WW_CharLFO77LVL9" style:family="text">
      <style:text-properties style:font-name="StarSymbol" fo:font-family="StarSymbol, 'Arial Unicode MS'" fo:font-size="9pt" style:font-name-asian="StarSymbol" style:font-family-asian="StarSymbol, 'Arial Unicode MS'" style:font-size-asian="9pt" style:font-name-complex="StarSymbol" style:font-family-complex="StarSymbol, 'Arial Unicode MS'" style:font-size-complex="9pt"/>
    </style:style>
    <style:style style:name="WW_5f_CharLFO78LVL1" style:display-name="WW_CharLFO78LVL1" style:family="text">
      <style:text-properties style:font-name="StarSymbol" fo:font-family="StarSymbol, 'Arial Unicode MS'" fo:font-size="9pt" style:font-name-asian="StarSymbol" style:font-family-asian="StarSymbol, 'Arial Unicode MS'" style:font-size-asian="9pt" style:font-name-complex="StarSymbol" style:font-family-complex="StarSymbol, 'Arial Unicode MS'" style:font-size-complex="9pt"/>
    </style:style>
    <style:style style:name="WW_5f_CharLFO78LVL2" style:display-name="WW_CharLFO78LVL2" style:family="text">
      <style:text-properties style:font-name="StarSymbol" fo:font-family="StarSymbol, 'Arial Unicode MS'" fo:font-size="9pt" style:font-name-asian="StarSymbol" style:font-family-asian="StarSymbol, 'Arial Unicode MS'" style:font-size-asian="9pt" style:font-name-complex="StarSymbol" style:font-family-complex="StarSymbol, 'Arial Unicode MS'" style:font-size-complex="9pt"/>
    </style:style>
    <style:style style:name="WW_5f_CharLFO78LVL3" style:display-name="WW_CharLFO78LVL3" style:family="text">
      <style:text-properties style:font-name="StarSymbol" fo:font-family="StarSymbol, 'Arial Unicode MS'" fo:font-size="9pt" style:font-name-asian="StarSymbol" style:font-family-asian="StarSymbol, 'Arial Unicode MS'" style:font-size-asian="9pt" style:font-name-complex="StarSymbol" style:font-family-complex="StarSymbol, 'Arial Unicode MS'" style:font-size-complex="9pt"/>
    </style:style>
    <style:style style:name="WW_5f_CharLFO78LVL4" style:display-name="WW_CharLFO78LVL4" style:family="text">
      <style:text-properties style:font-name="StarSymbol" fo:font-family="StarSymbol, 'Arial Unicode MS'" fo:font-size="9pt" style:font-name-asian="StarSymbol" style:font-family-asian="StarSymbol, 'Arial Unicode MS'" style:font-size-asian="9pt" style:font-name-complex="StarSymbol" style:font-family-complex="StarSymbol, 'Arial Unicode MS'" style:font-size-complex="9pt"/>
    </style:style>
    <style:style style:name="WW_5f_CharLFO78LVL5" style:display-name="WW_CharLFO78LVL5" style:family="text">
      <style:text-properties style:font-name="StarSymbol" fo:font-family="StarSymbol, 'Arial Unicode MS'" fo:font-size="9pt" style:font-name-asian="StarSymbol" style:font-family-asian="StarSymbol, 'Arial Unicode MS'" style:font-size-asian="9pt" style:font-name-complex="StarSymbol" style:font-family-complex="StarSymbol, 'Arial Unicode MS'" style:font-size-complex="9pt"/>
    </style:style>
    <style:style style:name="WW_5f_CharLFO78LVL6" style:display-name="WW_CharLFO78LVL6" style:family="text">
      <style:text-properties style:font-name="StarSymbol" fo:font-family="StarSymbol, 'Arial Unicode MS'" fo:font-size="9pt" style:font-name-asian="StarSymbol" style:font-family-asian="StarSymbol, 'Arial Unicode MS'" style:font-size-asian="9pt" style:font-name-complex="StarSymbol" style:font-family-complex="StarSymbol, 'Arial Unicode MS'" style:font-size-complex="9pt"/>
    </style:style>
    <style:style style:name="WW_5f_CharLFO78LVL7" style:display-name="WW_CharLFO78LVL7" style:family="text">
      <style:text-properties style:font-name="StarSymbol" fo:font-family="StarSymbol, 'Arial Unicode MS'" fo:font-size="9pt" style:font-name-asian="StarSymbol" style:font-family-asian="StarSymbol, 'Arial Unicode MS'" style:font-size-asian="9pt" style:font-name-complex="StarSymbol" style:font-family-complex="StarSymbol, 'Arial Unicode MS'" style:font-size-complex="9pt"/>
    </style:style>
    <style:style style:name="WW_5f_CharLFO78LVL8" style:display-name="WW_CharLFO78LVL8" style:family="text">
      <style:text-properties style:font-name="StarSymbol" fo:font-family="StarSymbol, 'Arial Unicode MS'" fo:font-size="9pt" style:font-name-asian="StarSymbol" style:font-family-asian="StarSymbol, 'Arial Unicode MS'" style:font-size-asian="9pt" style:font-name-complex="StarSymbol" style:font-family-complex="StarSymbol, 'Arial Unicode MS'" style:font-size-complex="9pt"/>
    </style:style>
    <style:style style:name="WW_5f_CharLFO78LVL9" style:display-name="WW_CharLFO78LVL9" style:family="text">
      <style:text-properties style:font-name="StarSymbol" fo:font-family="StarSymbol, 'Arial Unicode MS'" fo:font-size="9pt" style:font-name-asian="StarSymbol" style:font-family-asian="StarSymbol, 'Arial Unicode MS'" style:font-size-asian="9pt" style:font-name-complex="StarSymbol" style:font-family-complex="StarSymbol, 'Arial Unicode MS'" style:font-size-complex="9pt"/>
    </style:style>
    <style:style style:name="WW_5f_CharLFO79LVL1" style:display-name="WW_CharLFO79LVL1" style:family="text">
      <style:text-properties style:font-name="StarSymbol" fo:font-family="StarSymbol, 'Arial Unicode MS'" fo:font-size="9pt" style:font-name-asian="StarSymbol" style:font-family-asian="StarSymbol, 'Arial Unicode MS'" style:font-size-asian="9pt" style:font-name-complex="StarSymbol" style:font-family-complex="StarSymbol, 'Arial Unicode MS'" style:font-size-complex="9pt"/>
    </style:style>
    <style:style style:name="WW_5f_CharLFO79LVL2" style:display-name="WW_CharLFO79LVL2" style:family="text">
      <style:text-properties style:font-name="StarSymbol" fo:font-family="StarSymbol, 'Arial Unicode MS'" fo:font-size="9pt" style:font-name-asian="StarSymbol" style:font-family-asian="StarSymbol, 'Arial Unicode MS'" style:font-size-asian="9pt" style:font-name-complex="StarSymbol" style:font-family-complex="StarSymbol, 'Arial Unicode MS'" style:font-size-complex="9pt"/>
    </style:style>
    <style:style style:name="WW_5f_CharLFO79LVL3" style:display-name="WW_CharLFO79LVL3" style:family="text">
      <style:text-properties style:font-name="StarSymbol" fo:font-family="StarSymbol, 'Arial Unicode MS'" fo:font-size="9pt" style:font-name-asian="StarSymbol" style:font-family-asian="StarSymbol, 'Arial Unicode MS'" style:font-size-asian="9pt" style:font-name-complex="StarSymbol" style:font-family-complex="StarSymbol, 'Arial Unicode MS'" style:font-size-complex="9pt"/>
    </style:style>
    <style:style style:name="WW_5f_CharLFO79LVL4" style:display-name="WW_CharLFO79LVL4" style:family="text">
      <style:text-properties style:font-name="StarSymbol" fo:font-family="StarSymbol, 'Arial Unicode MS'" fo:font-size="9pt" style:font-name-asian="StarSymbol" style:font-family-asian="StarSymbol, 'Arial Unicode MS'" style:font-size-asian="9pt" style:font-name-complex="StarSymbol" style:font-family-complex="StarSymbol, 'Arial Unicode MS'" style:font-size-complex="9pt"/>
    </style:style>
    <style:style style:name="WW_5f_CharLFO79LVL5" style:display-name="WW_CharLFO79LVL5" style:family="text">
      <style:text-properties style:font-name="StarSymbol" fo:font-family="StarSymbol, 'Arial Unicode MS'" fo:font-size="9pt" style:font-name-asian="StarSymbol" style:font-family-asian="StarSymbol, 'Arial Unicode MS'" style:font-size-asian="9pt" style:font-name-complex="StarSymbol" style:font-family-complex="StarSymbol, 'Arial Unicode MS'" style:font-size-complex="9pt"/>
    </style:style>
    <style:style style:name="WW_5f_CharLFO79LVL6" style:display-name="WW_CharLFO79LVL6" style:family="text">
      <style:text-properties style:font-name="StarSymbol" fo:font-family="StarSymbol, 'Arial Unicode MS'" fo:font-size="9pt" style:font-name-asian="StarSymbol" style:font-family-asian="StarSymbol, 'Arial Unicode MS'" style:font-size-asian="9pt" style:font-name-complex="StarSymbol" style:font-family-complex="StarSymbol, 'Arial Unicode MS'" style:font-size-complex="9pt"/>
    </style:style>
    <style:style style:name="WW_5f_CharLFO79LVL7" style:display-name="WW_CharLFO79LVL7" style:family="text">
      <style:text-properties style:font-name="StarSymbol" fo:font-family="StarSymbol, 'Arial Unicode MS'" fo:font-size="9pt" style:font-name-asian="StarSymbol" style:font-family-asian="StarSymbol, 'Arial Unicode MS'" style:font-size-asian="9pt" style:font-name-complex="StarSymbol" style:font-family-complex="StarSymbol, 'Arial Unicode MS'" style:font-size-complex="9pt"/>
    </style:style>
    <style:style style:name="WW_5f_CharLFO79LVL8" style:display-name="WW_CharLFO79LVL8" style:family="text">
      <style:text-properties style:font-name="StarSymbol" fo:font-family="StarSymbol, 'Arial Unicode MS'" fo:font-size="9pt" style:font-name-asian="StarSymbol" style:font-family-asian="StarSymbol, 'Arial Unicode MS'" style:font-size-asian="9pt" style:font-name-complex="StarSymbol" style:font-family-complex="StarSymbol, 'Arial Unicode MS'" style:font-size-complex="9pt"/>
    </style:style>
    <style:style style:name="WW_5f_CharLFO79LVL9" style:display-name="WW_CharLFO79LVL9" style:family="text">
      <style:text-properties style:font-name="StarSymbol" fo:font-family="StarSymbol, 'Arial Unicode MS'" fo:font-size="9pt" style:font-name-asian="StarSymbol" style:font-family-asian="StarSymbol, 'Arial Unicode MS'" style:font-size-asian="9pt" style:font-name-complex="StarSymbol" style:font-family-complex="StarSymbol, 'Arial Unicode MS'" style:font-size-complex="9pt"/>
    </style:style>
    <style:style style:name="WW_5f_CharLFO80LVL1" style:display-name="WW_CharLFO80LVL1" style:family="text">
      <style:text-properties style:font-name="StarSymbol" fo:font-family="StarSymbol, 'Arial Unicode MS'" fo:font-size="9pt" style:font-name-asian="StarSymbol" style:font-family-asian="StarSymbol, 'Arial Unicode MS'" style:font-size-asian="9pt" style:font-name-complex="StarSymbol" style:font-family-complex="StarSymbol, 'Arial Unicode MS'" style:font-size-complex="9pt"/>
    </style:style>
    <style:style style:name="WW_5f_CharLFO80LVL2" style:display-name="WW_CharLFO80LVL2" style:family="text">
      <style:text-properties style:font-name="StarSymbol" fo:font-family="StarSymbol, 'Arial Unicode MS'" fo:font-size="9pt" style:font-name-asian="StarSymbol" style:font-family-asian="StarSymbol, 'Arial Unicode MS'" style:font-size-asian="9pt" style:font-name-complex="StarSymbol" style:font-family-complex="StarSymbol, 'Arial Unicode MS'" style:font-size-complex="9pt"/>
    </style:style>
    <style:style style:name="WW_5f_CharLFO80LVL3" style:display-name="WW_CharLFO80LVL3" style:family="text">
      <style:text-properties style:font-name="StarSymbol" fo:font-family="StarSymbol, 'Arial Unicode MS'" fo:font-size="9pt" style:font-name-asian="StarSymbol" style:font-family-asian="StarSymbol, 'Arial Unicode MS'" style:font-size-asian="9pt" style:font-name-complex="StarSymbol" style:font-family-complex="StarSymbol, 'Arial Unicode MS'" style:font-size-complex="9pt"/>
    </style:style>
    <style:style style:name="WW_5f_CharLFO80LVL4" style:display-name="WW_CharLFO80LVL4" style:family="text">
      <style:text-properties style:font-name="StarSymbol" fo:font-family="StarSymbol, 'Arial Unicode MS'" fo:font-size="9pt" style:font-name-asian="StarSymbol" style:font-family-asian="StarSymbol, 'Arial Unicode MS'" style:font-size-asian="9pt" style:font-name-complex="StarSymbol" style:font-family-complex="StarSymbol, 'Arial Unicode MS'" style:font-size-complex="9pt"/>
    </style:style>
    <style:style style:name="WW_5f_CharLFO80LVL5" style:display-name="WW_CharLFO80LVL5" style:family="text">
      <style:text-properties style:font-name="StarSymbol" fo:font-family="StarSymbol, 'Arial Unicode MS'" fo:font-size="9pt" style:font-name-asian="StarSymbol" style:font-family-asian="StarSymbol, 'Arial Unicode MS'" style:font-size-asian="9pt" style:font-name-complex="StarSymbol" style:font-family-complex="StarSymbol, 'Arial Unicode MS'" style:font-size-complex="9pt"/>
    </style:style>
    <style:style style:name="WW_5f_CharLFO80LVL6" style:display-name="WW_CharLFO80LVL6" style:family="text">
      <style:text-properties style:font-name="StarSymbol" fo:font-family="StarSymbol, 'Arial Unicode MS'" fo:font-size="9pt" style:font-name-asian="StarSymbol" style:font-family-asian="StarSymbol, 'Arial Unicode MS'" style:font-size-asian="9pt" style:font-name-complex="StarSymbol" style:font-family-complex="StarSymbol, 'Arial Unicode MS'" style:font-size-complex="9pt"/>
    </style:style>
    <style:style style:name="WW_5f_CharLFO80LVL7" style:display-name="WW_CharLFO80LVL7" style:family="text">
      <style:text-properties style:font-name="StarSymbol" fo:font-family="StarSymbol, 'Arial Unicode MS'" fo:font-size="9pt" style:font-name-asian="StarSymbol" style:font-family-asian="StarSymbol, 'Arial Unicode MS'" style:font-size-asian="9pt" style:font-name-complex="StarSymbol" style:font-family-complex="StarSymbol, 'Arial Unicode MS'" style:font-size-complex="9pt"/>
    </style:style>
    <style:style style:name="WW_5f_CharLFO80LVL8" style:display-name="WW_CharLFO80LVL8" style:family="text">
      <style:text-properties style:font-name="StarSymbol" fo:font-family="StarSymbol, 'Arial Unicode MS'" fo:font-size="9pt" style:font-name-asian="StarSymbol" style:font-family-asian="StarSymbol, 'Arial Unicode MS'" style:font-size-asian="9pt" style:font-name-complex="StarSymbol" style:font-family-complex="StarSymbol, 'Arial Unicode MS'" style:font-size-complex="9pt"/>
    </style:style>
    <style:style style:name="WW_5f_CharLFO80LVL9" style:display-name="WW_CharLFO80LVL9" style:family="text">
      <style:text-properties style:font-name="StarSymbol" fo:font-family="StarSymbol, 'Arial Unicode MS'" fo:font-size="9pt" style:font-name-asian="StarSymbol" style:font-family-asian="StarSymbol, 'Arial Unicode MS'" style:font-size-asian="9pt" style:font-name-complex="StarSymbol" style:font-family-complex="StarSymbol, 'Arial Unicode MS'" style:font-size-complex="9pt"/>
    </style:style>
    <style:style style:name="WW_5f_CharLFO81LVL1" style:display-name="WW_CharLFO81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81LVL2" style:display-name="WW_CharLFO81LVL2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_5f_CharLFO81LVL3" style:display-name="WW_CharLFO81LVL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81LVL4" style:display-name="WW_CharLFO81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81LVL5" style:display-name="WW_CharLFO81LVL5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_5f_CharLFO81LVL6" style:display-name="WW_CharLFO81LVL6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_5f_CharLFO81LVL7" style:display-name="WW_CharLFO81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81LVL8" style:display-name="WW_CharLFO81LVL8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_5f_CharLFO81LVL9" style:display-name="WW_CharLFO81LVL9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Rodapé_20_Char" style:display-name="Rodapé Char" style:family="text">
      <style:text-properties style:font-name="Arial1" fo:font-family="Arial" style:font-family-generic="swiss" style:font-pitch="variable" style:letter-kerning="true" style:font-name-asian="DejaVu Sans" style:font-family-asian="'DejaVu Sans'" style:font-family-generic-asian="swiss" style:font-pitch-asian="variable" style:font-name-complex="DejaVu Sans" style:font-family-complex="'DejaVu Sans'" style:font-family-generic-complex="swiss" style:font-pitch-complex="variable" style:font-size-complex="12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nothing" fo:margin-left="1cm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1%.%2%.%3%.%4%.%5%.%6%.%7%" style:num-format="1" text:display-levels="7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nothing" fo:margin-left="1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loext:num-list-format="%1%. " style:num-suffix=". 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2z0" loext:num-list-format="%1%.%2%. " style:num-suffix=". 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2z0" loext:num-list-format="%1%.%2%.%3%. " style:num-suffix=". " style:num-format="1" text:start-value="3" text:display-levels="3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2z0" loext:num-list-format="%1%.%2%.%3%.%4%. " style:num-suffix=". " style:num-format="1" text:display-levels="4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2z0" loext:num-list-format="%1%.%2%.%3%.%4%.%5%. " style:num-suffix=". " style:num-format="1" text:display-levels="5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2z0" loext:num-list-format="%1%.%2%.%3%.%4%.%5%.%6%. " style:num-suffix=". " style:num-format="1" text:display-levels="6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2z0" loext:num-list-format="%1%.%2%.%3%.%4%.%5%.%6%.%7%. " style:num-suffix=". " style:num-format="1" text:display-levels="7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2z0" loext:num-list-format="%1%.%2%.%3%.%4%.%5%.%6%.%7%.%8%. " style:num-suffix=". " style:num-format="1" text:display-levels="8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2z0" loext:num-list-format="%1%.%2%.%3%.%4%.%5%.%6%.%7%.%8%.%9%. " style:num-suffix=". " style:num-format="1" text:display-levels="9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loext:num-list-format="P%1%. " style:num-prefix="P" style:num-suffix=". 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3z0" loext:num-list-format="P%1%.%2%. " style:num-prefix="P" style:num-suffix=". 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z0" loext:num-list-format="P%1%.%2%.%3%. " style:num-prefix="P" style:num-suffix=". " style:num-format="1" text:display-levels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WW8Num3z0" loext:num-list-format="P%1%.%2%.%3%.%4%. " style:num-prefix="P" style:num-suffix=". " style:num-format="1" text:display-levels="4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WW8Num3z0" loext:num-list-format="P%1%.%2%.%3%.%4%.%5%. " style:num-prefix="P" style:num-suffix=". " style:num-format="1" text:display-levels="5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3z0" loext:num-list-format="P%1%.%2%.%3%.%4%.%5%.%6%. " style:num-prefix="P" style:num-suffix=". " style:num-format="1" text:display-levels="6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WW8Num3z0" loext:num-list-format="P%1%.%2%.%3%.%4%.%5%.%6%.%7%. " style:num-prefix="P" style:num-suffix=". " style:num-format="1" text:display-levels="7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WW8Num3z0" loext:num-list-format="P%1%.%2%.%3%.%4%.%5%.%6%.%7%.%8%. " style:num-prefix="P" style:num-suffix=". " style:num-format="1" text:display-levels="8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WW8Num3z0" loext:num-list-format="P%1%.%2%.%3%.%4%.%5%.%6%.%7%.%8%.%9%. " style:num-prefix="P" style:num-suffix=". " style:num-format="1" text:display-levels="9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loext:num-list-format="A%1%. " style:num-prefix="A" style:num-suffix=". 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4z0" loext:num-list-format="A%1%.%2%. " style:num-prefix="A" style:num-suffix=". 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4z0" loext:num-list-format="A%1%.%2%.%3%. " style:num-prefix="A" style:num-suffix=". " style:num-format="1" text:display-levels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WW8Num4z0" loext:num-list-format="A%1%.%2%.%3%.%4%. " style:num-prefix="A" style:num-suffix=". " style:num-format="1" text:display-levels="4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WW8Num4z0" loext:num-list-format="A%1%.%2%.%3%.%4%.%5%. " style:num-prefix="A" style:num-suffix=". " style:num-format="1" text:display-levels="5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4z0" loext:num-list-format="A%1%.%2%.%3%.%4%.%5%.%6%. " style:num-prefix="A" style:num-suffix=". " style:num-format="1" text:display-levels="6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WW8Num4z0" loext:num-list-format="A%1%.%2%.%3%.%4%.%5%.%6%.%7%. " style:num-prefix="A" style:num-suffix=". " style:num-format="1" text:display-levels="7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WW8Num4z0" loext:num-list-format="A%1%.%2%.%3%.%4%.%5%.%6%.%7%.%8%. " style:num-prefix="A" style:num-suffix=". " style:num-format="1" text:display-levels="8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WW8Num4z0" loext:num-list-format="A%1%.%2%.%3%.%4%.%5%.%6%.%7%.%8%.%9%. " style:num-prefix="A" style:num-suffix=". " style:num-format="1" text:display-levels="9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loext:num-list-format="E%1%. " style:num-prefix="E" style:num-suffix=". 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5z0" loext:num-list-format="E%1%.%2%. " style:num-prefix="E" style:num-suffix=". 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5z0" loext:num-list-format="E%1%.%2%.%3%. " style:num-prefix="E" style:num-suffix=". " style:num-format="1" text:display-levels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WW8Num5z0" loext:num-list-format="E%1%.%2%.%3%.%4%. " style:num-prefix="E" style:num-suffix=". " style:num-format="1" text:display-levels="4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WW8Num5z0" loext:num-list-format="E%1%.%2%.%3%.%4%.%5%. " style:num-prefix="E" style:num-suffix=". " style:num-format="1" text:display-levels="5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5z0" loext:num-list-format="E%1%.%2%.%3%.%4%.%5%.%6%. " style:num-prefix="E" style:num-suffix=". " style:num-format="1" text:display-levels="6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WW8Num5z0" loext:num-list-format="E%1%.%2%.%3%.%4%.%5%.%6%.%7%. " style:num-prefix="E" style:num-suffix=". " style:num-format="1" text:display-levels="7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WW8Num5z0" loext:num-list-format="E%1%.%2%.%3%.%4%.%5%.%6%.%7%.%8%. " style:num-prefix="E" style:num-suffix=". " style:num-format="1" text:display-levels="8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WW8Num5z0" loext:num-list-format="E%1%.%2%.%3%.%4%.%5%.%6%.%7%.%8%.%9%. " style:num-prefix="E" style:num-suffix=". " style:num-format="1" text:display-levels="9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loext:num-list-format="PE%1%. " style:num-prefix="PE" style:num-suffix=". 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6z0" loext:num-list-format="PE%1%.%2%. " style:num-prefix="PE" style:num-suffix=". 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6z0" loext:num-list-format="PE%1%.%2%.%3%. " style:num-prefix="PE" style:num-suffix=". " style:num-format="1" text:display-levels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WW8Num6z0" loext:num-list-format="PE%1%.%2%.%3%.%4%. " style:num-prefix="PE" style:num-suffix=". " style:num-format="1" text:display-levels="4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WW8Num6z0" loext:num-list-format="PE%1%.%2%.%3%.%4%.%5%. " style:num-prefix="PE" style:num-suffix=". " style:num-format="1" text:display-levels="5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6z0" loext:num-list-format="PE%1%.%2%.%3%.%4%.%5%.%6%. " style:num-prefix="PE" style:num-suffix=". " style:num-format="1" text:display-levels="6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WW8Num6z0" loext:num-list-format="PE%1%.%2%.%3%.%4%.%5%.%6%.%7%. " style:num-prefix="PE" style:num-suffix=". " style:num-format="1" text:display-levels="7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WW8Num6z0" loext:num-list-format="PE%1%.%2%.%3%.%4%.%5%.%6%.%7%.%8%. " style:num-prefix="PE" style:num-suffix=". " style:num-format="1" text:display-levels="8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WW8Num6z0" loext:num-list-format="PE%1%.%2%.%3%.%4%.%5%.%6%.%7%.%8%.%9%. " style:num-prefix="PE" style:num-suffix=". " style:num-format="1" text:display-levels="9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loext:num-list-format="CRA %1%. " style:num-prefix="CRA " style:num-suffix=". 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loext:num-list-format="CRA %1%.%2%. " style:num-prefix="CRA " style:num-suffix=". 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CRA %1%.%2%.%3%. " style:num-prefix="CRA " style:num-suffix=". " style:num-format="1" text:display-levels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loext:num-list-format="CRA %1%.%2%.%3%.%4%. " style:num-prefix="CRA " style:num-suffix=". " style:num-format="1" text:display-levels="4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loext:num-list-format="CRA %1%.%2%.%3%.%4%.%5%. " style:num-prefix="CRA " style:num-suffix=". " style:num-format="1" text:display-levels="5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loext:num-list-format="CRA %1%.%2%.%3%.%4%.%5%.%6%. " style:num-prefix="CRA " style:num-suffix=". " style:num-format="1" text:display-levels="6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loext:num-list-format="CRA %1%.%2%.%3%.%4%.%5%.%6%.%7%. " style:num-prefix="CRA " style:num-suffix=". " style:num-format="1" text:display-levels="7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loext:num-list-format="CRA %1%.%2%.%3%.%4%.%5%.%6%.%7%.%8%. " style:num-prefix="CRA " style:num-suffix=". " style:num-format="1" text:display-levels="8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loext:num-list-format="CRA %1%.%2%.%3%.%4%.%5%.%6%.%7%.%8%.%9%. " style:num-prefix="CRA " style:num-suffix=". " style:num-format="1" text:display-levels="9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371cm" fo:text-indent="-0.635cm" fo:margin-left="2.371cm"/>
        </style:list-level-properties>
      </text:list-level-style-number>
      <text:list-level-style-bullet text:level="2" text:style-name="WW8Num8z1" loext:num-list-format="%2%." style:num-suffix="." text:bullet-char="o">
        <style:list-level-properties text:list-level-position-and-space-mode="label-alignment">
          <style:list-level-label-alignment text:label-followed-by="listtab" text:list-tab-stop-position="3.641cm" fo:text-indent="-0.635cm" fo:margin-left="3.641cm"/>
        </style:list-level-properties>
        <style:text-properties style:font-name="Courier New"/>
      </text:list-level-style-bullet>
      <text:list-level-style-bullet text:level="3" text:style-name="WW8Num8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4.911cm" fo:text-indent="-0.635cm" fo:margin-left="4.911cm"/>
        </style:list-level-properties>
        <style:text-properties style:font-name="Wingdings"/>
      </text:list-level-style-bullet>
      <text:list-level-style-bullet text:level="4" text:style-name="WW8Num8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6.181cm" fo:text-indent="-0.635cm" fo:margin-left="6.181cm"/>
        </style:list-level-properties>
        <style:text-properties style:font-name="Symbol"/>
      </text:list-level-style-bullet>
      <text:list-level-style-bullet text:level="5" text:style-name="WW8Num8z1" loext:num-list-format="%5%." style:num-suffix="." text:bullet-char="o">
        <style:list-level-properties text:list-level-position-and-space-mode="label-alignment">
          <style:list-level-label-alignment text:label-followed-by="listtab" text:list-tab-stop-position="7.451cm" fo:text-indent="-0.635cm" fo:margin-left="7.451cm"/>
        </style:list-level-properties>
        <style:text-properties style:font-name="Courier New"/>
      </text:list-level-style-bullet>
      <text:list-level-style-bullet text:level="6" text:style-name="WW8Num8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8.721cm" fo:text-indent="-0.635cm" fo:margin-left="8.721cm"/>
        </style:list-level-properties>
        <style:text-properties style:font-name="Wingdings"/>
      </text:list-level-style-bullet>
      <text:list-level-style-bullet text:level="7" text:style-name="WW8Num8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9.991cm" fo:text-indent="-0.635cm" fo:margin-left="9.991cm"/>
        </style:list-level-properties>
        <style:text-properties style:font-name="Symbol"/>
      </text:list-level-style-bullet>
      <text:list-level-style-bullet text:level="8" text:style-name="WW8Num8z1" loext:num-list-format="%8%." style:num-suffix="." text:bullet-char="o">
        <style:list-level-properties text:list-level-position-and-space-mode="label-alignment">
          <style:list-level-label-alignment text:label-followed-by="listtab" text:list-tab-stop-position="11.261cm" fo:text-indent="-0.635cm" fo:margin-left="11.261cm"/>
        </style:list-level-properties>
        <style:text-properties style:font-name="Courier New"/>
      </text:list-level-style-bullet>
      <text:list-level-style-bullet text:level="9" text:style-name="WW8Num8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2.531cm" fo:text-indent="-0.635cm" fo:margin-left="12.53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loext:num-list-format="%1%" style:num-format="1" text:start-value="4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.81cm" fo:text-indent="-1.905cm" fo:margin-left="3.81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4.445cm" fo:text-indent="-1.905cm" fo:margin-left="4.445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5.715cm" fo:text-indent="-2.54cm" fo:margin-left="5.715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6.35cm" fo:text-indent="-2.54cm" fo:margin-left="6.35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7.62cm" fo:text-indent="-3.175cm" fo:margin-left="7.62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8.255cm" fo:text-indent="-3.175cm" fo:margin-left="8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2.159cm" fo:text-indent="-0.889cm" fo:margin-left="2.159cm"/>
        </style:list-level-properties>
      </text:list-level-style-number>
      <text:list-level-style-number text:level="4" text:style-name="WW8Num10z3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3.048cm" fo:text-indent="-1.143cm" fo:margin-left="3.048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4.826cm" fo:text-indent="-1.651cm" fo:margin-left="4.826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6.604cm" fo:text-indent="-2.159cm" fo:margin-left="6.604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loext:num-list-format="%1%." style:num-suffix="." text:bullet-char="">
        <style:list-level-properties text:list-level-position-and-space-mode="label-alignment">
          <style:list-level-label-alignment text:label-followed-by="nothing"/>
        </style:list-level-properties>
        <style:text-properties style:font-name="Wingdings 2"/>
      </text:list-level-style-bullet>
      <text:list-level-style-bullet text:level="2" text:style-name="WW8Num11z1" loext:num-list-format="%2%." style:num-suffix="." text:bullet-char="◦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bullet text:level="3" text:style-name="WW8Num11z1" loext:num-list-format="%3%." style:num-suffix="." text:bullet-char="▪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bullet text:level="4" text:style-name="WW8Num11z0" loext:num-list-format="%4%." style:num-suffix="." text:bullet-char="">
        <style:list-level-properties text:list-level-position-and-space-mode="label-alignment">
          <style:list-level-label-alignment text:label-followed-by="nothing"/>
        </style:list-level-properties>
        <style:text-properties style:font-name="Wingdings 2"/>
      </text:list-level-style-bullet>
      <text:list-level-style-bullet text:level="5" text:style-name="WW8Num11z1" loext:num-list-format="%5%." style:num-suffix="." text:bullet-char="◦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bullet text:level="6" text:style-name="WW8Num11z1" loext:num-list-format="%6%." style:num-suffix="." text:bullet-char="▪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bullet text:level="7" text:style-name="WW8Num11z0" loext:num-list-format="%7%." style:num-suffix="." text:bullet-char="">
        <style:list-level-properties text:list-level-position-and-space-mode="label-alignment">
          <style:list-level-label-alignment text:label-followed-by="nothing"/>
        </style:list-level-properties>
        <style:text-properties style:font-name="Wingdings 2"/>
      </text:list-level-style-bullet>
      <text:list-level-style-bullet text:level="8" text:style-name="WW8Num11z1" loext:num-list-format="%8%." style:num-suffix="." text:bullet-char="◦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bullet text:level="9" text:style-name="WW8Num11z1" loext:num-list-format="%9%." style:num-suffix="." text:bullet-char="▪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loext:num-list-format="%1%." style:num-suffix="." text:bullet-char="">
        <style:list-level-properties text:list-level-position-and-space-mode="label-alignment">
          <style:list-level-label-alignment text:label-followed-by="nothing"/>
        </style:list-level-properties>
        <style:text-properties style:font-name="Wingdings 2"/>
      </text:list-level-style-bullet>
      <text:list-level-style-bullet text:level="2" text:style-name="WW8Num12z1" loext:num-list-format="%2%." style:num-suffix="." text:bullet-char="◦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bullet text:level="3" text:style-name="WW8Num12z1" loext:num-list-format="%3%." style:num-suffix="." text:bullet-char="▪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bullet text:level="4" text:style-name="WW8Num12z0" loext:num-list-format="%4%." style:num-suffix="." text:bullet-char="">
        <style:list-level-properties text:list-level-position-and-space-mode="label-alignment">
          <style:list-level-label-alignment text:label-followed-by="nothing"/>
        </style:list-level-properties>
        <style:text-properties style:font-name="Wingdings 2"/>
      </text:list-level-style-bullet>
      <text:list-level-style-bullet text:level="5" text:style-name="WW8Num12z1" loext:num-list-format="%5%." style:num-suffix="." text:bullet-char="◦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bullet text:level="6" text:style-name="WW8Num12z1" loext:num-list-format="%6%." style:num-suffix="." text:bullet-char="▪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bullet text:level="7" text:style-name="WW8Num12z0" loext:num-list-format="%7%." style:num-suffix="." text:bullet-char="">
        <style:list-level-properties text:list-level-position-and-space-mode="label-alignment">
          <style:list-level-label-alignment text:label-followed-by="nothing"/>
        </style:list-level-properties>
        <style:text-properties style:font-name="Wingdings 2"/>
      </text:list-level-style-bullet>
      <text:list-level-style-bullet text:level="8" text:style-name="WW8Num12z1" loext:num-list-format="%8%." style:num-suffix="." text:bullet-char="◦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bullet text:level="9" text:style-name="WW8Num12z1" loext:num-list-format="%9%." style:num-suffix="." text:bullet-char="▪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loext:num-list-format="%1%." style:num-suffix="." text:bullet-char="">
        <style:list-level-properties text:list-level-position-and-space-mode="label-alignment">
          <style:list-level-label-alignment text:label-followed-by="nothing"/>
        </style:list-level-properties>
        <style:text-properties style:font-name="Wingdings 2"/>
      </text:list-level-style-bullet>
      <text:list-level-style-bullet text:level="2" text:style-name="WW8Num13z1" loext:num-list-format="%2%." style:num-suffix="." text:bullet-char="◦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bullet text:level="3" text:style-name="WW8Num13z1" loext:num-list-format="%3%." style:num-suffix="." text:bullet-char="▪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bullet text:level="4" text:style-name="WW8Num13z0" loext:num-list-format="%4%." style:num-suffix="." text:bullet-char="">
        <style:list-level-properties text:list-level-position-and-space-mode="label-alignment">
          <style:list-level-label-alignment text:label-followed-by="nothing"/>
        </style:list-level-properties>
        <style:text-properties style:font-name="Wingdings 2"/>
      </text:list-level-style-bullet>
      <text:list-level-style-bullet text:level="5" text:style-name="WW8Num13z1" loext:num-list-format="%5%." style:num-suffix="." text:bullet-char="◦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bullet text:level="6" text:style-name="WW8Num13z1" loext:num-list-format="%6%." style:num-suffix="." text:bullet-char="▪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bullet text:level="7" text:style-name="WW8Num13z0" loext:num-list-format="%7%." style:num-suffix="." text:bullet-char="">
        <style:list-level-properties text:list-level-position-and-space-mode="label-alignment">
          <style:list-level-label-alignment text:label-followed-by="nothing"/>
        </style:list-level-properties>
        <style:text-properties style:font-name="Wingdings 2"/>
      </text:list-level-style-bullet>
      <text:list-level-style-bullet text:level="8" text:style-name="WW8Num13z1" loext:num-list-format="%8%." style:num-suffix="." text:bullet-char="◦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bullet text:level="9" text:style-name="WW8Num13z1" loext:num-list-format="%9%." style:num-suffix="." text:bullet-char="▪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loext:num-list-format="%1%." style:num-suffix="." text:bullet-char="">
        <style:list-level-properties text:list-level-position-and-space-mode="label-alignment">
          <style:list-level-label-alignment text:label-followed-by="nothing"/>
        </style:list-level-properties>
        <style:text-properties style:font-name="Wingdings 2"/>
      </text:list-level-style-bullet>
      <text:list-level-style-bullet text:level="2" text:style-name="WW8Num14z1" loext:num-list-format="%2%." style:num-suffix="." text:bullet-char="◦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bullet text:level="3" text:style-name="WW8Num14z1" loext:num-list-format="%3%." style:num-suffix="." text:bullet-char="▪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bullet text:level="4" text:style-name="WW8Num14z0" loext:num-list-format="%4%." style:num-suffix="." text:bullet-char="">
        <style:list-level-properties text:list-level-position-and-space-mode="label-alignment">
          <style:list-level-label-alignment text:label-followed-by="nothing"/>
        </style:list-level-properties>
        <style:text-properties style:font-name="Wingdings 2"/>
      </text:list-level-style-bullet>
      <text:list-level-style-bullet text:level="5" text:style-name="WW8Num14z1" loext:num-list-format="%5%." style:num-suffix="." text:bullet-char="◦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bullet text:level="6" text:style-name="WW8Num14z1" loext:num-list-format="%6%." style:num-suffix="." text:bullet-char="▪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bullet text:level="7" text:style-name="WW8Num14z0" loext:num-list-format="%7%." style:num-suffix="." text:bullet-char="">
        <style:list-level-properties text:list-level-position-and-space-mode="label-alignment">
          <style:list-level-label-alignment text:label-followed-by="nothing"/>
        </style:list-level-properties>
        <style:text-properties style:font-name="Wingdings 2"/>
      </text:list-level-style-bullet>
      <text:list-level-style-bullet text:level="8" text:style-name="WW8Num14z1" loext:num-list-format="%8%." style:num-suffix="." text:bullet-char="◦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bullet text:level="9" text:style-name="WW8Num14z1" loext:num-list-format="%9%." style:num-suffix="." text:bullet-char="▪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loext:num-list-format="%1%." style:num-suffix="." text:bullet-char="">
        <style:list-level-properties text:list-level-position-and-space-mode="label-alignment">
          <style:list-level-label-alignment text:label-followed-by="nothing"/>
        </style:list-level-properties>
        <style:text-properties style:font-name="Wingdings 2"/>
      </text:list-level-style-bullet>
      <text:list-level-style-bullet text:level="2" text:style-name="WW8Num15z1" loext:num-list-format="%2%." style:num-suffix="." text:bullet-char="◦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bullet text:level="3" text:style-name="WW8Num15z1" loext:num-list-format="%3%." style:num-suffix="." text:bullet-char="▪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bullet text:level="4" text:style-name="WW8Num15z0" loext:num-list-format="%4%." style:num-suffix="." text:bullet-char="">
        <style:list-level-properties text:list-level-position-and-space-mode="label-alignment">
          <style:list-level-label-alignment text:label-followed-by="nothing"/>
        </style:list-level-properties>
        <style:text-properties style:font-name="Wingdings 2"/>
      </text:list-level-style-bullet>
      <text:list-level-style-bullet text:level="5" text:style-name="WW8Num15z1" loext:num-list-format="%5%." style:num-suffix="." text:bullet-char="◦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bullet text:level="6" text:style-name="WW8Num15z1" loext:num-list-format="%6%." style:num-suffix="." text:bullet-char="▪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bullet text:level="7" text:style-name="WW8Num15z0" loext:num-list-format="%7%." style:num-suffix="." text:bullet-char="">
        <style:list-level-properties text:list-level-position-and-space-mode="label-alignment">
          <style:list-level-label-alignment text:label-followed-by="nothing"/>
        </style:list-level-properties>
        <style:text-properties style:font-name="Wingdings 2"/>
      </text:list-level-style-bullet>
      <text:list-level-style-bullet text:level="8" text:style-name="WW8Num15z1" loext:num-list-format="%8%." style:num-suffix="." text:bullet-char="◦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bullet text:level="9" text:style-name="WW8Num15z1" loext:num-list-format="%9%." style:num-suffix="." text:bullet-char="▪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6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6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6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6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6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6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6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2.159cm" fo:text-indent="-0.889cm" fo:margin-left="2.159cm"/>
        </style:list-level-properties>
      </text:list-level-style-number>
      <text:list-level-style-number text:level="4" text:style-name="WW8Num17z3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3.048cm" fo:text-indent="-1.143cm" fo:margin-left="3.048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4.826cm" fo:text-indent="-1.651cm" fo:margin-left="4.826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6.604cm" fo:text-indent="-2.159cm" fo:margin-left="6.604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text:style-name="WW8Num18z0" loext:num-list-format="%1%. " style:num-suffix=". 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8z0" loext:num-list-format="%1%.%2%. " style:num-suffix=". 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8z0" loext:num-list-format="%1%.%2%.%3%. " style:num-suffix=". " style:num-format="1" text:start-value="3" text:display-levels="3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8z0" loext:num-list-format="%1%.%2%.%3%.%4%. " style:num-suffix=". " style:num-format="1" text:display-levels="4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8z0" loext:num-list-format="%1%.%2%.%3%.%4%.%5%. " style:num-suffix=". " style:num-format="1" text:display-levels="5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8z0" loext:num-list-format="%1%.%2%.%3%.%4%.%5%.%6%. " style:num-suffix=". " style:num-format="1" text:display-levels="6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8z0" loext:num-list-format="%1%.%2%.%3%.%4%.%5%.%6%.%7%. " style:num-suffix=". " style:num-format="1" text:display-levels="7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8z0" loext:num-list-format="%1%.%2%.%3%.%4%.%5%.%6%.%7%.%8%. " style:num-suffix=". " style:num-format="1" text:display-levels="8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8z0" loext:num-list-format="%1%.%2%.%3%.%4%.%5%.%6%.%7%.%8%.%9%. " style:num-suffix=". " style:num-format="1" text:display-levels="9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PSDS_20_-_20_Cabecalho">
      <style:text-properties fo:language="none" fo:country="none" officeooo:rsid="00055361" officeooo:paragraph-rsid="00055361" style:language-asian="none" style:country-asian="none"/>
    </style:style>
    <style:style style:name="MP2" style:family="paragraph">
      <style:text-properties style:font-name="arial"/>
    </style:style>
    <style:style style:name="MP3" style:family="paragraph">
      <loext:graphic-properties draw:fill="none" draw:fill-color="#ffffff"/>
      <style:text-properties style:font-name="arial"/>
    </style:style>
    <style:style style:name="MP4" style:family="paragraph" style:parent-style-name="Standard">
      <style:paragraph-properties fo:line-height="100%" fo:text-align="end" style:justify-single-word="false"/>
    </style:style>
    <style:style style:name="MP5" style:family="paragraph" style:parent-style-name="Footer">
      <style:text-properties fo:language="none" fo:country="none" style:language-asian="none" style:country-asian="none"/>
    </style:style>
    <style:style style:name="MP6" style:family="paragraph">
      <loext:graphic-properties draw:fill="none" draw:fill-color="#ffffff"/>
      <style:paragraph-properties fo:text-align="center" style:writing-mode="lr-tb"/>
    </style:style>
    <style:style style:name="MP7" style:family="paragraph" style:parent-style-name="Footer">
      <style:text-properties officeooo:rsid="00055361" officeooo:paragraph-rsid="00055361"/>
    </style:style>
    <style:style style:name="MT1" style:family="text">
      <style:text-properties style:font-name="arial"/>
    </style:style>
    <style:style style:name="Mfr1" style:family="graphic" style:parent-style-name="Frame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#a9d18e" draw:fill="solid" draw:fill-color="#a9d18e" fo:padding-left="0.256cm" fo:padding-right="0.256cm" fo:padding-top="0.002cm" fo:padding-bottom="0.002cm" fo:border="none"/>
    </style:style>
    <style:style style:name="Mgr1" style:family="graphic">
      <style:graphic-properties draw:stroke="none" svg:stroke-color="#000000" draw:fill="none" draw:fill-color="#ffffff" fo:min-height="0.47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Mgr2" style:family="graphic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ge" style:horizontal-pos="from-left" style:horizontal-rel="page"/>
    </style:style>
    <style:style style:name="Mgr3" style:family="graphic">
      <style:graphic-properties draw:stroke="solid" svg:stroke-width="0.044cm" svg:stroke-color="#a9d18e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draw:start-line-spacing-horizontal="0cm" draw:start-line-spacing-vertical="0cm" draw:end-line-spacing-horizontal="0cm" draw:end-line-spacing-vertical="0cm" style:run-through="background"/>
    </style:style>
    <style:page-layout style:name="Mpm1">
      <style:page-layout-properties fo:page-width="21.001cm" fo:page-height="29.7cm" style:num-format="1" style:print-orientation="portrait" fo:margin-top="2cm" fo:margin-bottom="2.17cm" fo:margin-left="2cm" fo:margin-right="1.191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54cm" fo:margin-bottom="0.441cm" style:dynamic-spacing="true"/>
      </style:header-style>
      <style:footer-style>
        <style:header-footer-properties fo:min-height="0.099cm" fo:margin-top="0cm" style:dynamic-spacing="true"/>
      </style:footer-style>
    </style:page-layout>
    <style:style style:name="Mdp1" style:family="drawing-page">
      <style:drawing-page-properties draw:fill="solid" draw:fill-color="#ffffff" draw:opacity="0%"/>
    </style:style>
  </office:automatic-styles>
  <office:master-styles>
    <style:master-page style:name="Standard" style:page-layout-name="Mpm1" draw:style-name="Mdp1">
      <style:header>
        <text:p text:style-name="MP1"><draw:frame text:anchor-type="paragraph" draw:z-index="20" draw:name="Quadro de texto 1" draw:style-name="Mgr1" draw:text-style-name="MP3" svg:width="15.186cm" svg:height="0.489cm" svg:x="0.445cm" svg:y="-0.937cm"><draw:text-box><text:p text:style-name="MP2"><text:span text:style-name="MT1">Documento de Visão RentEase</text:span></text:p></draw:text-box></draw:frame><draw:frame draw:style-name="Mfr1" draw:name="Quadro3" text:anchor-type="char" svg:x="0cm" svg:y="1.104cm" svg:width="2cm" draw:z-index="2"><draw:text-box fo:min-height="0cm"><text:p text:style-name="MP4"><text:page-number text:select-page="current">1</text:page-number></text:p></draw:text-box></draw:frame></text:p>
      </style:header>
      <style:footer>
        <text:p text:style-name="MP5"><draw:g text:anchor-type="char" draw:z-index="13" draw:name="Grupo 455" draw:style-name="Mgr2"><draw:connector draw:name="AutoForma 2" draw:style-name="Mgr3" draw:text-style-name="MP6" draw:type="line" svg:x1="1.762cm" svg:y1="27.958cm" svg:x2="1.762cm" svg:y2="27.958cm" svg:d="M1762 27958z" svg:viewBox="0 0 2 2"><text:p/></draw:connector><draw:connector draw:name="AutoForma 3" draw:style-name="Mgr3" draw:text-style-name="MP6" draw:type="line" svg:x1="1.868cm" svg:y1="27.958cm" svg:x2="1.868cm" svg:y2="27.958cm" svg:d="M1868 27958z" svg:viewBox="0 0 2 2"><text:p/></draw:connector><draw:connector draw:name="AutoForma 4" draw:style-name="Mgr3" draw:text-style-name="MP6" draw:type="line" svg:x1="1.974cm" svg:y1="27.958cm" svg:x2="1.974cm" svg:y2="27.958cm" svg:d="M1974 27958z" svg:viewBox="0 0 2 2"><text:p/></draw:connector></draw:g></text:p>
        <text:p text:style-name="MP7">15/12/2024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Documento de Visão do Projeto ACACIA</dc:title>
    <dc:subject/>
    <meta:keyword/>
    <meta:initial-creator>Carla</meta:initial-creator>
    <meta:creation-date>2014-07-14T11:53:00</meta:creation-date>
    <dc:date>2024-12-15T18:35:49.512850278</dc:date>
    <meta:editing-cycles>6</meta:editing-cycles>
    <meta:editing-duration>PT14M14S</meta:editing-duration>
    <meta:generator>LibreOffice/7.3.7.2$Linux_X86_64 LibreOffice_project/30$Build-2</meta:generator>
    <meta:document-statistic meta:table-count="14" meta:image-count="0" meta:object-count="0" meta:page-count="7" meta:paragraph-count="273" meta:word-count="1082" meta:character-count="7750" meta:non-whitespace-character-count="6947"/>
  </office:meta>
</office:document-meta>
</file>